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B900000126BA397E329C5915F5.png" manifest:media-type="image/png"/>
  <manifest:file-entry manifest:full-path="Pictures/100002010000011C0000005D6C22AEA0957E7211.png" manifest:media-type="image/png"/>
  <manifest:file-entry manifest:full-path="Pictures/1000000000000015000000155BA8F52A6C177C59.png" manifest:media-type="image/png"/>
  <manifest:file-entry manifest:full-path="Pictures/10000000000003D3000002158358837E44CC07A7.png" manifest:media-type="image/png"/>
  <manifest:file-entry manifest:full-path="Pictures/1000000000000013000000105A3C17C12E008FDB.png" manifest:media-type="image/png"/>
  <manifest:file-entry manifest:full-path="Pictures/10000201000003C50000003D4FD8769A95F20DFD.png" manifest:media-type="image/png"/>
  <manifest:file-entry manifest:full-path="Pictures/10000201000001560000018E3D47A611930FEE30.png" manifest:media-type="image/png"/>
  <manifest:file-entry manifest:full-path="Pictures/10000000000001540000010D623C162F009210BF.png" manifest:media-type="image/png"/>
  <manifest:file-entry manifest:full-path="Pictures/10000000000000190000001B9C6B6F09417962F0.png" manifest:media-type="image/png"/>
  <manifest:file-entry manifest:full-path="Pictures/100002010000041F000001DA59DF7039C41692DB.png" manifest:media-type="image/png"/>
  <manifest:file-entry manifest:full-path="Pictures/100000000000001200000012DBBA98CC08DC0C74.png" manifest:media-type="image/png"/>
  <manifest:file-entry manifest:full-path="Pictures/100002010000008B000000DED4C5AA873EE95CC0.png" manifest:media-type="image/png"/>
  <manifest:file-entry manifest:full-path="Pictures/100002010000017C000001B0489B989A77BC5E82.png" manifest:media-type="image/png"/>
  <manifest:file-entry manifest:full-path="Pictures/20000009000003D40000038577304603D474B6A5.svm" manifest:media-type=""/>
  <manifest:file-entry manifest:full-path="Pictures/100002010000032A000001E5BC456E03E163EC84.png" manifest:media-type="image/png"/>
  <manifest:file-entry manifest:full-path="Pictures/100000000000001700000016D20B46ED85A232C3.png" manifest:media-type="image/png"/>
  <manifest:file-entry manifest:full-path="Pictures/100000000000013800000053BD29652288771087.png" manifest:media-type="image/png"/>
  <manifest:file-entry manifest:full-path="Pictures/100002010000026C000002AC779A007289B9F5E3.png" manifest:media-type="image/png"/>
  <manifest:file-entry manifest:full-path="Pictures/100000000000001300000010883C850BF142D1E7.png" manifest:media-type="image/png"/>
  <manifest:file-entry manifest:full-path="Pictures/100002010000017F000001CC2303C5D54267FEB9.png" manifest:media-type="image/png"/>
  <manifest:file-entry manifest:full-path="Pictures/100002010000006C00000120568EF213FF69AD98.png" manifest:media-type="image/png"/>
  <manifest:file-entry manifest:full-path="Pictures/10000201000002ED000001F88E8108C00622B506.png" manifest:media-type="image/png"/>
  <manifest:file-entry manifest:full-path="Pictures/10000000000000180000001BFBA4B335E830DDB4.png" manifest:media-type="image/png"/>
  <manifest:file-entry manifest:full-path="Pictures/10000000000001C10000011887BA99CAF2AE72AB.png" manifest:media-type="image/png"/>
  <manifest:file-entry manifest:full-path="Pictures/1000000000000132000000DD16C18C7DA9924FE5.png" manifest:media-type="image/png"/>
  <manifest:file-entry manifest:full-path="Pictures/100000000000000B000000126D0C87E0927BE9E7.png" manifest:media-type="image/png"/>
  <manifest:file-entry manifest:full-path="Pictures/10000000000000AA0000009D74DA91DF838D86BC.png" manifest:media-type="image/png"/>
  <manifest:file-entry manifest:full-path="Pictures/10000000000000240000000F199F64EBFD18D7E0.png" manifest:media-type="image/png"/>
  <manifest:file-entry manifest:full-path="Pictures/10000201000003C5000000A2031AFB8392120DB7.png" manifest:media-type="image/png"/>
  <manifest:file-entry manifest:full-path="Pictures/10000201000003E8000000D262270D7C3E523D96.png" manifest:media-type="image/png"/>
  <manifest:file-entry manifest:full-path="Pictures/1000000000000017000000157ED37F9C08FBD57A.png" manifest:media-type="image/png"/>
  <manifest:file-entry manifest:full-path="Pictures/1000000000000013000000101CC863E421D2676E.png" manifest:media-type="image/png"/>
  <manifest:file-entry manifest:full-path="Pictures/1000020100000086000000D153C515F481EC142A.png" manifest:media-type="image/png"/>
  <manifest:file-entry manifest:full-path="Pictures/10000201000001030000005C4B57B7EBE6586CAC.png" manifest:media-type="image/png"/>
  <manifest:file-entry manifest:full-path="Pictures/2000000900000385000002E603807BF47B8C0670.svm" manifest:media-type=""/>
  <manifest:file-entry manifest:full-path="Pictures/10000000000000110000001220FD20C4A45F25EE.png" manifest:media-type="image/png"/>
  <manifest:file-entry manifest:full-path="Pictures/10000000000001380000003533662D539EB73B5D.png" manifest:media-type="image/png"/>
  <manifest:file-entry manifest:full-path="Pictures/10000201000002DA0000020B8E2331966431C2D5.png" manifest:media-type="image/png"/>
  <manifest:file-entry manifest:full-path="Pictures/200000090000036A0000031B36DCC53BD02CF0A2.svm" manifest:media-type=""/>
  <manifest:file-entry manifest:full-path="Pictures/10000201000005070000017D030C7EC16809C09A.png" manifest:media-type="image/png"/>
  <manifest:file-entry manifest:full-path="Pictures/100006A2000001A8000001A8B3B6DC61F342ADE9.svg" manifest:media-type="image/svg+xml"/>
  <manifest:file-entry manifest:full-path="Pictures/1000000000000174000000CF96A5B9F7FAAFDF35.png" manifest:media-type="image/png"/>
  <manifest:file-entry manifest:full-path="Pictures/10000000000000BB0000003507988A3E6C319EE9.png" manifest:media-type="image/png"/>
  <manifest:file-entry manifest:full-path="Pictures/10000201000000A1000000A1AC87DEA349C2E7E1.png" manifest:media-type="image/png"/>
  <manifest:file-entry manifest:full-path="Pictures/20000009000003D40000031BBBADE58CF4D9DE57.svm" manifest:media-type=""/>
  <manifest:file-entry manifest:full-path="Pictures/10000201000001D9000002306EF9D469CAF427F7.png" manifest:media-type="image/png"/>
  <manifest:file-entry manifest:full-path="Pictures/100000000000001100000010E34E408D50B1DC68.png" manifest:media-type="image/png"/>
  <manifest:file-entry manifest:full-path="Pictures/100000000000006D000000707E58BC9F90E7BDEB.png" manifest:media-type="image/png"/>
  <manifest:file-entry manifest:full-path="Pictures/100000000000000B000000129D07F6320C57348A.png" manifest:media-type="image/png"/>
  <manifest:file-entry manifest:full-path="Pictures/100003A50000017B000001E7A5B2E84C42C85B96.svg" manifest:media-type="image/svg+xml"/>
  <manifest:file-entry manifest:full-path="Pictures/100000000000019C0000005338928741279E214C.png" manifest:media-type="image/png"/>
  <manifest:file-entry manifest:full-path="Pictures/10000000000001EE000001A26F95E15EEE915FEA.png" manifest:media-type="image/png"/>
  <manifest:file-entry manifest:full-path="Pictures/1000000000000127000000D9BAD4D8AEDB941142.png" manifest:media-type="image/png"/>
  <manifest:file-entry manifest:full-path="Pictures/100002010000029B000002120836E126B09ED67D.png" manifest:media-type="image/png"/>
  <manifest:file-entry manifest:full-path="Pictures/10000000000000D4000000808AEB1ED22D415A1A.png" manifest:media-type="image/png"/>
  <manifest:file-entry manifest:full-path="Pictures/100000000000001000000012C782A65FE4BCB788.png" manifest:media-type="image/png"/>
  <manifest:file-entry manifest:full-path="Pictures/10000201000001C1000000C394A6C663CD2A689C.png" manifest:media-type="image/png"/>
  <manifest:file-entry manifest:full-path="Pictures/100002010000033E0000025B39DCD75B9AFB5E9D.png" manifest:media-type="image/png"/>
  <manifest:file-entry manifest:full-path="Pictures/10000201000000C0000000CCA7FC907893AFC631.png" manifest:media-type="image/png"/>
  <manifest:file-entry manifest:full-path="Pictures/100000000000013800000053EF3F79291F17B0C3.png" manifest:media-type="image/png"/>
  <manifest:file-entry manifest:full-path="Pictures/100000000000012700000112E7FC60BF217E11FF.png" manifest:media-type="image/png"/>
  <manifest:file-entry manifest:full-path="Pictures/100000000000016A000000539150D229DD93E380.png" manifest:media-type="image/png"/>
  <manifest:file-entry manifest:full-path="Pictures/10000201000000F3000000814CC62F396AC7D254.png" manifest:media-type="image/png"/>
  <manifest:file-entry manifest:full-path="Pictures/10000000000000100000001056E2710F8A3F75D0.png" manifest:media-type="image/png"/>
  <manifest:file-entry manifest:full-path="Pictures/10000000000000110000000B82590CA0EB58DC8D.png" manifest:media-type="image/png"/>
  <manifest:file-entry manifest:full-path="Pictures/100000000000001200000011A0492A85821A4B6C.png" manifest:media-type="image/png"/>
  <manifest:file-entry manifest:full-path="Pictures/1000000000000012000000113BFC42F4F54F6A0D.png" manifest:media-type="image/png"/>
  <manifest:file-entry manifest:full-path="Pictures/100002010000016F000001ABA790A439606F3AC9.png" manifest:media-type="image/png"/>
  <manifest:file-entry manifest:full-path="Pictures/100002010000021A00000195BC07F7ECEDB8760D.png" manifest:media-type="image/png"/>
  <manifest:file-entry manifest:full-path="Pictures/1000000000000295000000C0E8F2439552ECD347.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Liberation Mono" svg:font-family="'Liberation Mono'" style:font-family-generic="modern" style:font-pitch="fixed"/>
    <style:font-face style:name="Monaco" svg:font-family="Monaco" style:font-adornments="Regular" style:font-family-generic="modern" style:font-pitch="fixed"/>
    <style:font-face style:name="Liberation Mono1"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7" style:family="table">
      <style:table-properties style:width="6.6931in" table:align="margins"/>
    </style:style>
    <style:style style:name="Table7.A" style:family="table-column">
      <style:table-column-properties style:column-width="2.2313in" style:rel-column-width="21845*"/>
    </style:style>
    <style:style style:name="Table3" style:family="table">
      <style:table-properties style:width="6.6931in" fo:margin-left="0in" fo:margin-right="0in" fo:margin-top="0.1181in" fo:margin-bottom="0.1181in" table:align="margins" style:may-break-between-rows="true"/>
    </style:style>
    <style:style style:name="Table3.A" style:family="table-column">
      <style:table-column-properties style:column-width="1.5299in" style:rel-column-width="14979*"/>
    </style:style>
    <style:style style:name="Table3.B" style:family="table-column">
      <style:table-column-properties style:column-width="2.2257in" style:rel-column-width="21792*"/>
    </style:style>
    <style:style style:name="Table3.C" style:family="table-column">
      <style:table-column-properties style:column-width="2.9375in" style:rel-column-width="28764*"/>
    </style:style>
    <style:style style:name="Table3.1" style:family="table-row">
      <style:table-row-properties fo:keep-together="always"/>
    </style:style>
    <style:style style:name="Table3.A1" style:family="table-cell">
      <style:table-cell-properties fo:background-color="#e6e6e6" fo:padding-left="0in" fo:padding-right="0in" fo:padding-top="0.0396in" fo:padding-bottom="0in" fo:border-left="none" fo:border-right="none" fo:border-top="0.05pt solid #000000" fo:border-bottom="0.05pt solid #000000">
        <style:background-image/>
      </style:table-cell-properties>
    </style:style>
    <style:style style:name="Table3.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Table3.B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Table1" style:family="table">
      <style:table-properties style:width="6.6951in" fo:margin-top="0in" fo:margin-bottom="0.0785in" table:align="margins"/>
    </style:style>
    <style:style style:name="Table1.A" style:family="table-column">
      <style:table-column-properties style:column-width="0.5875in" style:rel-column-width="5748*"/>
    </style:style>
    <style:style style:name="Table1.B" style:family="table-column">
      <style:table-column-properties style:column-width="6.1076in" style:rel-column-width="59787*"/>
    </style:style>
    <style:style style:name="Table1.B1" style:family="table-cell">
      <style:table-cell-properties style:vertical-align="middle"/>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07aace0"/>
    </style:style>
    <style:style style:name="P3" style:family="paragraph" style:parent-style-name="Footer">
      <style:text-properties officeooo:paragraph-rsid="0029a911"/>
    </style:style>
    <style:style style:name="P4" style:family="paragraph" style:parent-style-name="Text_20_body">
      <style:text-properties fo:language="en" fo:country="US" officeooo:rsid="001f0121" officeooo:paragraph-rsid="001f012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fo:language="en" fo:country="US" officeooo:paragraph-rsid="00a84389"/>
    </style:style>
    <style:style style:name="P7" style:family="paragraph" style:parent-style-name="Text_20_body">
      <style:text-properties fo:language="en" fo:country="US" officeooo:paragraph-rsid="01108f67"/>
    </style:style>
    <style:style style:name="P8" style:family="paragraph" style:parent-style-name="Text_20_body">
      <style:text-properties officeooo:paragraph-rsid="00a84389"/>
    </style:style>
    <style:style style:name="P9" style:family="paragraph" style:parent-style-name="Text_20_body">
      <style:text-properties officeooo:rsid="00eaa4b6" officeooo:paragraph-rsid="00ecc260"/>
    </style:style>
    <style:style style:name="P10" style:family="paragraph" style:parent-style-name="Text_20_body">
      <style:text-properties officeooo:rsid="00ecc260" officeooo:paragraph-rsid="00ecc260"/>
    </style:style>
    <style:style style:name="P11" style:family="paragraph" style:parent-style-name="Text_20_body">
      <style:text-properties officeooo:paragraph-rsid="00a9c467"/>
    </style:style>
    <style:style style:name="P12" style:family="paragraph" style:parent-style-name="Text_20_body">
      <style:text-properties officeooo:paragraph-rsid="00e383a8"/>
    </style:style>
    <style:style style:name="P13" style:family="paragraph" style:parent-style-name="Text_20_body">
      <style:text-properties officeooo:paragraph-rsid="0101619b"/>
    </style:style>
    <style:style style:name="P14" style:family="paragraph" style:parent-style-name="Text_20_body">
      <style:text-properties officeooo:paragraph-rsid="00abb28f"/>
    </style:style>
    <style:style style:name="P15" style:family="paragraph" style:parent-style-name="Text_20_body">
      <style:text-properties officeooo:paragraph-rsid="00a84523"/>
    </style:style>
    <style:style style:name="P16" style:family="paragraph" style:parent-style-name="Text_20_body">
      <style:text-properties officeooo:paragraph-rsid="00aa57de"/>
    </style:style>
    <style:style style:name="P17" style:family="paragraph" style:parent-style-name="Text_20_body">
      <style:text-properties officeooo:paragraph-rsid="00733b65"/>
    </style:style>
    <style:style style:name="P18" style:family="paragraph" style:parent-style-name="Text_20_body">
      <style:text-properties officeooo:paragraph-rsid="00ac8e25"/>
    </style:style>
    <style:style style:name="P19" style:family="paragraph" style:parent-style-name="Text_20_body">
      <style:text-properties officeooo:paragraph-rsid="00bafb7d"/>
    </style:style>
    <style:style style:name="P20" style:family="paragraph" style:parent-style-name="Text_20_body">
      <style:text-properties officeooo:rsid="00bb877b" officeooo:paragraph-rsid="00bb877b"/>
    </style:style>
    <style:style style:name="P21" style:family="paragraph" style:parent-style-name="Text_20_body">
      <style:text-properties officeooo:paragraph-rsid="00bb877b"/>
    </style:style>
    <style:style style:name="P22" style:family="paragraph" style:parent-style-name="Text_20_body">
      <style:text-properties officeooo:paragraph-rsid="00e13434"/>
    </style:style>
    <style:style style:name="P23" style:family="paragraph" style:parent-style-name="Text_20_body">
      <style:text-properties officeooo:paragraph-rsid="00e1ae07"/>
    </style:style>
    <style:style style:name="P24" style:family="paragraph" style:parent-style-name="Text_20_body">
      <style:text-properties officeooo:paragraph-rsid="00e6d749"/>
    </style:style>
    <style:style style:name="P25" style:family="paragraph" style:parent-style-name="Text_20_body">
      <style:text-properties officeooo:paragraph-rsid="00ecc260"/>
    </style:style>
    <style:style style:name="P26" style:family="paragraph" style:parent-style-name="Text_20_body">
      <style:text-properties officeooo:rsid="00f0cf13" officeooo:paragraph-rsid="00f0cf13"/>
    </style:style>
    <style:style style:name="P27" style:family="paragraph" style:parent-style-name="Text_20_body">
      <style:text-properties officeooo:rsid="00f1cb10" officeooo:paragraph-rsid="00f1cb10"/>
    </style:style>
    <style:style style:name="P28" style:family="paragraph" style:parent-style-name="Text_20_body">
      <style:text-properties officeooo:paragraph-rsid="01071e97"/>
    </style:style>
    <style:style style:name="P29" style:family="paragraph" style:parent-style-name="Text_20_body">
      <style:text-properties officeooo:paragraph-rsid="01078008"/>
    </style:style>
    <style:style style:name="P30" style:family="paragraph" style:parent-style-name="Text_20_body">
      <style:text-properties officeooo:paragraph-rsid="0108b33c"/>
    </style:style>
    <style:style style:name="P31" style:family="paragraph" style:parent-style-name="Text_20_body">
      <style:text-properties officeooo:paragraph-rsid="01108f67"/>
    </style:style>
    <style:style style:name="P32" style:family="paragraph" style:parent-style-name="Text_20_Note">
      <style:text-properties officeooo:paragraph-rsid="00aa57de"/>
    </style:style>
    <style:style style:name="P33" style:family="paragraph" style:parent-style-name="Text_20_Note">
      <style:text-properties officeooo:paragraph-rsid="00a9c467"/>
    </style:style>
    <style:style style:name="P34" style:family="paragraph" style:parent-style-name="Text_20_Note">
      <style:text-properties officeooo:paragraph-rsid="00a84523"/>
    </style:style>
    <style:style style:name="P35" style:family="paragraph" style:parent-style-name="Text_20_Note">
      <style:text-properties officeooo:paragraph-rsid="00e1ae07"/>
    </style:style>
    <style:style style:name="P36" style:family="paragraph" style:parent-style-name="Text_20_Note">
      <style:text-properties officeooo:rsid="00f1cb10" officeooo:paragraph-rsid="01063866"/>
    </style:style>
    <style:style style:name="P37" style:family="paragraph" style:parent-style-name="Guide_20_Name">
      <style:text-properties fo:language="en" fo:country="US" officeooo:rsid="001f0121" officeooo:paragraph-rsid="001f0121"/>
    </style:style>
    <style:style style:name="P38" style:family="paragraph" style:parent-style-name="Table_20_Contents">
      <style:text-properties officeooo:paragraph-rsid="00abb28f"/>
    </style:style>
    <style:style style:name="P39" style:family="paragraph" style:parent-style-name="Table_20_Contents">
      <style:text-properties officeooo:paragraph-rsid="0114a0f4"/>
    </style:style>
    <style:style style:name="P40" style:family="paragraph" style:parent-style-name="Text_20_body">
      <style:paragraph-properties fo:margin-top="0in" fo:margin-bottom="0in" loext:contextual-spacing="false"/>
    </style:style>
    <style:style style:name="P41" style:family="paragraph" style:parent-style-name="Text_20_body">
      <style:paragraph-properties fo:margin-top="0in" fo:margin-bottom="0in" loext:contextual-spacing="false"/>
      <style:text-properties officeooo:paragraph-rsid="00ac8e25"/>
    </style:style>
    <style:style style:name="P42" style:family="paragraph" style:parent-style-name="Text_20_body">
      <style:paragraph-properties fo:margin-top="0in" fo:margin-bottom="0in" loext:contextual-spacing="false"/>
      <style:text-properties officeooo:paragraph-rsid="00dda03b"/>
    </style:style>
    <style:style style:name="P43" style:family="paragraph" style:parent-style-name="Text_20_body">
      <style:paragraph-properties fo:margin-top="0in" fo:margin-bottom="0in" loext:contextual-spacing="false"/>
      <style:text-properties officeooo:rsid="00dda03b" officeooo:paragraph-rsid="00dda03b"/>
    </style:style>
    <style:style style:name="P44" style:family="paragraph" style:parent-style-name="Text_20_body">
      <style:paragraph-properties fo:margin-top="0in" fo:margin-bottom="0in" loext:contextual-spacing="false"/>
      <style:text-properties officeooo:rsid="00f86eae" officeooo:paragraph-rsid="00f86eae"/>
    </style:style>
    <style:style style:name="P45" style:family="paragraph" style:parent-style-name="Standard">
      <style:paragraph-properties fo:margin-top="0in" fo:margin-bottom="0in" loext:contextual-spacing="false"/>
      <style:text-properties officeooo:paragraph-rsid="00ac8e25"/>
    </style:style>
    <style:style style:name="P46" style:family="paragraph" style:parent-style-name="Text_20_body">
      <style:paragraph-properties fo:margin-top="0in" fo:margin-bottom="0in" loext:contextual-spacing="false" style:writing-mode="page"/>
      <style:text-properties officeooo:paragraph-rsid="00e13434"/>
    </style:style>
    <style:style style:name="P47" style:family="paragraph" style:parent-style-name="Figure" style:master-page-name="">
      <style:paragraph-properties fo:margin-top="0in" fo:margin-bottom="0in" loext:contextual-spacing="false" style:page-number="auto" style:writing-mode="page"/>
      <style:text-properties officeooo:paragraph-rsid="00a9c467"/>
    </style:style>
    <style:style style:name="P48" style:family="paragraph" style:parent-style-name="Text_20_body" style:master-page-name="">
      <style:paragraph-properties style:page-number="auto"/>
      <style:text-properties officeooo:paragraph-rsid="00abb28f"/>
    </style:style>
    <style:style style:name="P49" style:family="paragraph" style:parent-style-name="Text_20_body" style:master-page-name="">
      <style:paragraph-properties fo:keep-together="always" fo:orphans="0" fo:widows="0" style:page-number="auto"/>
      <style:text-properties officeooo:paragraph-rsid="00e1ae07"/>
    </style:style>
    <style:style style:name="P50" style:family="paragraph" style:parent-style-name="Text_20_body" style:master-page-name="">
      <style:paragraph-properties fo:keep-together="always" fo:orphans="0" fo:widows="0" style:page-number="auto"/>
      <style:text-properties officeooo:paragraph-rsid="00e383a8"/>
    </style:style>
    <style:style style:name="P51" style:family="paragraph" style:parent-style-name="Text_20_body" style:master-page-name="">
      <style:paragraph-properties style:page-number="auto" style:writing-mode="page"/>
      <style:text-properties officeooo:paragraph-rsid="00a9c467"/>
    </style:style>
    <style:style style:name="P52" style:family="paragraph" style:parent-style-name="Text_20_body" style:master-page-name="">
      <style:paragraph-properties fo:keep-together="always" fo:orphans="0" fo:widows="0" style:page-number="auto" style:writing-mode="page"/>
      <style:text-properties officeooo:paragraph-rsid="00a9c467"/>
    </style:style>
    <style:style style:name="P53" style:family="paragraph" style:parent-style-name="Text_20_body" style:master-page-name="">
      <style:paragraph-properties style:page-number="auto" fo:keep-with-next="always" style:writing-mode="page"/>
      <style:text-properties officeooo:paragraph-rsid="00abb28f"/>
    </style:style>
    <style:style style:name="P54" style:family="paragraph" style:parent-style-name="Caption">
      <style:paragraph-properties fo:text-align="center" style:justify-single-word="false"/>
    </style:style>
    <style:style style:name="P55" style:family="paragraph" style:parent-style-name="Caption">
      <style:paragraph-properties fo:text-align="start" style:justify-single-word="false"/>
    </style:style>
    <style:style style:name="P56" style:family="paragraph" style:parent-style-name="Title">
      <style:text-properties fo:language="en" fo:country="US" officeooo:rsid="001f0121" officeooo:paragraph-rsid="00ac8e25"/>
    </style:style>
    <style:style style:name="P57" style:family="paragraph" style:parent-style-name="Subtitle">
      <style:text-properties fo:language="en" fo:country="US" officeooo:rsid="0093b661" officeooo:paragraph-rsid="00ac8e25"/>
    </style:style>
    <style:style style:name="P58" style:family="paragraph" style:parent-style-name="Table_20_Contents">
      <style:paragraph-properties fo:margin-top="0.0311in" fo:margin-bottom="0.0783in" loext:contextual-spacing="false"/>
      <style:text-properties officeooo:paragraph-rsid="00abb28f"/>
    </style:style>
    <style:style style:name="P59" style:family="paragraph" style:parent-style-name="Figure">
      <style:text-properties officeooo:paragraph-rsid="00a84389"/>
    </style:style>
    <style:style style:name="P60" style:family="paragraph" style:parent-style-name="Figure">
      <style:text-properties officeooo:paragraph-rsid="00a84523"/>
    </style:style>
    <style:style style:name="P61" style:family="paragraph" style:parent-style-name="Figure">
      <style:text-properties officeooo:paragraph-rsid="00a9c467"/>
    </style:style>
    <style:style style:name="P62" style:family="paragraph" style:parent-style-name="Figure">
      <style:text-properties officeooo:paragraph-rsid="00aa57de"/>
    </style:style>
    <style:style style:name="P63" style:family="paragraph" style:parent-style-name="Figure">
      <style:text-properties officeooo:paragraph-rsid="00abb28f"/>
    </style:style>
    <style:style style:name="P64" style:family="paragraph" style:parent-style-name="Figure">
      <style:text-properties officeooo:paragraph-rsid="00b329b2"/>
    </style:style>
    <style:style style:name="P65" style:family="paragraph" style:parent-style-name="Figure">
      <style:text-properties officeooo:paragraph-rsid="00b9a037"/>
    </style:style>
    <style:style style:name="P66" style:family="paragraph" style:parent-style-name="Figure">
      <style:text-properties officeooo:paragraph-rsid="00c4f3a6"/>
    </style:style>
    <style:style style:name="P67" style:family="paragraph" style:parent-style-name="Figure">
      <style:text-properties officeooo:paragraph-rsid="010b3aee"/>
    </style:style>
    <style:style style:name="P68" style:family="paragraph" style:parent-style-name="Figure">
      <style:text-properties officeooo:paragraph-rsid="01108f67"/>
    </style:style>
    <style:style style:name="P69" style:family="paragraph" style:parent-style-name="Figure">
      <style:paragraph-properties fo:margin-top="0in" fo:margin-bottom="0.0783in" loext:contextual-spacing="false"/>
      <style:text-properties officeooo:paragraph-rsid="00a9c467"/>
    </style:style>
    <style:style style:name="P70" style:family="paragraph" style:parent-style-name="Frame_20_contents">
      <style:text-properties officeooo:paragraph-rsid="0056bc62"/>
    </style:style>
    <style:style style:name="P71" style:family="paragraph" style:parent-style-name="Frame_20_contents">
      <style:text-properties officeooo:paragraph-rsid="0046d2ca"/>
    </style:style>
    <style:style style:name="P72" style:family="paragraph" style:parent-style-name="Frame_20_contents">
      <style:text-properties officeooo:paragraph-rsid="0048e3a7"/>
    </style:style>
    <style:style style:name="P73" style:family="paragraph" style:parent-style-name="Frame_20_contents">
      <style:text-properties officeooo:paragraph-rsid="004b0302"/>
    </style:style>
    <style:style style:name="P74" style:family="paragraph" style:parent-style-name="Frame_20_contents">
      <style:text-properties officeooo:paragraph-rsid="004d6aa8"/>
    </style:style>
    <style:style style:name="P75" style:family="paragraph" style:parent-style-name="Frame_20_contents">
      <style:text-properties officeooo:paragraph-rsid="004f02c0"/>
    </style:style>
    <style:style style:name="P76" style:family="paragraph" style:parent-style-name="Frame_20_contents">
      <style:text-properties officeooo:paragraph-rsid="001fafcd"/>
    </style:style>
    <style:style style:name="P77" style:family="paragraph" style:parent-style-name="Frame_20_contents">
      <style:text-properties officeooo:paragraph-rsid="0051f972"/>
    </style:style>
    <style:style style:name="P78" style:family="paragraph" style:parent-style-name="Frame_20_contents">
      <style:text-properties officeooo:paragraph-rsid="00536217"/>
    </style:style>
    <style:style style:name="P79" style:family="paragraph" style:parent-style-name="Frame_20_contents">
      <style:text-properties officeooo:paragraph-rsid="0054026c"/>
    </style:style>
    <style:style style:name="P80" style:family="paragraph" style:parent-style-name="Frame_20_contents">
      <style:text-properties officeooo:paragraph-rsid="0055e33f"/>
    </style:style>
    <style:style style:name="P81" style:family="paragraph" style:parent-style-name="Frame_20_contents">
      <style:paragraph-properties fo:text-align="start" style:justify-single-word="false"/>
      <style:text-properties officeooo:paragraph-rsid="004668f4"/>
    </style:style>
    <style:style style:name="P82" style:family="paragraph" style:parent-style-name="Frame_20_contents">
      <style:paragraph-properties fo:text-align="start" style:justify-single-word="false"/>
      <style:text-properties officeooo:paragraph-rsid="004c44cd"/>
    </style:style>
    <style:style style:name="P83" style:family="paragraph" style:parent-style-name="Frame_20_contents">
      <style:paragraph-properties fo:text-align="start" style:justify-single-word="false"/>
      <style:text-properties officeooo:paragraph-rsid="0054026c"/>
    </style:style>
    <style:style style:name="P84" style:family="paragraph" style:parent-style-name="Frame_20_contents">
      <style:paragraph-properties fo:text-align="start" style:justify-single-word="false"/>
      <style:text-properties officeooo:paragraph-rsid="0048e3a7"/>
    </style:style>
    <style:style style:name="P85" style:family="paragraph" style:parent-style-name="Frame_20_contents">
      <style:paragraph-properties fo:text-align="start" style:justify-single-word="false"/>
      <style:text-properties officeooo:paragraph-rsid="00500472"/>
    </style:style>
    <style:style style:name="P86" style:family="paragraph" style:parent-style-name="Frame_20_contents">
      <style:paragraph-properties fo:text-align="start" style:justify-single-word="false"/>
      <style:text-properties officeooo:paragraph-rsid="00627a8b"/>
    </style:style>
    <style:style style:name="P87" style:family="paragraph" style:parent-style-name="Frame_20_contents">
      <style:paragraph-properties fo:text-align="start" style:justify-single-word="false"/>
      <style:text-properties officeooo:paragraph-rsid="004d6aa8"/>
    </style:style>
    <style:style style:name="P88" style:family="paragraph" style:parent-style-name="Text_20_body_20_indent">
      <style:text-properties officeooo:paragraph-rsid="00a84389"/>
    </style:style>
    <style:style style:name="P89" style:family="paragraph" style:parent-style-name="Definition_20_Term">
      <style:text-properties officeooo:paragraph-rsid="00a84389"/>
    </style:style>
    <style:style style:name="P90" style:family="paragraph" style:parent-style-name="Text_20_body">
      <style:paragraph-properties fo:margin-top="0in" fo:margin-bottom="0.0402in" loext:contextual-spacing="false" style:writing-mode="page"/>
      <style:text-properties officeooo:paragraph-rsid="00a84523"/>
    </style:style>
    <style:style style:name="P91" style:family="paragraph" style:parent-style-name="Text_20_body" style:master-page-name="">
      <style:paragraph-properties fo:margin-top="0in" fo:margin-bottom="0.0402in" loext:contextual-spacing="false" style:page-number="auto" fo:keep-with-next="auto" style:writing-mode="page"/>
      <style:text-properties officeooo:paragraph-rsid="00bafb7d"/>
    </style:style>
    <style:style style:name="P92" style:family="paragraph" style:parent-style-name="Text_20_Note">
      <style:paragraph-properties fo:margin-top="0in" fo:margin-bottom="0.1201in" loext:contextual-spacing="false" style:writing-mode="page"/>
      <style:text-properties officeooo:paragraph-rsid="00a84523"/>
    </style:style>
    <style:style style:name="P93" style:family="paragraph" style:parent-style-name="Text_20_Note">
      <style:paragraph-properties fo:margin-top="0in" fo:margin-bottom="0.1in" loext:contextual-spacing="false" style:writing-mode="page"/>
      <style:text-properties officeooo:paragraph-rsid="00a84389"/>
    </style:style>
    <style:style style:name="P94" style:family="paragraph" style:parent-style-name="Figure">
      <style:paragraph-properties fo:margin-top="0in" fo:margin-bottom="0.0799in" loext:contextual-spacing="false" style:writing-mode="page"/>
      <style:text-properties officeooo:paragraph-rsid="00b329b2"/>
    </style:style>
    <style:style style:name="P95" style:family="paragraph" style:parent-style-name="Figure">
      <style:paragraph-properties fo:margin-top="0in" fo:margin-bottom="0.0799in" loext:contextual-spacing="false" style:writing-mode="page"/>
      <style:text-properties officeooo:paragraph-rsid="00aa57de"/>
    </style:style>
    <style:style style:name="P96" style:family="paragraph" style:parent-style-name="Figure">
      <style:paragraph-properties fo:margin-top="0in" fo:margin-bottom="0.0799in" loext:contextual-spacing="false" style:writing-mode="page"/>
      <style:text-properties officeooo:paragraph-rsid="00abb28f"/>
    </style:style>
    <style:style style:name="P97" style:family="paragraph" style:parent-style-name="Text_20_body">
      <style:paragraph-properties fo:margin-top="0in" fo:margin-bottom="0.0799in" loext:contextual-spacing="false" style:writing-mode="page"/>
      <style:text-properties officeooo:paragraph-rsid="00aa57de"/>
    </style:style>
    <style:style style:name="P98" style:family="paragraph" style:parent-style-name="Figure" style:master-page-name="">
      <style:paragraph-properties fo:margin-top="0.0402in" fo:margin-bottom="0.0799in" loext:contextual-spacing="false" style:page-number="auto" style:writing-mode="page"/>
      <style:text-properties officeooo:paragraph-rsid="00a84389"/>
    </style:style>
    <style:style style:name="P99" style:family="paragraph" style:parent-style-name="Contents_20_1">
      <style:paragraph-properties>
        <style:tab-stops>
          <style:tab-stop style:position="6.6929in" style:type="right" style:leader-style="dotted" style:leader-text="."/>
        </style:tab-stops>
      </style:paragraph-properties>
    </style:style>
    <style:style style:name="P100" style:family="paragraph" style:parent-style-name="Text_20_Note" style:master-page-name="">
      <style:paragraph-properties fo:margin-top="0in" fo:margin-bottom="0.2362in" loext:contextual-spacing="false" style:page-number="auto" style:writing-mode="page"/>
      <style:text-properties officeooo:paragraph-rsid="00a84523"/>
    </style:style>
    <style:style style:name="P101" style:family="paragraph" style:parent-style-name="Text_20_Note" style:master-page-name="">
      <style:paragraph-properties fo:margin-top="0in" fo:margin-bottom="0.1965in" loext:contextual-spacing="false" style:page-number="auto" style:writing-mode="page"/>
      <style:text-properties officeooo:paragraph-rsid="00bafb7d"/>
    </style:style>
    <style:style style:name="P102" style:family="paragraph" style:parent-style-name="Contents_20_2">
      <style:paragraph-properties>
        <style:tab-stops>
          <style:tab-stop style:position="6.4965in" style:type="right" style:leader-style="dotted" style:leader-text="."/>
        </style:tab-stops>
      </style:paragraph-properties>
    </style:style>
    <style:style style:name="P103" style:family="paragraph" style:parent-style-name="Contents_20_3">
      <style:paragraph-properties>
        <style:tab-stops>
          <style:tab-stop style:position="6.2929in" style:type="right" style:leader-style="dotted" style:leader-text="."/>
        </style:tab-stops>
      </style:paragraph-properties>
    </style:style>
    <style:style style:name="P104" style:family="paragraph" style:parent-style-name="Standard">
      <style:text-properties officeooo:paragraph-rsid="0114a0f4"/>
    </style:style>
    <style:style style:name="P105" style:family="paragraph" style:parent-style-name="Table_20_Heading">
      <style:text-properties fo:font-size="10.5pt" officeooo:paragraph-rsid="0114a0f4" style:font-size-asian="10.5pt" style:font-size-complex="10.5pt"/>
    </style:style>
    <style:style style:name="P106" style:family="paragraph" style:parent-style-name="Heading_20_2">
      <style:text-properties officeooo:paragraph-rsid="00733b65"/>
    </style:style>
    <style:style style:name="P107" style:family="paragraph" style:parent-style-name="Heading_20_2">
      <style:text-properties officeooo:paragraph-rsid="00ac8e25"/>
    </style:style>
    <style:style style:name="P108" style:family="paragraph" style:parent-style-name="Heading_20_2">
      <style:text-properties officeooo:paragraph-rsid="00a84389"/>
    </style:style>
    <style:style style:name="P109" style:family="paragraph" style:parent-style-name="Heading_20_2">
      <style:text-properties officeooo:paragraph-rsid="01108f67"/>
    </style:style>
    <style:style style:name="P110" style:family="paragraph" style:parent-style-name="Heading_20_2">
      <style:text-properties officeooo:rsid="010d78eb" officeooo:paragraph-rsid="01078008"/>
    </style:style>
    <style:style style:name="P111" style:family="paragraph" style:parent-style-name="Heading_20_2">
      <style:text-properties officeooo:paragraph-rsid="01078008"/>
    </style:style>
    <style:style style:name="P112" style:family="paragraph" style:parent-style-name="Heading_20_2">
      <style:text-properties officeooo:paragraph-rsid="00a84523"/>
    </style:style>
    <style:style style:name="P113" style:family="paragraph" style:parent-style-name="Heading_20_2">
      <style:text-properties officeooo:paragraph-rsid="00a9c467"/>
    </style:style>
    <style:style style:name="P114" style:family="paragraph" style:parent-style-name="Heading_20_2">
      <style:text-properties officeooo:paragraph-rsid="00aa57de"/>
    </style:style>
    <style:style style:name="P115" style:family="paragraph" style:parent-style-name="Heading_20_2">
      <style:text-properties officeooo:paragraph-rsid="00c4f3a6"/>
    </style:style>
    <style:style style:name="P116" style:family="paragraph" style:parent-style-name="Heading_20_2">
      <style:text-properties officeooo:paragraph-rsid="00b9a037"/>
    </style:style>
    <style:style style:name="P117" style:family="paragraph" style:parent-style-name="Heading_20_2">
      <style:text-properties officeooo:paragraph-rsid="00abb28f"/>
    </style:style>
    <style:style style:name="P118" style:family="paragraph" style:parent-style-name="Heading_20_2">
      <style:paragraph-properties fo:margin-top="0.1598in" fo:margin-bottom="0.0201in" loext:contextual-spacing="false" style:writing-mode="page"/>
      <style:text-properties officeooo:paragraph-rsid="00a84523"/>
    </style:style>
    <style:style style:name="P119" style:family="paragraph" style:parent-style-name="Heading_20_2">
      <style:paragraph-properties fo:margin-top="0.1598in" fo:margin-bottom="0.0598in" loext:contextual-spacing="false" style:writing-mode="page"/>
      <style:text-properties officeooo:paragraph-rsid="00a84523"/>
    </style:style>
    <style:style style:name="P120" style:family="paragraph" style:parent-style-name="Heading_20_2">
      <style:paragraph-properties fo:margin-top="0.0799in" fo:margin-bottom="0.0799in" loext:contextual-spacing="false" style:writing-mode="page"/>
      <style:text-properties officeooo:paragraph-rsid="00aa57de"/>
    </style:style>
    <style:style style:name="P121" style:family="paragraph" style:parent-style-name="Heading_20_2">
      <style:paragraph-properties fo:margin-top="0.1201in" fo:margin-bottom="0.0799in" loext:contextual-spacing="false" style:writing-mode="page"/>
      <style:text-properties officeooo:paragraph-rsid="00aa57de"/>
    </style:style>
    <style:style style:name="P122" style:family="paragraph" style:parent-style-name="Heading_20_2">
      <style:paragraph-properties fo:margin-top="0.1402in" fo:margin-bottom="0.0598in" loext:contextual-spacing="false" style:writing-mode="page"/>
      <style:text-properties officeooo:paragraph-rsid="00abb28f"/>
    </style:style>
    <style:style style:name="P123" style:family="paragraph" style:parent-style-name="Heading_20_Note">
      <style:text-properties officeooo:paragraph-rsid="00a84389"/>
    </style:style>
    <style:style style:name="P124" style:family="paragraph" style:parent-style-name="Heading_20_Note">
      <style:text-properties officeooo:paragraph-rsid="01063866"/>
    </style:style>
    <style:style style:name="P125" style:family="paragraph" style:parent-style-name="Heading_20_Note">
      <style:text-properties officeooo:paragraph-rsid="00a84523"/>
    </style:style>
    <style:style style:name="P126" style:family="paragraph" style:parent-style-name="Heading_20_Note">
      <style:text-properties officeooo:paragraph-rsid="00bafb7d"/>
    </style:style>
    <style:style style:name="P127" style:family="paragraph" style:parent-style-name="Heading_20_Note">
      <style:text-properties officeooo:paragraph-rsid="00a9c467"/>
    </style:style>
    <style:style style:name="P128" style:family="paragraph" style:parent-style-name="Heading_20_Note">
      <style:text-properties officeooo:paragraph-rsid="01127bcd"/>
    </style:style>
    <style:style style:name="P129" style:family="paragraph" style:parent-style-name="Heading_20_Note">
      <style:text-properties officeooo:paragraph-rsid="00aa57de"/>
    </style:style>
    <style:style style:name="P130" style:family="paragraph" style:parent-style-name="List_20_1">
      <style:text-properties officeooo:paragraph-rsid="00a84389"/>
    </style:style>
    <style:style style:name="P131" style:family="paragraph" style:parent-style-name="List_20_1">
      <style:text-properties officeooo:rsid="00eba00a" officeooo:paragraph-rsid="00eba00a"/>
    </style:style>
    <style:style style:name="P132" style:family="paragraph" style:parent-style-name="List_20_1">
      <style:text-properties officeooo:paragraph-rsid="00ecc260"/>
    </style:style>
    <style:style style:name="P133" style:family="paragraph" style:parent-style-name="List_20_1">
      <style:text-properties officeooo:rsid="00ec85e3" officeooo:paragraph-rsid="00ecc260"/>
    </style:style>
    <style:style style:name="P134" style:family="paragraph" style:parent-style-name="List_20_1">
      <style:text-properties officeooo:paragraph-rsid="01127bcd"/>
    </style:style>
    <style:style style:name="P135" style:family="paragraph" style:parent-style-name="List_20_1">
      <style:text-properties officeooo:paragraph-rsid="00abb28f"/>
    </style:style>
    <style:style style:name="P136" style:family="paragraph" style:parent-style-name="List_20_1" style:list-style-name="OOoBullets_20_1">
      <style:text-properties officeooo:paragraph-rsid="00abb28f"/>
    </style:style>
    <style:style style:name="P137" style:family="paragraph" style:parent-style-name="Text_20_Note" style:list-style-name="L9">
      <style:text-properties officeooo:paragraph-rsid="01127bcd"/>
    </style:style>
    <style:style style:name="P138" style:family="paragraph" style:parent-style-name="Heading_20_Tip">
      <style:text-properties officeooo:paragraph-rsid="00a9c467"/>
    </style:style>
    <style:style style:name="P139" style:family="paragraph" style:parent-style-name="Numbering_20_1" style:list-style-name="OOoNum_20_123">
      <style:text-properties officeooo:paragraph-rsid="00abb28f"/>
    </style:style>
    <style:style style:name="P140" style:family="paragraph" style:parent-style-name="Numbering_20_1" style:list-style-name="Numbering_20_1">
      <style:text-properties officeooo:paragraph-rsid="00e6d749"/>
    </style:style>
    <style:style style:name="P141" style:family="paragraph" style:parent-style-name="Numbering_20_1">
      <style:text-properties officeooo:paragraph-rsid="00abb28f"/>
    </style:style>
    <style:style style:name="P142" style:family="paragraph" style:parent-style-name="Numbering_20_1" style:master-page-name="">
      <style:paragraph-properties style:page-number="auto" fo:keep-with-next="always" style:writing-mode="page"/>
      <style:text-properties officeooo:paragraph-rsid="00abb28f"/>
    </style:style>
    <style:style style:name="P143" style:family="paragraph" style:parent-style-name="Text_20_body" style:list-style-name="L1">
      <style:text-properties officeooo:paragraph-rsid="00a9c467"/>
    </style:style>
    <style:style style:name="P144" style:family="paragraph" style:parent-style-name="Text_20_body" style:list-style-name="L2">
      <style:text-properties officeooo:paragraph-rsid="00e1ae07"/>
    </style:style>
    <style:style style:name="P145" style:family="paragraph" style:parent-style-name="Text_20_body" style:list-style-name="L4">
      <style:text-properties officeooo:paragraph-rsid="010b3aee"/>
    </style:style>
    <style:style style:name="P146" style:family="paragraph" style:parent-style-name="Text_20_body" style:list-style-name="L5">
      <style:text-properties officeooo:paragraph-rsid="010b3aee"/>
    </style:style>
    <style:style style:name="P147" style:family="paragraph" style:parent-style-name="Text_20_body" style:list-style-name="L6">
      <style:text-properties officeooo:paragraph-rsid="00a9c467"/>
    </style:style>
    <style:style style:name="P148" style:family="paragraph" style:parent-style-name="Text_20_body" style:list-style-name="L7">
      <style:text-properties officeooo:paragraph-rsid="00a9c467"/>
    </style:style>
    <style:style style:name="P149" style:family="paragraph" style:parent-style-name="Text_20_body" style:list-style-name="L8">
      <style:text-properties officeooo:paragraph-rsid="00a9c467"/>
    </style:style>
    <style:style style:name="P150" style:family="paragraph" style:parent-style-name="Heading_20_3">
      <style:text-properties officeooo:paragraph-rsid="00a84389"/>
    </style:style>
    <style:style style:name="P151" style:family="paragraph" style:parent-style-name="Heading_20_3">
      <style:text-properties officeooo:paragraph-rsid="00a84523"/>
    </style:style>
    <style:style style:name="P152" style:family="paragraph" style:parent-style-name="Heading_20_3">
      <style:text-properties officeooo:paragraph-rsid="00a9c467"/>
    </style:style>
    <style:style style:name="P153" style:family="paragraph" style:parent-style-name="Heading_20_3">
      <style:text-properties officeooo:paragraph-rsid="00aa57de"/>
    </style:style>
    <style:style style:name="P154" style:family="paragraph" style:parent-style-name="Heading_20_3">
      <style:text-properties officeooo:paragraph-rsid="00abb28f"/>
    </style:style>
    <style:style style:name="P155" style:family="paragraph" style:parent-style-name="Heading_20_3" style:master-page-name="">
      <style:paragraph-properties style:page-number="auto" fo:keep-with-next="always" style:writing-mode="page"/>
      <style:text-properties officeooo:paragraph-rsid="00a9c467"/>
    </style:style>
    <style:style style:name="P156" style:family="paragraph" style:parent-style-name="Heading_20_3" style:master-page-name="">
      <style:paragraph-properties fo:margin-top="0.1in" fo:margin-bottom="0.0402in" loext:contextual-spacing="false" style:page-number="auto" style:writing-mode="page"/>
      <style:text-properties officeooo:paragraph-rsid="00abb28f"/>
    </style:style>
    <style:style style:name="P157" style:family="paragraph" style:parent-style-name="Heading_20_3">
      <style:paragraph-properties fo:margin-top="0.1in" fo:margin-bottom="0.0402in" loext:contextual-spacing="false" style:writing-mode="page"/>
      <style:text-properties officeooo:paragraph-rsid="00abb28f"/>
    </style:style>
    <style:style style:name="P158"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159" style:family="paragraph" style:parent-style-name="Figure" style:list-style-name="L3">
      <style:text-properties officeooo:paragraph-rsid="01108f67"/>
    </style:style>
    <style:style style:name="P160" style:family="paragraph" style:parent-style-name="Figure" style:list-style-name="L7">
      <style:text-properties officeooo:paragraph-rsid="00a9c467"/>
    </style:style>
    <style:style style:name="P161" style:family="paragraph" style:parent-style-name="Figure" style:list-style-name="L8">
      <style:text-properties officeooo:paragraph-rsid="00a9c467"/>
    </style:style>
    <style:style style:name="P162" style:family="paragraph" style:parent-style-name="Heading_20_1">
      <style:text-properties officeooo:paragraph-rsid="00a84389"/>
    </style:style>
    <style:style style:name="P163" style:family="paragraph" style:parent-style-name="Heading_20_1">
      <style:text-properties officeooo:paragraph-rsid="00a84523"/>
    </style:style>
    <style:style style:name="P164" style:family="paragraph" style:parent-style-name="Heading_20_1">
      <style:text-properties officeooo:paragraph-rsid="00a9c467"/>
    </style:style>
    <style:style style:name="P165" style:family="paragraph" style:parent-style-name="Heading_20_1">
      <style:text-properties officeooo:paragraph-rsid="00aa57de"/>
    </style:style>
    <style:style style:name="P166" style:family="paragraph" style:parent-style-name="Heading_20_1">
      <style:text-properties officeooo:paragraph-rsid="00abb28f"/>
    </style:style>
    <style:style style:name="P167" style:family="paragraph" style:parent-style-name="Heading_20_1" style:master-page-name="LOFrontMatter">
      <style:paragraph-properties style:page-number="auto"/>
      <style:text-properties fo:language="en" fo:country="US"/>
    </style:style>
    <style:style style:name="P168" style:family="paragraph" style:parent-style-name="Heading_20_1" style:master-page-name="Standard">
      <style:paragraph-properties style:page-number="auto"/>
      <style:text-properties officeooo:paragraph-rsid="00a84389"/>
    </style:style>
    <style:style style:name="P169" style:family="paragraph" style:parent-style-name="Heading_20_1">
      <style:paragraph-properties fo:margin-top="0.1799in" fo:margin-bottom="0.1in" loext:contextual-spacing="false" style:writing-mode="page"/>
      <style:text-properties officeooo:paragraph-rsid="00c06214"/>
    </style:style>
    <style:style style:name="P170" style:family="paragraph" style:parent-style-name="Heading_20_1">
      <style:paragraph-properties fo:margin-top="0.1799in" fo:margin-bottom="0.1201in" loext:contextual-spacing="false" style:writing-mode="page"/>
      <style:text-properties officeooo:paragraph-rsid="00abb28f"/>
    </style:style>
    <style:style style:name="P171" style:family="paragraph">
      <style:paragraph-properties fo:text-align="center"/>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officeooo:rsid="00dda03b"/>
    </style:style>
    <style:style style:name="T7" style:family="text">
      <style:text-properties officeooo:rsid="00ac8e25"/>
    </style:style>
    <style:style style:name="T8" style:family="text">
      <style:text-properties officeooo:rsid="00adda4d"/>
    </style:style>
    <style:style style:name="T9" style:family="text">
      <style:text-properties officeooo:rsid="00ec85e3"/>
    </style:style>
    <style:style style:name="T10" style:family="text">
      <style:text-properties officeooo:rsid="00eea530"/>
    </style:style>
    <style:style style:name="T11" style:family="text">
      <style:text-properties officeooo:rsid="01053edf"/>
    </style:style>
    <style:style style:name="T12" style:family="text">
      <style:text-properties fo:font-weight="normal" style:font-weight-asian="normal" style:font-weight-complex="normal"/>
    </style:style>
    <style:style style:name="T13" style:family="text">
      <style:text-properties fo:language="en" fo:country="US"/>
    </style:style>
    <style:style style:name="T14" style:family="text">
      <style:text-properties fo:language="en" fo:country="US" officeooo:rsid="00048fb0"/>
    </style:style>
    <style:style style:name="T15" style:family="text">
      <style:text-properties fo:language="en" fo:country="US" fo:font-style="normal" style:font-style-asian="normal" style:font-style-complex="normal"/>
    </style:style>
    <style:style style:name="T16" style:family="text">
      <style:text-properties fo:language="en" fo:country="US" fo:background-color="transparent" loext:char-shading-value="0"/>
    </style:style>
    <style:style style:name="T17" style:family="text">
      <style:text-properties style:font-weight-asian="bold" style:font-weight-complex="bold"/>
    </style:style>
    <style:style style:name="T18" style:family="text">
      <style:text-properties officeooo:rsid="005e68eb"/>
    </style:style>
    <style:style style:name="T19" style:family="text">
      <style:text-properties style:font-name="Times New Roman"/>
    </style:style>
    <style:style style:name="T20" style:family="text">
      <style:text-properties officeooo:rsid="00232bb6"/>
    </style:style>
    <style:style style:name="T21" style:family="text">
      <style:text-properties fo:font-style="normal" style:font-style-asian="normal" style:font-style-complex="normal"/>
    </style:style>
    <style:style style:name="T22" style:family="text">
      <style:text-properties fo:font-style="normal" officeooo:rsid="008c26c0" style:font-style-asian="normal" style:font-style-complex="normal"/>
    </style:style>
    <style:style style:name="T23" style:family="text">
      <style:text-properties style:font-name="Liberation Sans5" officeooo:rsid="0019deb4" style:font-name-asian="Liberation Sans5" style:font-name-complex="Liberation Sans5"/>
    </style:style>
    <style:style style:name="T24" style:family="text">
      <style:text-properties officeooo:rsid="00a677fa"/>
    </style:style>
    <style:style style:name="T25" style:family="text">
      <style:text-properties fo:background-color="transparent" loext:char-shading-value="0"/>
    </style:style>
    <style:style style:name="T26" style:family="text">
      <style:text-properties officeooo:rsid="00970abe" fo:background-color="transparent" loext:char-shading-value="0"/>
    </style:style>
    <style:style style:name="T27" style:family="text">
      <style:text-properties officeooo:rsid="00c38849" fo:background-color="transparent" loext:char-shading-value="0"/>
    </style:style>
    <style:style style:name="T28" style:family="text">
      <style:text-properties officeooo:rsid="0051d902"/>
    </style:style>
    <style:style style:name="T29" style:family="text">
      <style:text-properties fo:language="en" fo:country="GB"/>
    </style:style>
    <style:style style:name="T30" style:family="text">
      <style:text-properties officeooo:rsid="00212a62"/>
    </style:style>
    <style:style style:name="T31" style:family="text">
      <style:text-properties officeooo:rsid="0093b661"/>
    </style:style>
    <style:style style:name="T32" style:family="text">
      <style:text-properties officeooo:rsid="00b4c761"/>
    </style:style>
    <style:style style:name="T33" style:family="text">
      <style:text-properties officeooo:rsid="00b73d20"/>
    </style:style>
    <style:style style:name="T34" style:family="text">
      <style:text-properties officeooo:rsid="00b932d4"/>
    </style:style>
    <style:style style:name="T35" style:family="text">
      <style:text-properties officeooo:rsid="00bacc5f"/>
    </style:style>
    <style:style style:name="T36" style:family="text">
      <style:text-properties officeooo:rsid="00bafb7d"/>
    </style:style>
    <style:style style:name="T37" style:family="text">
      <style:text-properties officeooo:rsid="00bb877b"/>
    </style:style>
    <style:style style:name="T38" style:family="text">
      <style:text-properties officeooo:rsid="00bcc699"/>
    </style:style>
    <style:style style:name="T39" style:family="text">
      <style:text-properties officeooo:rsid="00bd2b6f"/>
    </style:style>
    <style:style style:name="T40" style:family="text">
      <style:text-properties officeooo:rsid="00c38849"/>
    </style:style>
    <style:style style:name="T41" style:family="text">
      <style:text-properties officeooo:rsid="00c4f3a6"/>
    </style:style>
    <style:style style:name="T42" style:family="text">
      <style:text-properties officeooo:rsid="00cafed3"/>
    </style:style>
    <style:style style:name="T43" style:family="text">
      <style:text-properties officeooo:rsid="00ce81a1"/>
    </style:style>
    <style:style style:name="T44" style:family="text">
      <style:text-properties officeooo:rsid="00d365f3"/>
    </style:style>
    <style:style style:name="T45" style:family="text">
      <style:text-properties officeooo:rsid="00d48f91"/>
    </style:style>
    <style:style style:name="T46" style:family="text">
      <style:text-properties officeooo:rsid="00d62aa3"/>
    </style:style>
    <style:style style:name="T47" style:family="text">
      <style:text-properties officeooo:rsid="00d960e5"/>
    </style:style>
    <style:style style:name="T48" style:family="text">
      <style:text-properties officeooo:rsid="00db489c"/>
    </style:style>
    <style:style style:name="T49" style:family="text">
      <style:text-properties officeooo:rsid="00e13434"/>
    </style:style>
    <style:style style:name="T50" style:family="text">
      <style:text-properties fo:font-weight="bold" style:font-weight-asian="bold" style:font-weight-complex="bold"/>
    </style:style>
    <style:style style:name="T51" style:family="text">
      <style:text-properties officeooo:rsid="00eba00a"/>
    </style:style>
    <style:style style:name="T52" style:family="text">
      <style:text-properties officeooo:rsid="00ecc260"/>
    </style:style>
    <style:style style:name="T53" style:family="text">
      <style:text-properties officeooo:rsid="00f00bc9"/>
    </style:style>
    <style:style style:name="T54" style:family="text">
      <style:text-properties officeooo:rsid="00f1cb10"/>
    </style:style>
    <style:style style:name="T55" style:family="text">
      <style:text-properties officeooo:rsid="00f3422c"/>
    </style:style>
    <style:style style:name="T56" style:family="text">
      <style:text-properties officeooo:rsid="00fde744"/>
    </style:style>
    <style:style style:name="T57" style:family="text">
      <style:text-properties officeooo:rsid="01000336"/>
    </style:style>
    <style:style style:name="T58" style:family="text">
      <style:text-properties officeooo:rsid="010025a4"/>
    </style:style>
    <style:style style:name="T59" style:family="text">
      <style:text-properties officeooo:rsid="01063866"/>
    </style:style>
    <style:style style:name="T60" style:family="text">
      <style:text-properties officeooo:rsid="0108b33c"/>
    </style:style>
    <style:style style:name="T61" style:family="text">
      <style:text-properties officeooo:rsid="010b3aee"/>
    </style:style>
    <style:style style:name="T62" style:family="text">
      <style:text-properties officeooo:rsid="01108f67"/>
    </style:style>
    <style:style style:name="fr1" style:family="graphic" style:parent-style-name="OOoFrame">
      <style:graphic-properties style:vertical-pos="top" style:vertical-rel="baseline" style:horizontal-pos="from-left" style:horizontal-rel="page-content"/>
    </style:style>
    <style:style style:name="fr2" style:family="graphic" style:parent-style-name="Frame">
      <style:graphic-properties fo:margin-left="0.1181in" fo:margin-right="0in" style:wrap="left" style:number-wrapped-paragraphs="no-limit" style:vertical-pos="top" style:vertical-rel="baseline" style:horizontal-pos="from-left" style:horizontal-rel="paragraph" fo:padding="0in" fo:border="none"/>
    </style:style>
    <style:style style:name="fr3" style:family="graphic" style:parent-style-name="Frame">
      <style:graphic-properties fo:margin-left="0.1181in" fo:margin-right="0in" fo:margin-top="0in" fo:margin-bottom="0in" style:wrap="left" style:number-wrapped-paragraphs="no-limit" style:vertical-pos="top" style:vertical-rel="baseline" style:horizontal-pos="from-left" style:horizontal-rel="paragraph" fo:padding="0in" fo:border="none"/>
    </style:style>
    <style:style style:name="fr4" style:family="graphic" style:parent-style-name="Frame">
      <style:graphic-properties style:wrap="none" style:vertical-pos="top" style:vertical-rel="baseline" style:horizontal-pos="center" style:horizontal-rel="paragraph" fo:padding="0in" fo:border="none"/>
    </style:style>
    <style:style style:name="fr5" style:family="graphic" style:parent-style-name="Frame">
      <style:graphic-properties fo:margin-left="0in" fo:margin-right="0in" style:run-through="foreground" style:wrap="none" style:vertical-pos="top" style:vertical-rel="baseline" style:horizontal-pos="center" style:horizontal-rel="paragraph" fo:padding="0in" fo:border="none" style:shadow="none" draw:shadow-opacity="100%"/>
    </style:style>
    <style:style style:name="fr6" style:family="graphic" style:parent-style-name="Frame">
      <style:graphic-properties style:vertical-pos="top" style:vertical-rel="baseline" style:horizontal-pos="center" style:horizontal-rel="paragraph" fo:padding="0in" fo:border="none">
        <style:columns fo:column-count="1" fo:column-gap="0in"/>
      </style:graphic-properties>
    </style:style>
    <style:style style:name="fr7"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8" style:family="graphic" style:parent-style-name="Frame">
      <style:graphic-properties style:vertical-pos="top" style:vertical-rel="baseline"/>
    </style:style>
    <style:style style:name="fr9" style:family="graphic" style:parent-style-name="Frame">
      <style:graphic-properties style:vertical-pos="top" style:vertical-rel="baseline" style:horizontal-pos="center" style:horizontal-rel="paragraph-content">
        <style:columns fo:column-count="1" fo:column-gap="0in"/>
      </style:graphic-properties>
    </style:style>
    <style:style style:name="fr10" style:family="graphic" style:parent-style-name="Frame">
      <style:graphic-properties fo:margin-left="0in" fo:margin-right="0in" fo:margin-top="0in" fo:margin-bottom="0in" style:wrap="none" style:vertical-pos="top" style:vertical-rel="baseline" style:horizontal-pos="from-left" style:horizontal-rel="paragraph" fo:padding="0in" fo:border="none"/>
    </style:style>
    <style:style style:name="fr11" style:family="graphic" style:parent-style-name="Frame">
      <style:graphic-properties fo:margin-left="0in" fo:margin-right="0in" fo:margin-top="0in" fo:margin-bottom="0in" style:wrap="none" style:vertical-pos="top" style:vertical-rel="baseline" style:horizontal-pos="from-left" style:horizontal-rel="paragraph" fo:background-color="transparent" draw:fill="none" fo:padding="0in" fo:border="none" style:shadow="none" draw:shadow-opacity="100%"/>
    </style:style>
    <style:style style:name="fr12" style:family="graphic" style:parent-style-name="Frame">
      <style:graphic-properties fo:margin-left="0in" fo:margin-right="0in" fo:margin-top="0in" fo:margin-bottom="0.0783in" style:run-through="foreground" style:wrap="none" style:vertical-pos="top" style:vertical-rel="baseline" style:horizontal-pos="from-left" style:horizontal-rel="paragraph" fo:background-color="transparent" draw:fill="none" fo:padding="0in" fo:border="none" style:shadow="none" draw:shadow-opacity="100%"/>
    </style:style>
    <style:style style:name="fr13" style:family="graphic" style:parent-style-name="Frame">
      <style:graphic-properties fo:margin-left="0.0783in" fo:margin-right="0in" fo:margin-top="0in" fo:margin-bottom="0in" style:run-through="foreground" style:wrap="left" style:number-wrapped-paragraphs="no-limit" style:vertical-pos="top" style:vertical-rel="baseline" style:horizontal-pos="from-left" style:horizontal-rel="paragraph" fo:padding="0in" fo:border="none"/>
    </style:style>
    <style:style style:name="fr14" style:family="graphic" style:parent-style-name="Frame">
      <style:graphic-properties fo:margin-left="0in" fo:margin-right="0in" fo:margin-top="0in" fo:margin-bottom="0in" style:wrap="none" style:vertical-pos="from-top" style:horizontal-pos="center" style:horizontal-rel="paragraph" fo:padding="0in" fo:border="none"/>
    </style:style>
    <style:style style:name="fr15" style:family="graphic" style:parent-style-name="Frame">
      <style:graphic-properties fo:margin-left="0.2in" fo:margin-right="0in" style:wrap="left" style:number-wrapped-paragraphs="no-limit" style:vertical-pos="from-top" style:vertical-rel="paragraph" style:horizontal-pos="from-left" style:horizontal-rel="paragraph" fo:padding="0in" fo:border="none"/>
    </style:style>
    <style:style style:name="fr16" style:family="graphic" style:parent-style-name="Frame">
      <style:graphic-properties fo:margin-left="0in" fo:margin-right="0in" fo:margin-top="0in" fo:margin-bottom="0in" style:run-through="foreground" style:wrap="left" style:number-wrapped-paragraphs="no-limit" style:vertical-pos="top" style:vertical-rel="baseline" style:horizontal-pos="from-left" style:horizontal-rel="paragraph" fo:padding="0in" fo:border="none"/>
    </style:style>
    <style:style style:name="fr1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0" style:family="graphic" style:parent-style-name="Graphics">
      <style:graphic-properties style:vertical-pos="top" style:vertical-rel="baseline" style:horizontal-pos="center" style:horizontal-rel="paragraph" style:mirror="none" fo:clip="rect(0in, 0in, 0.0299in, 0in)" draw:luminance="0%" draw:contrast="0%" draw:red="0%" draw:green="0%" draw:blue="0%" draw:gamma="100%" draw:color-inversion="false" draw:image-opacity="100%" draw:color-mode="standard"/>
    </style:style>
    <style:style style:name="fr21" style:family="graphic" style:parent-style-name="Graphics">
      <style:graphic-properties style:vertical-pos="top" style:vertical-rel="baseline" style:horizontal-pos="center" style:horizontal-rel="paragraph" style:mirror="none" fo:clip="rect(0.0201in, 0in, 0in, 0in)" draw:luminance="0%" draw:contrast="0%" draw:red="0%" draw:green="0%" draw:blue="0%" draw:gamma="100%" draw:color-inversion="false" draw:image-opacity="100%" draw:color-mode="standard"/>
    </style:style>
    <style:style style:name="fr2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23" style:family="graphic" style:parent-style-name="Graphics">
      <style:graphic-properties style:vertical-pos="top" style:vertical-rel="baseline" style:horizontal-pos="center" style:horizontal-rel="paragraph" style:mirror="none" fo:clip="rect(0.2654in, 0in, 0in, 0in)" draw:luminance="0%" draw:contrast="0%" draw:red="0%" draw:green="0%" draw:blue="0%" draw:gamma="100%" draw:color-inversion="false" draw:image-opacity="100%" draw:color-mode="standard"/>
    </style:style>
    <style:style style:name="fr24" style:family="graphic" style:parent-style-name="Graphics">
      <style:graphic-properties style:vertical-pos="top" style:vertical-rel="baseline" fo:padding="0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25" style:family="graphic" style:parent-style-name="Graphics">
      <style:graphic-properties style:vertical-pos="top" style:vertical-rel="baseline" style:horizontal-pos="center" style:horizontal-rel="paragraph" style:shadow="none" draw:shadow-opacity="100%" style:mirror="none" fo:clip="rect(0.2575in, 0in, 0in, 0in)" draw:luminance="0%" draw:contrast="0%" draw:red="0%" draw:green="0%" draw:blue="0%" draw:gamma="100%" draw:color-inversion="false" draw:image-opacity="100%" draw:color-mode="standard"/>
    </style:style>
    <style:style style:name="fr26" style:family="graphic" style:parent-style-name="Graphics">
      <style:graphic-properties style:vertical-pos="top" style:vertical-rel="baseline" style:mirror="none" fo:clip="rect(0.0402in, 0in, 0in, 0in)" draw:luminance="0%" draw:contrast="0%" draw:red="0%" draw:green="0%" draw:blue="0%" draw:gamma="100%" draw:color-inversion="false" draw:image-opacity="100%" draw:color-mode="standard"/>
    </style:style>
    <style:style style:name="fr27" style:family="graphic" style:parent-style-name="Graphics">
      <style:graphic-properties style:vertical-pos="top" style:vertical-rel="baseline" style:mirror="none" fo:clip="rect(0in, 1.5846in, 4.7925in, 1.6146in)" draw:luminance="0%" draw:contrast="0%" draw:red="0%" draw:green="0%" draw:blue="0%" draw:gamma="100%" draw:color-inversion="false" draw:image-opacity="100%" draw:color-mode="standard"/>
    </style:style>
    <style:style style:name="fr28" style:family="graphic" style:parent-style-name="Graphics">
      <style:graphic-properties style:vertical-pos="top" style:vertical-rel="baseline" fo:padding="0in" fo:border="0.06pt solid #000000" style:shadow="none" draw:shadow-opacity="100%" style:mirror="none" fo:clip="rect(0.4492in, 1.1134in, 0.9992in, 3.7937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Character_5f_20_5f_style" style:num-format="">
        <style:list-level-properties text:min-label-width="0.1965in"/>
      </text:list-level-style-number>
      <text:list-level-style-number text:level="2" text:style-name="Character_5f_20_5f_style" style:num-format="">
        <style:list-level-properties/>
      </text:list-level-style-number>
      <text:list-level-style-number text:level="3" text:style-name="Character_5f_20_5f_style" style:num-format="">
        <style:list-level-properties/>
      </text:list-level-style-number>
      <text:list-level-style-number text:level="4" style:num-format="">
        <style:list-level-properties/>
      </text:list-level-style-number>
      <text:list-level-style-number text:level="5" text:style-name="Character_5f_20_5f_style" style:num-format="">
        <style:list-level-properties/>
      </text:list-level-style-number>
      <text:list-level-style-number text:level="6" text:style-name="Character_5f_20_5f_style" style:num-format="">
        <style:list-level-properties/>
      </text:list-level-style-number>
      <text:list-level-style-number text:level="7" text:style-name="Character_5f_20_5f_style" style:num-format="">
        <style:list-level-properties/>
      </text:list-level-style-number>
      <text:list-level-style-number text:level="8" text:style-name="Character_5f_20_5f_style" style:num-format="">
        <style:list-level-properties/>
      </text:list-level-style-number>
      <text:list-level-style-number text:level="9" text:style-name="Character_5f_20_5f_style" style:num-format="">
        <style:list-level-properties/>
      </text:list-level-style-number>
      <text:list-level-style-number text:level="10" style:num-format="">
        <style:list-level-properties/>
      </text:list-level-style-number>
    </text:list-style>
    <text:list-style style:name="L2">
      <text:list-level-style-number text:level="1" text:style-name="Character_5f_20_5f_style" style:num-format="">
        <style:list-level-properties text:min-label-width="0.1965in"/>
      </text:list-level-style-number>
      <text:list-level-style-number text:level="2" text:style-name="Character_5f_20_5f_style" style:num-format="">
        <style:list-level-properties/>
      </text:list-level-style-number>
      <text:list-level-style-number text:level="3" text:style-name="Character_5f_20_5f_style" style:num-format="">
        <style:list-level-properties/>
      </text:list-level-style-number>
      <text:list-level-style-number text:level="4" style:num-format="">
        <style:list-level-properties/>
      </text:list-level-style-number>
      <text:list-level-style-number text:level="5" text:style-name="Character_5f_20_5f_style" style:num-format="">
        <style:list-level-properties/>
      </text:list-level-style-number>
      <text:list-level-style-number text:level="6" text:style-name="Character_5f_20_5f_style" style:num-format="">
        <style:list-level-properties/>
      </text:list-level-style-number>
      <text:list-level-style-number text:level="7" text:style-name="Character_5f_20_5f_style" style:num-format="">
        <style:list-level-properties/>
      </text:list-level-style-number>
      <text:list-level-style-number text:level="8" text:style-name="Character_5f_20_5f_style" style:num-format="">
        <style:list-level-properties/>
      </text:list-level-style-number>
      <text:list-level-style-number text:level="9" text:style-name="Character_5f_20_5f_style" style:num-format="">
        <style:list-level-properties/>
      </text:list-level-style-number>
      <text:list-level-style-number text:level="10" style:num-format="">
        <style:list-level-properties/>
      </text:list-level-style-number>
    </text:list-style>
    <text:list-style style:name="L3">
      <text:list-level-style-number text:level="1" text:style-name="Character_5f_20_5f_style" style:num-format="">
        <style:list-level-properties text:min-label-width="0.1965in"/>
      </text:list-level-style-number>
      <text:list-level-style-number text:level="2" text:style-name="Character_5f_20_5f_style" style:num-format="">
        <style:list-level-properties/>
      </text:list-level-style-number>
      <text:list-level-style-number text:level="3" text:style-name="Character_5f_20_5f_style" style:num-format="">
        <style:list-level-properties/>
      </text:list-level-style-number>
      <text:list-level-style-number text:level="4" style:num-format="">
        <style:list-level-properties/>
      </text:list-level-style-number>
      <text:list-level-style-number text:level="5" text:style-name="Character_5f_20_5f_style" style:num-format="">
        <style:list-level-properties/>
      </text:list-level-style-number>
      <text:list-level-style-number text:level="6" text:style-name="Character_5f_20_5f_style" style:num-format="">
        <style:list-level-properties/>
      </text:list-level-style-number>
      <text:list-level-style-number text:level="7" text:style-name="Character_5f_20_5f_style" style:num-format="">
        <style:list-level-properties/>
      </text:list-level-style-number>
      <text:list-level-style-number text:level="8" text:style-name="Character_5f_20_5f_style" style:num-format="">
        <style:list-level-properties/>
      </text:list-level-style-number>
      <text:list-level-style-number text:level="9" text:style-name="Character_5f_20_5f_style" style:num-format="">
        <style:list-level-properties/>
      </text:list-level-style-number>
      <text:list-level-style-number text:level="10" style:num-format="">
        <style:list-level-properties/>
      </text:list-level-style-number>
    </text:list-style>
    <text:list-style style:name="L4">
      <text:list-level-style-number text:level="1" text:style-name="Character_5f_20_5f_style" style:num-format="">
        <style:list-level-properties text:min-label-width="0.1965in"/>
      </text:list-level-style-number>
      <text:list-level-style-number text:level="2" text:style-name="Character_5f_20_5f_style" style:num-format="">
        <style:list-level-properties/>
      </text:list-level-style-number>
      <text:list-level-style-number text:level="3" text:style-name="Character_5f_20_5f_style" style:num-format="">
        <style:list-level-properties/>
      </text:list-level-style-number>
      <text:list-level-style-number text:level="4" style:num-format="">
        <style:list-level-properties/>
      </text:list-level-style-number>
      <text:list-level-style-number text:level="5" text:style-name="Character_5f_20_5f_style" style:num-format="">
        <style:list-level-properties/>
      </text:list-level-style-number>
      <text:list-level-style-number text:level="6" text:style-name="Character_5f_20_5f_style" style:num-format="">
        <style:list-level-properties/>
      </text:list-level-style-number>
      <text:list-level-style-number text:level="7" text:style-name="Character_5f_20_5f_style" style:num-format="">
        <style:list-level-properties/>
      </text:list-level-style-number>
      <text:list-level-style-number text:level="8" text:style-name="Character_5f_20_5f_style" style:num-format="">
        <style:list-level-properties/>
      </text:list-level-style-number>
      <text:list-level-style-number text:level="9" text:style-name="Character_5f_20_5f_style" style:num-format="">
        <style:list-level-properties/>
      </text:list-level-style-number>
      <text:list-level-style-number text:level="10" style:num-format="">
        <style:list-level-properties/>
      </text:list-level-style-number>
    </text:list-style>
    <text:list-style style:name="L5">
      <text:list-level-style-number text:level="1" text:style-name="Character_5f_20_5f_style" style:num-format="">
        <style:list-level-properties text:min-label-width="0.1965in"/>
      </text:list-level-style-number>
      <text:list-level-style-number text:level="2" text:style-name="Character_5f_20_5f_style" style:num-format="">
        <style:list-level-properties/>
      </text:list-level-style-number>
      <text:list-level-style-number text:level="3" text:style-name="Character_5f_20_5f_style" style:num-format="">
        <style:list-level-properties/>
      </text:list-level-style-number>
      <text:list-level-style-number text:level="4" style:num-format="">
        <style:list-level-properties/>
      </text:list-level-style-number>
      <text:list-level-style-number text:level="5" text:style-name="Character_5f_20_5f_style" style:num-format="">
        <style:list-level-properties/>
      </text:list-level-style-number>
      <text:list-level-style-number text:level="6" text:style-name="Character_5f_20_5f_style" style:num-format="">
        <style:list-level-properties/>
      </text:list-level-style-number>
      <text:list-level-style-number text:level="7" text:style-name="Character_5f_20_5f_style" style:num-format="">
        <style:list-level-properties/>
      </text:list-level-style-number>
      <text:list-level-style-number text:level="8" text:style-name="Character_5f_20_5f_style" style:num-format="">
        <style:list-level-properties/>
      </text:list-level-style-number>
      <text:list-level-style-number text:level="9" text:style-name="Character_5f_20_5f_style" style:num-format="">
        <style:list-level-properties/>
      </text:list-level-style-number>
      <text:list-level-style-number text:level="10" style:num-format="">
        <style:list-level-properties/>
      </text:list-level-style-number>
    </text:list-style>
    <text:list-style style:name="L6">
      <text:list-level-style-number text:level="1" text:style-name="Character_5f_20_5f_style" style:num-format="">
        <style:list-level-properties text:min-label-width="0.1965in"/>
      </text:list-level-style-number>
      <text:list-level-style-number text:level="2" text:style-name="Character_5f_20_5f_style" style:num-format="">
        <style:list-level-properties/>
      </text:list-level-style-number>
      <text:list-level-style-number text:level="3" text:style-name="Character_5f_20_5f_style" style:num-format="">
        <style:list-level-properties/>
      </text:list-level-style-number>
      <text:list-level-style-number text:level="4" style:num-format="">
        <style:list-level-properties/>
      </text:list-level-style-number>
      <text:list-level-style-number text:level="5" text:style-name="Character_5f_20_5f_style" style:num-format="">
        <style:list-level-properties/>
      </text:list-level-style-number>
      <text:list-level-style-number text:level="6" text:style-name="Character_5f_20_5f_style" style:num-format="">
        <style:list-level-properties/>
      </text:list-level-style-number>
      <text:list-level-style-number text:level="7" text:style-name="Character_5f_20_5f_style" style:num-format="">
        <style:list-level-properties/>
      </text:list-level-style-number>
      <text:list-level-style-number text:level="8" text:style-name="Character_5f_20_5f_style" style:num-format="">
        <style:list-level-properties/>
      </text:list-level-style-number>
      <text:list-level-style-number text:level="9" text:style-name="Character_5f_20_5f_style" style:num-format="">
        <style:list-level-properties/>
      </text:list-level-style-number>
      <text:list-level-style-number text:level="10" style:num-format="">
        <style:list-level-properties/>
      </text:list-level-style-number>
    </text:list-style>
    <text:list-style style:name="L7">
      <text:list-level-style-number text:level="1" text:style-name="Character_5f_20_5f_style" style:num-format="">
        <style:list-level-properties text:min-label-width="0.1965in"/>
      </text:list-level-style-number>
      <text:list-level-style-number text:level="2" text:style-name="Character_5f_20_5f_style" style:num-format="">
        <style:list-level-properties/>
      </text:list-level-style-number>
      <text:list-level-style-number text:level="3" text:style-name="Character_5f_20_5f_style" style:num-format="">
        <style:list-level-properties/>
      </text:list-level-style-number>
      <text:list-level-style-number text:level="4" style:num-format="">
        <style:list-level-properties/>
      </text:list-level-style-number>
      <text:list-level-style-number text:level="5" text:style-name="Character_5f_20_5f_style" style:num-format="">
        <style:list-level-properties/>
      </text:list-level-style-number>
      <text:list-level-style-number text:level="6" text:style-name="Character_5f_20_5f_style" style:num-format="">
        <style:list-level-properties/>
      </text:list-level-style-number>
      <text:list-level-style-number text:level="7" text:style-name="Character_5f_20_5f_style" style:num-format="">
        <style:list-level-properties/>
      </text:list-level-style-number>
      <text:list-level-style-number text:level="8" text:style-name="Character_5f_20_5f_style" style:num-format="">
        <style:list-level-properties/>
      </text:list-level-style-number>
      <text:list-level-style-number text:level="9" text:style-name="Character_5f_20_5f_style" style:num-format="">
        <style:list-level-properties/>
      </text:list-level-style-number>
      <text:list-level-style-number text:level="10" style:num-format="">
        <style:list-level-properties/>
      </text:list-level-style-number>
    </text:list-style>
    <text:list-style style:name="L8">
      <text:list-level-style-number text:level="1" text:style-name="Character_5f_20_5f_style" style:num-format="">
        <style:list-level-properties text:min-label-width="0.1965in"/>
      </text:list-level-style-number>
      <text:list-level-style-number text:level="2" text:style-name="Character_5f_20_5f_style" style:num-format="">
        <style:list-level-properties/>
      </text:list-level-style-number>
      <text:list-level-style-number text:level="3" text:style-name="Character_5f_20_5f_style" style:num-format="">
        <style:list-level-properties/>
      </text:list-level-style-number>
      <text:list-level-style-number text:level="4" style:num-format="">
        <style:list-level-properties/>
      </text:list-level-style-number>
      <text:list-level-style-number text:level="5" text:style-name="Character_5f_20_5f_style" style:num-format="">
        <style:list-level-properties/>
      </text:list-level-style-number>
      <text:list-level-style-number text:level="6" text:style-name="Character_5f_20_5f_style" style:num-format="">
        <style:list-level-properties/>
      </text:list-level-style-number>
      <text:list-level-style-number text:level="7" text:style-name="Character_5f_20_5f_style" style:num-format="">
        <style:list-level-properties/>
      </text:list-level-style-number>
      <text:list-level-style-number text:level="8" text:style-name="Character_5f_20_5f_style" style:num-format="">
        <style:list-level-properties/>
      </text:list-level-style-number>
      <text:list-level-style-number text:level="9" text:style-name="Character_5f_20_5f_style" style:num-format="">
        <style:list-level-properties/>
      </text:list-level-style-number>
      <text:list-level-style-number text:level="10" style:num-format="">
        <style:list-level-properties/>
      </text:list-level-style-number>
    </text:list-style>
    <text:list-style style:name="L9">
      <text:list-level-style-number text:level="1" text:style-name="Character_5f_20_5f_style" style:num-format="">
        <style:list-level-properties text:min-label-width="0.1965in"/>
      </text:list-level-style-number>
      <text:list-level-style-number text:level="2" text:style-name="Character_5f_20_5f_style" style:num-format="">
        <style:list-level-properties/>
      </text:list-level-style-number>
      <text:list-level-style-number text:level="3" text:style-name="Character_5f_20_5f_style" style:num-format="">
        <style:list-level-properties/>
      </text:list-level-style-number>
      <text:list-level-style-number text:level="4" style:num-format="">
        <style:list-level-properties/>
      </text:list-level-style-number>
      <text:list-level-style-number text:level="5" text:style-name="Character_5f_20_5f_style" style:num-format="">
        <style:list-level-properties/>
      </text:list-level-style-number>
      <text:list-level-style-number text:level="6" text:style-name="Character_5f_20_5f_style" style:num-format="">
        <style:list-level-properties/>
      </text:list-level-style-number>
      <text:list-level-style-number text:level="7" text:style-name="Character_5f_20_5f_style" style:num-format="">
        <style:list-level-properties/>
      </text:list-level-style-number>
      <text:list-level-style-number text:level="8" text:style-name="Character_5f_20_5f_style" style:num-format="">
        <style:list-level-properties/>
      </text:list-level-style-number>
      <text:list-level-style-number text:level="9" text:style-name="Character_5f_20_5f_style" style:num-format="">
        <style:list-level-properties/>
      </text:list-level-style-number>
      <text:list-level-style-number text:level="10" style:num-format="">
        <style:list-level-properties/>
      </text:list-level-style-number>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8"/>
      <text:p text:style-name="P37"><draw:frame draw:style-name="fr17" draw:name="Image1" text:anchor-type="paragraph" svg:x="1.3661in" svg:y="0.1772in" svg:width="3.3335in" svg:height="0.7in" draw:z-index="3"><draw:image xlink:href="Pictures/10000201000003E8000000D262270D7C3E523D96.png" xlink:type="simple" xlink:show="embed" xlink:actuate="onLoad"/></draw:frame>Začínáme s programem LibreOffice</text:p>
      <text:p text:style-name="P56">Kapitola 7 <text:s/><text:line-break/>Začínáme s programem Draw</text:p>
      <text:p text:style-name="P57">Vektorové kresby v balíku LibreOffice</text:p>
      <text:h text:style-name="P167" text:outline-level="1"><text:bookmark-start text:name="__RefHeading__5636_1566568644"/>Autorská práva<text:bookmark-end text:name="__RefHeading__5636_1566568644"/></text:h>
      <text:p text:style-name="P17">Tento dokument je duševním vlastnictvím skupiny LibreOffice Documentation Team Copyright © 2010–2016.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5">Všechny ochranné známky uvedené v této příručce patří jejich vlastníkům.</text:p>
      <text:h text:style-name="Heading_20_2" text:outline-level="2"><text:bookmark-start text:name="__RefHeading__5638_1566568644"/><text:soft-page-break/>Přispěvatelé<text:bookmark-end text:name="__RefHeading__5638_1566568644"/></text:h>
      <table:table table:name="Table2" table:style-name="Table2">
        <table:table-column table:style-name="Table2.A"/>
        <table:table-column table:style-name="Table2.B"/>
        <table:table-column table:style-name="Table2.C"/>
        <table:table-row>
          <table:table-cell office:value-type="string">
            <text:p text:style-name="P42">Peter Schofield</text:p>
          </table:table-cell>
          <table:table-cell office:value-type="string">
            <text:p text:style-name="P40">Jean Hollis Weber</text:p>
          </table:table-cell>
          <table:table-cell office:value-type="string">
            <text:p text:style-name="P43">Hazel Russman</text:p>
          </table:table-cell>
        </table:table-row>
        <table:table-row>
          <table:table-cell office:value-type="string">
            <text:p text:style-name="P42">Ron Faile Jr.</text:p>
          </table:table-cell>
          <table:table-cell office:value-type="string">
            <text:p text:style-name="P44">Olivier Hallot</text:p>
          </table:table-cell>
          <table:table-cell office:value-type="string">
            <text:p text:style-name="P40"/>
          </table:table-cell>
        </table:table-row>
      </table:table>
      <text:h text:style-name="Heading_20_2" text:outline-level="2"><text:bookmark-start text:name="__RefHeading__5640_1566568644"/>Zpětná vazba<text:bookmark-end text:name="__RefHeading__5640_1566568644"/></text:h>
      <text:p text:style-name="P17">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p text:style-name="P17">Poznámka: Všechno, co do e-mailové konference pošlete, včetně e-mailové adresy a dalších osobních informací uvedených ve zprávě, bude veřejně viditelné bez možnosti smazání.</text:p>
      <text:h text:style-name="P106" text:outline-level="2"><text:bookmark-start text:name="__RefHeading__5642_1566568644"/>Poděkování<text:bookmark-end text:name="__RefHeading__5642_1566568644"/></text:h>
      <text:p text:style-name="P18">This chapter is adapted and updated from Chapter 7 of <text:span text:style-name="LOEmphasis">Getting Started with OpenOffice.org 3.3</text:span>. Do původní kapitoly přispěli:</text:p>
      <table:table table:name="Table7" table:style-name="Table7">
        <table:table-column table:style-name="Table7.A" table:number-columns-repeated="3"/>
        <table:table-row>
          <table:table-cell office:value-type="string">
            <text:p text:style-name="P41">Agnes Belzunce</text:p>
          </table:table-cell>
          <table:table-cell office:value-type="string">
            <text:p text:style-name="P41">Chris Bonde</text:p>
          </table:table-cell>
          <table:table-cell office:value-type="string">
            <text:p text:style-name="P41">Daniel Carrera</text:p>
          </table:table-cell>
        </table:table-row>
        <table:table-row>
          <table:table-cell office:value-type="string">
            <text:p text:style-name="P41">Regina Henschel</text:p>
          </table:table-cell>
          <table:table-cell office:value-type="string">
            <text:p text:style-name="P41">Michel Pinquier</text:p>
          </table:table-cell>
          <table:table-cell office:value-type="string">
            <text:p text:style-name="P41">Iain Roberts</text:p>
          </table:table-cell>
        </table:table-row>
        <table:table-row>
          <table:table-cell office:value-type="string">
            <text:p text:style-name="P41">Gary Schnabl</text:p>
          </table:table-cell>
          <table:table-cell office:value-type="string">
            <text:p text:style-name="P41">Joe Sellman</text:p>
          </table:table-cell>
          <table:table-cell office:value-type="string">
            <text:p text:style-name="P41">Jim Taylor </text:p>
          </table:table-cell>
        </table:table-row>
        <table:table-row>
          <table:table-cell office:value-type="string">
            <text:p text:style-name="P41">Alex Thurgood</text:p>
          </table:table-cell>
          <table:table-cell office:value-type="string">
            <text:p text:style-name="P41">Jean Hollis Weber</text:p>
          </table:table-cell>
          <table:table-cell office:value-type="string">
            <text:p text:style-name="P41">Linda Worthington</text:p>
          </table:table-cell>
        </table:table-row>
        <table:table-row>
          <table:table-cell office:value-type="string">
            <text:p text:style-name="P41">Michele Zarri</text:p>
          </table:table-cell>
          <table:table-cell office:value-type="string">
            <text:p text:style-name="P45"/>
          </table:table-cell>
          <table:table-cell office:value-type="string">
            <text:p text:style-name="P45"/>
          </table:table-cell>
        </table:table-row>
      </table:table>
      <text:h text:style-name="P107" text:outline-level="2"><text:bookmark-start text:name="__RefHeading__5644_1566568644"/>Datum vydání a verze programu<text:bookmark-end text:name="__RefHeading__5644_1566568644"/></text:h>
      <text:p text:style-name="P4">Published 21 July 2016. Kniha je určena pro LibreOffice 5.1.</text:p>
      <text:h text:style-name="Heading_20_2" text:outline-level="2"><text:bookmark-start text:name="__RefHeading__10532_462712302"/>Poznámka pro uživatele systému Mac<text:bookmark-end text:name="__RefHeading__10532_462712302"/></text:h>
      <text:p text:style-name="P17">Některé klávesové zkratky a položky nabídek jsou v systému Mac jiné než v systémech Windows a Linux. V následující tabulce jsou uvedeny nejdůležitější rozdíly, které se týkají informací v této kapitole. Podrobnější seznam se nachází v nápovědě k aplikaci.</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05">Windows nebo Linux</text:p>
          </table:table-cell>
          <table:table-cell table:style-name="Table3.A1" office:value-type="string">
            <text:p text:style-name="P105">Ekvivalent pro Mac</text:p>
          </table:table-cell>
          <table:table-cell table:style-name="Table3.A1" office:value-type="string">
            <text:p text:style-name="P105">Výsledek</text:p>
          </table:table-cell>
        </table:table-row>
        <table:table-row table:style-name="Table3.1">
          <table:table-cell table:style-name="Table3.A2" office:value-type="string">
            <text:p text:style-name="P39"><text:span text:style-name="LOMenuPath">Nástroje &gt; Možnosti</text:span> výběr v nabídce</text:p>
          </table:table-cell>
          <table:table-cell table:style-name="Table3.B2" office:value-type="string">
            <text:p text:style-name="P39"><text:span text:style-name="LOMenuPath">LibreOffice &gt; Předvolby</text:span></text:p>
          </table:table-cell>
          <table:table-cell table:style-name="Table3.B2" office:value-type="string">
            <text:p text:style-name="P39">Otevře nastavení s možnostmi<text:span text:style-name="LOEmphasis"> </text:span><text:span text:style-name="LOStrongEmphasis"><text:s/></text:span><text:span text:style-name="LOComputerCode"><text:s/></text:span></text:p>
          </table:table-cell>
        </table:table-row>
        <table:table-row table:style-name="Table3.1">
          <table:table-cell table:style-name="Table3.A2" office:value-type="string">
            <text:p text:style-name="P39"><text:span text:style-name="LOKeystroke">Klepnutí pravým tlačítkem</text:span></text:p>
          </table:table-cell>
          <table:table-cell table:style-name="Table3.A2" office:value-type="string">
            <text:p text:style-name="P39">Control + klepnutí a/nebo klepnutí pravým tlačítkem v závislosti na operačním systému počítače</text:p>
          </table:table-cell>
          <table:table-cell table:style-name="Table3.B2" office:value-type="string">
            <text:p text:style-name="P39">Otevře se místní nabídka</text:p>
          </table:table-cell>
        </table:table-row>
        <table:table-row table:style-name="Table3.1">
          <table:table-cell table:style-name="Table3.A2" office:value-type="string">
            <text:p text:style-name="P39"><text:span text:style-name="LOKeystroke">Ctrl</text:span> (<text:span text:style-name="LOKeystroke">Control</text:span>)</text:p>
          </table:table-cell>
          <table:table-cell table:style-name="Table3.A2" office:value-type="string">
            <text:p text:style-name="P39">⌘ (<text:span text:style-name="LOKeystroke">Command</text:span>)</text:p>
          </table:table-cell>
          <table:table-cell table:style-name="Table3.A2" office:value-type="string">
            <text:p text:style-name="P39">Používá se i s jinými klávesami</text:p>
          </table:table-cell>
        </table:table-row>
        <table:table-row table:style-name="Table3.1">
          <table:table-cell table:style-name="Table3.A2" office:value-type="string">
            <text:p text:style-name="P39"><text:span text:style-name="LOKeystroke">F5</text:span></text:p>
          </table:table-cell>
          <table:table-cell table:style-name="Table3.A2" office:value-type="string">
            <text:p text:style-name="P39"><text:span text:style-name="LOKeystroke">Shift</text:span>+⌘+<text:span text:style-name="LOKeystroke">F5</text:span></text:p>
          </table:table-cell>
          <table:table-cell table:style-name="Table3.A2" office:value-type="string">
            <text:p text:style-name="P39">Otevře Navigátor</text:p>
          </table:table-cell>
        </table:table-row>
        <table:table-row table:style-name="Table3.1">
          <table:table-cell table:style-name="Table3.A2" office:value-type="string">
            <text:p text:style-name="P39"><text:span text:style-name="LOKeystroke">F11</text:span></text:p>
          </table:table-cell>
          <table:table-cell table:style-name="Table3.A2" office:value-type="string">
            <text:p text:style-name="P39">⌘+<text:span text:style-name="LOKeystroke">T</text:span></text:p>
          </table:table-cell>
          <table:table-cell table:style-name="Table3.A2" office:value-type="string">
            <text:p text:style-name="P39">Otevře okno Styly a formátování.</text:p>
          </table:table-cell>
        </table:table-row>
      </table:table>
      <text:p text:style-name="P104"/>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99"><text:a xlink:type="simple" xlink:href="#__RefHeading__5636_1566568644" text:style-name="Index_20_Link" text:visited-style-name="Index_20_Link">Autorská práva<text:tab/>2</text:a></text:p>
          <text:p text:style-name="P102"><text:a xlink:type="simple" xlink:href="#__RefHeading__5638_1566568644" text:style-name="Index_20_Link" text:visited-style-name="Index_20_Link">Přispěvatelé<text:tab/>2</text:a></text:p>
          <text:p text:style-name="P102"><text:a xlink:type="simple" xlink:href="#__RefHeading__5640_1566568644" text:style-name="Index_20_Link" text:visited-style-name="Index_20_Link">Zpětná vazba<text:tab/>2</text:a></text:p>
          <text:p text:style-name="P102"><text:a xlink:type="simple" xlink:href="#__RefHeading__5642_1566568644" text:style-name="Index_20_Link" text:visited-style-name="Index_20_Link">Poděkování<text:tab/>2</text:a></text:p>
          <text:p text:style-name="P102"><text:a xlink:type="simple" xlink:href="#__RefHeading__5644_1566568644" text:style-name="Index_20_Link" text:visited-style-name="Index_20_Link">Datum vydání a verze programu<text:tab/>2</text:a></text:p>
          <text:p text:style-name="P102"><text:a xlink:type="simple" xlink:href="#__RefHeading__10532_462712302" text:style-name="Index_20_Link" text:visited-style-name="Index_20_Link">Poznámka pro uživatele systému Mac<text:tab/>2</text:a></text:p>
          <text:p text:style-name="P99"><text:a xlink:type="simple" xlink:href="#__RefHeading___Toc10589_1210483707" text:style-name="Index_20_Link" text:visited-style-name="Index_20_Link">Co je Draw?<text:tab/>6</text:a></text:p>
          <text:p text:style-name="P99"><text:a xlink:type="simple" xlink:href="#__RefHeading__13170_1507506698" text:style-name="Index_20_Link" text:visited-style-name="Index_20_Link">Hlavní okno programu Draw<text:tab/>6</text:a></text:p>
          <text:p text:style-name="P102"><text:a xlink:type="simple" xlink:href="#__RefHeading__8208_768437039" text:style-name="Index_20_Link" text:visited-style-name="Index_20_Link">Pracovní plocha<text:tab/>6</text:a></text:p>
          <text:p text:style-name="P102"><text:a xlink:type="simple" xlink:href="#__RefHeading__8210_768437039" text:style-name="Index_20_Link" text:visited-style-name="Index_20_Link">Pages pane<text:tab/>7</text:a></text:p>
          <text:p text:style-name="P102"><text:a xlink:type="simple" xlink:href="#__RefHeading___Toc5330_144954329" text:style-name="Index_20_Link" text:visited-style-name="Index_20_Link">Layers bar<text:tab/>7</text:a></text:p>
          <text:p text:style-name="P102"><text:a xlink:type="simple" xlink:href="#__RefHeading__8212_768437039" text:style-name="Index_20_Link" text:visited-style-name="Index_20_Link">Postranní lišta<text:tab/>7</text:a></text:p>
          <text:p text:style-name="P102"><text:a xlink:type="simple" xlink:href="#__RefHeading__8214_768437039" text:style-name="Index_20_Link" text:visited-style-name="Index_20_Link">Pravítka<text:tab/>8</text:a></text:p>
          <text:p text:style-name="P102"><text:a xlink:type="simple" xlink:href="#__RefHeading__9317_1454631700" text:style-name="Index_20_Link" text:visited-style-name="Index_20_Link">Stavový řádek<text:tab/>9</text:a></text:p>
          <text:p text:style-name="P102"><text:a xlink:type="simple" xlink:href="#__RefHeading__9319_1454631700" text:style-name="Index_20_Link" text:visited-style-name="Index_20_Link">Nástrojové lišty<text:tab/>9</text:a></text:p>
          <text:p text:style-name="P103"><text:a xlink:type="simple" xlink:href="#__RefHeading__5616_672223153" text:style-name="Index_20_Link" text:visited-style-name="Index_20_Link">Nástrojová lišta Standardní<text:tab/>9</text:a></text:p>
          <text:p text:style-name="P103"><text:a xlink:type="simple" xlink:href="#__RefHeading___Toc10591_1210483707" text:style-name="Index_20_Link" text:visited-style-name="Index_20_Link">Nástrojová lišta Kresba<text:tab/>9</text:a></text:p>
          <text:p text:style-name="P103"><text:a xlink:type="simple" xlink:href="#__RefHeading__13174_1507506698" text:style-name="Index_20_Link" text:visited-style-name="Index_20_Link">Nástrojová lišta Čára a výplň<text:tab/>10</text:a></text:p>
          <text:p text:style-name="P103"><text:a xlink:type="simple" xlink:href="#__RefHeading__4451_1904091681" text:style-name="Index_20_Link" text:visited-style-name="Index_20_Link">Nástrojová lišta Formátování textu<text:tab/>10</text:a></text:p>
          <text:p text:style-name="P103"><text:a xlink:type="simple" xlink:href="#__RefHeading__4453_1904091681" text:style-name="Index_20_Link" text:visited-style-name="Index_20_Link">Nástrojová lišta Možnosti<text:tab/>10</text:a></text:p>
          <text:p text:style-name="P99"><text:a xlink:type="simple" xlink:href="#__RefHeading___Toc8673_1651274080" text:style-name="Index_20_Link" text:visited-style-name="Index_20_Link">Working with layers<text:tab/>10</text:a></text:p>
          <text:p text:style-name="P102"><text:a xlink:type="simple" xlink:href="#__RefHeading___Toc4318_144954329" text:style-name="Index_20_Link" text:visited-style-name="Index_20_Link">Adding a layer<text:tab/>10</text:a></text:p>
          <text:p text:style-name="P99"><text:a xlink:type="simple" xlink:href="#__RefHeading__4455_1904091681" text:style-name="Index_20_Link" text:visited-style-name="Index_20_Link">Volba a definování barev<text:tab/>11</text:a></text:p>
          <text:p text:style-name="P99"><text:a xlink:type="simple" xlink:href="#__RefHeading___Toc10593_1210483707" text:style-name="Index_20_Link" text:visited-style-name="Index_20_Link">Kreslení základních tvarů<text:tab/>12</text:a></text:p>
          <text:p text:style-name="P102"><text:a xlink:type="simple" xlink:href="#__RefHeading__9335_1454631700" text:style-name="Index_20_Link" text:visited-style-name="Index_20_Link">Kreslení přímých čar<text:tab/>12</text:a></text:p>
          <text:p text:style-name="P102"><text:a xlink:type="simple" xlink:href="#__RefHeading___Toc10595_1210483707" text:style-name="Index_20_Link" text:visited-style-name="Index_20_Link">Kreslení šipek<text:tab/>14</text:a></text:p>
          <text:p text:style-name="P102"><text:a xlink:type="simple" xlink:href="#__RefHeading__9339_1454631700" text:style-name="Index_20_Link" text:visited-style-name="Index_20_Link">Volba zakončení čáry<text:tab/>14</text:a></text:p>
          <text:p text:style-name="P102"><text:a xlink:type="simple" xlink:href="#__RefHeading__5970_1559630130" text:style-name="Index_20_Link" text:visited-style-name="Index_20_Link">Kreslení obdélníků a čtverců<text:tab/>14</text:a></text:p>
          <text:p text:style-name="P102"><text:a xlink:type="simple" xlink:href="#__RefHeading__9343_1454631700" text:style-name="Index_20_Link" text:visited-style-name="Index_20_Link">Kreslení kruhů a elips<text:tab/>15</text:a></text:p>
          <text:p text:style-name="P102"><text:a xlink:type="simple" xlink:href="#__RefHeading__9345_1454631700" text:style-name="Index_20_Link" text:visited-style-name="Index_20_Link">Kreslení křivek a mnohoúhelníků<text:tab/>15</text:a></text:p>
          <text:p text:style-name="P103"><text:a xlink:type="simple" xlink:href="#__RefHeading__5921_1624572910" text:style-name="Index_20_Link" text:visited-style-name="Index_20_Link">Křivky<text:tab/>16</text:a></text:p>
          <text:p text:style-name="P103"><text:a xlink:type="simple" xlink:href="#__RefHeading__4553_469368720" text:style-name="Index_20_Link" text:visited-style-name="Index_20_Link">Mnohoúhelníky<text:tab/>16</text:a></text:p>
          <text:p text:style-name="P103"><text:a xlink:type="simple" xlink:href="#__RefHeading__4555_469368720" text:style-name="Index_20_Link" text:visited-style-name="Index_20_Link">Mnohoúhelníky 45°<text:tab/>16</text:a></text:p>
          <text:p text:style-name="P103"><text:a xlink:type="simple" xlink:href="#__RefHeading__4557_469368720" text:style-name="Index_20_Link" text:visited-style-name="Index_20_Link">Čáry od ruky<text:tab/>16</text:a></text:p>
          <text:p text:style-name="P102"><text:a xlink:type="simple" xlink:href="#__RefHeading__9347_1454631700" text:style-name="Index_20_Link" text:visited-style-name="Index_20_Link">Přidávání textu<text:tab/>16</text:a></text:p>
          <text:p text:style-name="P99"><text:a xlink:type="simple" xlink:href="#__RefHeading__6320_1624572910" text:style-name="Index_20_Link" text:visited-style-name="Index_20_Link">Záchytné body a spojnice<text:tab/>17</text:a></text:p>
          <text:p text:style-name="P102"><text:a xlink:type="simple" xlink:href="#__RefHeading__18672_491515632" text:style-name="Index_20_Link" text:visited-style-name="Index_20_Link">Záchytné body<text:tab/>17</text:a></text:p>
          <text:p text:style-name="P102"><text:a xlink:type="simple" xlink:href="#__RefHeading___Toc10597_1210483707" text:style-name="Index_20_Link" text:visited-style-name="Index_20_Link">Spojnice<text:tab/>18</text:a></text:p>
          <text:p text:style-name="P99"><text:a xlink:type="simple" xlink:href="#__RefHeading__5972_1559630130" text:style-name="Index_20_Link" text:visited-style-name="Index_20_Link">Kreslení geometrických tvarů<text:tab/>19</text:a></text:p>
          <text:p text:style-name="P102"><text:a xlink:type="simple" xlink:href="#__RefHeading__18690_491515632" text:style-name="Index_20_Link" text:visited-style-name="Index_20_Link">Základní tvary<text:tab/>19</text:a></text:p>
          <text:p text:style-name="P102"><text:a xlink:type="simple" xlink:href="#__RefHeading__5974_1559630130" text:style-name="Index_20_Link" text:visited-style-name="Index_20_Link">Tvary symbolů<text:tab/>19</text:a></text:p>
          <text:p text:style-name="P102"><text:a xlink:type="simple" xlink:href="#__RefHeading__5976_1559630130" text:style-name="Index_20_Link" text:visited-style-name="Index_20_Link">Blokové šipky<text:tab/>19</text:a></text:p>
          <text:p text:style-name="P102"><text:a xlink:type="simple" xlink:href="#__RefHeading__5978_1559630130" text:style-name="Index_20_Link" text:visited-style-name="Index_20_Link">Vývojové diagramy<text:tab/>20</text:a></text:p>
          <text:p text:style-name="P102"><text:soft-page-break/><text:a xlink:type="simple" xlink:href="#__RefHeading__5980_1559630130" text:style-name="Index_20_Link" text:visited-style-name="Index_20_Link">Bubliny<text:tab/>20</text:a></text:p>
          <text:p text:style-name="P102"><text:a xlink:type="simple" xlink:href="#__RefHeading__5982_1559630130" text:style-name="Index_20_Link" text:visited-style-name="Index_20_Link">Hvězdy<text:tab/>20</text:a></text:p>
          <text:p text:style-name="P99"><text:a xlink:type="simple" xlink:href="#__RefHeading__5220_1547060756" text:style-name="Index_20_Link" text:visited-style-name="Index_20_Link">Výběr objektů<text:tab/>20</text:a></text:p>
          <text:p text:style-name="P102"><text:a xlink:type="simple" xlink:href="#__RefHeading__5222_1547060756" text:style-name="Index_20_Link" text:visited-style-name="Index_20_Link">Přímý výběr<text:tab/>20</text:a></text:p>
          <text:p text:style-name="P102"><text:a xlink:type="simple" xlink:href="#__RefHeading__5224_1547060756" text:style-name="Index_20_Link" text:visited-style-name="Index_20_Link">Výběr pomocí rámu<text:tab/>20</text:a></text:p>
          <text:p text:style-name="P102"><text:a xlink:type="simple" xlink:href="#__RefHeading__3248_155488990" text:style-name="Index_20_Link" text:visited-style-name="Index_20_Link">Výběr skrytých objektů<text:tab/>21</text:a></text:p>
          <text:p text:style-name="P102"><text:a xlink:type="simple" xlink:href="#__RefHeading___Toc10599_1210483707" text:style-name="Index_20_Link" text:visited-style-name="Index_20_Link">Uspořádání objektů<text:tab/>21</text:a></text:p>
          <text:p text:style-name="P99"><text:a xlink:type="simple" xlink:href="#__RefHeading__5479_144512367" text:style-name="Index_20_Link" text:visited-style-name="Index_20_Link">Přesun a nastavení velikosti objektů<text:tab/>22</text:a></text:p>
          <text:p text:style-name="P102"><text:a xlink:type="simple" xlink:href="#__RefHeading__5233_1547060756" text:style-name="Index_20_Link" text:visited-style-name="Index_20_Link">Přesun objektů<text:tab/>22</text:a></text:p>
          <text:p text:style-name="P102"><text:a xlink:type="simple" xlink:href="#__RefHeading__5481_144512367" text:style-name="Index_20_Link" text:visited-style-name="Index_20_Link">Nastavení velikosti objektu<text:tab/>22</text:a></text:p>
          <text:p text:style-name="P99"><text:a xlink:type="simple" xlink:href="#__RefHeading__5244_1547060756" text:style-name="Index_20_Link" text:visited-style-name="Index_20_Link">Otočení a zkosení objektu<text:tab/>23</text:a></text:p>
          <text:p text:style-name="P102"><text:a xlink:type="simple" xlink:href="#__RefHeading___Toc10601_1210483707" text:style-name="Index_20_Link" text:visited-style-name="Index_20_Link">Otočení objektu<text:tab/>23</text:a></text:p>
          <text:p text:style-name="P102"><text:a xlink:type="simple" xlink:href="#__RefHeading__3268_155488990" text:style-name="Index_20_Link" text:visited-style-name="Index_20_Link">Zkosení objektu<text:tab/>24</text:a></text:p>
          <text:p text:style-name="P99"><text:a xlink:type="simple" xlink:href="#__RefHeading__5483_144512367" text:style-name="Index_20_Link" text:visited-style-name="Index_20_Link">Úprava objektů<text:tab/>24</text:a></text:p>
          <text:p text:style-name="P102"><text:a xlink:type="simple" xlink:href="#__RefHeading___Toc14726_761827630" text:style-name="Index_20_Link" text:visited-style-name="Index_20_Link">Nástrojová lišta Čára a výplň<text:tab/>25</text:a></text:p>
          <text:p text:style-name="P102"><text:a xlink:type="simple" xlink:href="#__RefHeading__5485_144512367" text:style-name="Index_20_Link" text:visited-style-name="Index_20_Link">Nástrojová lišta Formátování textu<text:tab/>25</text:a></text:p>
          <text:p text:style-name="P102"><text:a xlink:type="simple" xlink:href="#__RefHeading___Toc24347_584484948" text:style-name="Index_20_Link" text:visited-style-name="Index_20_Link">Vlastnosti na postranní liště<text:tab/>25</text:a></text:p>
          <text:p text:style-name="P102"><text:a xlink:type="simple" xlink:href="#__RefHeading__5487_144512367" text:style-name="Index_20_Link" text:visited-style-name="Index_20_Link">Místní nabídka<text:tab/>26</text:a></text:p>
          <text:p text:style-name="P102"><text:a xlink:type="simple" xlink:href="#__RefHeading__5489_144512367" text:style-name="Index_20_Link" text:visited-style-name="Index_20_Link">Formátování čar a ohraničení<text:tab/>26</text:a></text:p>
          <text:p text:style-name="P102"><text:a xlink:type="simple" xlink:href="#__RefHeading__3967_785521723" text:style-name="Index_20_Link" text:visited-style-name="Index_20_Link">Arrows, arrowheads, and line endings<text:tab/>27</text:a></text:p>
          <text:p text:style-name="P99"><text:a xlink:type="simple" xlink:href="#__RefHeading__6817_144512367" text:style-name="Index_20_Link" text:visited-style-name="Index_20_Link">Formátování výplně oblasti<text:tab/>27</text:a></text:p>
          <text:p text:style-name="P99"><text:a xlink:type="simple" xlink:href="#__RefHeading__6819_144512367" text:style-name="Index_20_Link" text:visited-style-name="Index_20_Link">Používání stylů<text:tab/>28</text:a></text:p>
          <text:p text:style-name="P99"><text:a xlink:type="simple" xlink:href="#__RefHeading__3973_785521723" text:style-name="Index_20_Link" text:visited-style-name="Index_20_Link">Umísťování objektů<text:tab/>28</text:a></text:p>
          <text:p text:style-name="P102"><text:a xlink:type="simple" xlink:href="#__RefHeading__8156_785521723" text:style-name="Index_20_Link" text:visited-style-name="Index_20_Link">Funkce přichycení<text:tab/>28</text:a></text:p>
          <text:p text:style-name="P102"><text:a xlink:type="simple" xlink:href="#__RefHeading__9323_1454631700" text:style-name="Index_20_Link" text:visited-style-name="Index_20_Link">Přichycení k mřížce<text:tab/>28</text:a></text:p>
          <text:p text:style-name="P103"><text:a xlink:type="simple" xlink:href="#__RefHeading__8158_785521723" text:style-name="Index_20_Link" text:visited-style-name="Index_20_Link">Zobrazení mřížky<text:tab/>29</text:a></text:p>
          <text:p text:style-name="P103"><text:a xlink:type="simple" xlink:href="#__RefHeading___Toc10603_1210483707" text:style-name="Index_20_Link" text:visited-style-name="Index_20_Link">Nastavení mřížky<text:tab/>29</text:a></text:p>
          <text:p text:style-name="P102"><text:a xlink:type="simple" xlink:href="#__RefHeading__6823_144512367" text:style-name="Index_20_Link" text:visited-style-name="Index_20_Link">Vodítka<text:tab/>29</text:a></text:p>
          <text:p text:style-name="P99"><text:a xlink:type="simple" xlink:href="#__RefHeading__9397_1454631700" text:style-name="Index_20_Link" text:visited-style-name="Index_20_Link">Používání speciálních efektů<text:tab/>30</text:a></text:p>
          <text:p text:style-name="P102"><text:a xlink:type="simple" xlink:href="#__RefHeading__6825_144512367" text:style-name="Index_20_Link" text:visited-style-name="Index_20_Link">Překlápění objektů<text:tab/>30</text:a></text:p>
          <text:p text:style-name="P102"><text:a xlink:type="simple" xlink:href="#__RefHeading__6905_1366977074" text:style-name="Index_20_Link" text:visited-style-name="Index_20_Link">Zrcadlové kopie<text:tab/>30</text:a></text:p>
          <text:p text:style-name="P102"><text:a xlink:type="simple" xlink:href="#__RefHeading__7989_617642355" text:style-name="Index_20_Link" text:visited-style-name="Index_20_Link">Deformování objektů<text:tab/>30</text:a></text:p>
          <text:p text:style-name="P102"><text:a xlink:type="simple" xlink:href="#__RefHeading__9405_1454631700" text:style-name="Index_20_Link" text:visited-style-name="Index_20_Link">Dynamické průhledné přechody<text:tab/>31</text:a></text:p>
          <text:p text:style-name="P102"><text:a xlink:type="simple" xlink:href="#__RefHeading__9407_1454631700" text:style-name="Index_20_Link" text:visited-style-name="Index_20_Link">Duplikování<text:tab/>31</text:a></text:p>
          <text:p text:style-name="P102"><text:a xlink:type="simple" xlink:href="#__RefHeading__5339_1081412569" text:style-name="Index_20_Link" text:visited-style-name="Index_20_Link">Přechod tvarů<text:tab/>32</text:a></text:p>
          <text:p text:style-name="P99"><text:a xlink:type="simple" xlink:href="#__RefHeading___Toc10605_1210483707" text:style-name="Index_20_Link" text:visited-style-name="Index_20_Link">Skládání více objektů<text:tab/>32</text:a></text:p>
          <text:p text:style-name="P102"><text:a xlink:type="simple" xlink:href="#__RefHeading__9413_1454631700" text:style-name="Index_20_Link" text:visited-style-name="Index_20_Link">Seskupení<text:tab/>33</text:a></text:p>
          <text:p text:style-name="P103"><text:a xlink:type="simple" xlink:href="#__RefHeading__7995_617642355" text:style-name="Index_20_Link" text:visited-style-name="Index_20_Link">Dočasné seskupení<text:tab/>33</text:a></text:p>
          <text:p text:style-name="P103"><text:a xlink:type="simple" xlink:href="#__RefHeading__7997_617642355" text:style-name="Index_20_Link" text:visited-style-name="Index_20_Link">Trvalé seskupení<text:tab/>33</text:a></text:p>
          <text:p text:style-name="P103"><text:a xlink:type="simple" xlink:href="#__RefHeading__9415_1454631700" text:style-name="Index_20_Link" text:visited-style-name="Index_20_Link">Zrušení seskupení<text:tab/>33</text:a></text:p>
          <text:p text:style-name="P102"><text:a xlink:type="simple" xlink:href="#__RefHeading__9417_1454631700" text:style-name="Index_20_Link" text:visited-style-name="Index_20_Link">Skládání objektů<text:tab/>33</text:a></text:p>
          <text:p text:style-name="P99"><text:a xlink:type="simple" xlink:href="#__RefHeading__9419_1454631700" text:style-name="Index_20_Link" text:visited-style-name="Index_20_Link">Arranging, aligning, and distributing objects<text:tab/>33</text:a></text:p>
          <text:p text:style-name="P99"><text:a xlink:type="simple" xlink:href="#__RefHeading__19740_1454631700" text:style-name="Index_20_Link" text:visited-style-name="Index_20_Link">Vkládání a úprava obrázků<text:tab/>34</text:a></text:p>
          <text:p text:style-name="P99"><text:soft-page-break/><text:a xlink:type="simple" xlink:href="#__RefHeading__9423_1454631700" text:style-name="Index_20_Link" text:visited-style-name="Index_20_Link">Práce s 3D objekty<text:tab/>34</text:a></text:p>
          <text:p text:style-name="P99"><text:a xlink:type="simple" xlink:href="#__RefHeading__9427_1454631700" text:style-name="Index_20_Link" text:visited-style-name="Index_20_Link">Exportování obrázků<text:tab/>34</text:a></text:p>
          <text:p text:style-name="P99"><text:a xlink:type="simple" xlink:href="#__RefHeading__9429_1454631700" text:style-name="Index_20_Link" text:visited-style-name="Index_20_Link">Vkládání komentářů ke kresbám<text:tab/>34</text:a></text:p>
        </text:index-body>
      </text:table-of-content>
      <text:p text:style-name="Page_20_Break"/>
      <text:h text:style-name="P168" text:outline-level="1"><text:bookmark-start text:name="__RefHeading___Toc10589_1210483707"/>Co je Draw?<text:bookmark-end text:name="__RefHeading___Toc10589_1210483707"/></text:h>
      <text:p text:style-name="P8"><text:span text:style-name="LOStrongEmphasis">LibreOffice Draw</text:span> je <text:alphabetical-index-mark text:string-value="vektorová grafika"/>vektorový grafický kreslicí program, ačkoliv může být použit také k provádění určitých operací na rastrové grafice (bodové). Pomocí programu Draw můžeme rychle vytvořit širokou škálu obrázků.</text:p>
      <text:p text:style-name="P8">Vector graphics store and display an image as an assembly of simple geometric elements such as lines, circles, and polygons, rather than a collection <text:alphabetical-index-mark text:string-value="body"/>of pixels (points on the screen). Vektorová grafika umožňuje snáze obrázek ukládat a měnit jeho velikost.</text:p>
      <text:p text:style-name="P8">Program Draw je plně integrován do balíku LibreOffice, což zjednodušuje výměnu obrázků s ostatními součástmi balíku. Pokud například vytvoříme obrázek v programu Draw, v programu Writer ho použijeme tak, že ho jednoduše zkopírujeme do schránky a vložíme. S kresbami můžeme pracovat také přímo z programu Writer nebo Impress pomocí sady funkcí a nástrojů z <text:span text:style-name="LOStrongEmphasis">Draw</text:span>.</text:p>
      <text:p text:style-name="P8">Možnosti programu Draw jsou značné, a třebaže nebyl vytvořen jako náhrada pokročilých grafických programů, obsahuje více funkcí, než mají nástroje pro kresby, které jsou v kancelářských balících zpravidla integrovány.</text:p>
      <text:p text:style-name="P8">Několik příkladů funkcí pro kresby: správa vrstev, mřížka s přichytáváním, zobrazení kót a měřítka, spojnice pro vytváření organizačních grafů, funkce pro vytváření trojrozměrných kreseb (s texturou a světelnými efekty), integrace kresby a stylu stránky a Bézierovy křivky.</text:p>
      <text:p text:style-name="P8">V této kapitole jsou uvedeny některé vlastnosti programu Draw, nejde o vyčerpávající popis všech vlastností. Více informací se nachází v příručce <text:span text:style-name="LOEmphasis">Draw Guide</text:span> a v nápovědě k programu.</text:p>
      <text:h text:style-name="P162" text:outline-level="1"><text:bookmark-start text:name="__RefHeading__13170_1507506698"/>Hlavní okno programu Draw<text:bookmark-end text:name="__RefHeading__13170_1507506698"/></text:h>
      <text:p text:style-name="P8">The main components of <text:alphabetical-index-mark text:string-value="Draw" text:key1="pracovní plocha"/>the<text:alphabetical-index-mark text:string-value="hlavní okno" text:key1="Draw"/> Draw main window are shown in Figure <text:sequence-ref text:reference-format="value" text:ref-name="refFigure0">1</text:sequence-ref>:</text:p>
      <text:list xml:id="list5666113683212900390" text:style-name="List_20_1">
        <text:list-item>
          <text:p text:style-name="P130">Hlavní nabídka</text:p>
        </text:list-item>
        <text:list-item>
          <text:p text:style-name="P130">Nástrojová lišta Standardní</text:p>
        </text:list-item>
        <text:list-item>
          <text:p text:style-name="P130">Pages pane</text:p>
        </text:list-item>
        <text:list-item>
          <text:p text:style-name="P130">Pracovní plocha</text:p>
        </text:list-item>
        <text:list-item>
          <text:p text:style-name="P130">Stavový řádek</text:p>
        </text:list-item>
        <text:list-item>
          <text:p text:style-name="P131">Layers bar</text:p>
        </text:list-item>
        <text:list-item>
          <text:p text:style-name="P130">Nástrojová lišta Kresba</text:p>
        </text:list-item>
        <text:list-item>
          <text:p text:style-name="P130">Postranní lišta</text:p>
        </text:list-item>
      </text:list>
      <text:h text:style-name="P108" text:outline-level="2"><text:bookmark-start text:name="__RefHeading__8208_768437039"/>Pracovní plocha<text:bookmark-end text:name="__RefHeading__8208_768437039"/></text:h>
      <text:p text:style-name="P22">Rozsáhlá oblast ve středu okna (pracovní plocha) slouží k vytváření kreseb. Kolem této oblasti lze umístit nástrojové lišty a oblasti s informacemi. The number and position of the visible tools vary with the task in hand and user preferences, therefore your setup may look different from Figure <text:sequence-ref text:reference-format="value" text:ref-name="refFigure0">1</text:sequence-ref>.</text:p>
      <text:p text:style-name="P6">Maximální velikost kresby je v programu LibreOffice Draw 300 cm krát 300 cm.</text:p>
      <text:h text:style-name="P109" text:outline-level="2">Pages pane</text:h>
      <text:p text:style-name="P7">Kresbu v programu Draw můžeme rozdělit na několik stránek. Vícestránkové kresby se používají zejména pro prezentace. Panel <text:span text:style-name="LOEmphasis">Stránky</text:span> poskytuje náhled na stránky, které kresba obsahuje. If <text:soft-page-break/>the Pages pane is not visible, go to <text:span text:style-name="LOMenuPath">View</text:span> on the Menu bar and select <text:span text:style-name="LOMenuPath">Page Pane</text:span>. To make changes to the page order, drag and drop one or more pages.</text:p>
      <text:p text:style-name="P59"><draw:frame draw:style-name="fr1" draw:name="Frame39" text:anchor-type="as-char" svg:width="6.6929in" draw:z-index="5"><draw:text-box fo:min-height="5.0673in"><text:p text:style-name="P70"><draw:frame draw:style-name="fr18" draw:name="Image7" text:anchor-type="as-char" svg:width="6.6929in" svg:height="4.7945in" draw:z-index="6"><draw:image xlink:href="Pictures/10000201000002DA0000020B8E2331966431C2D5.png" xlink:type="simple" xlink:show="embed" xlink:actuate="onLoad"/></draw:frame></text:p><text:p text:style-name="Caption">Obrázek <text:sequence text:ref-name="refFigure0" text:name="Figure" text:formula="ooow:Figure+1" style:num-format="1">1</text:sequence>: Pracovní plocha programu LibreOffice Draw</text:p></draw:text-box></draw:frame></text:p>
      <text:h text:style-name="P110" text:outline-level="2"><text:bookmark-start text:name="__RefHeading___Toc5330_144954329"/>Layers bar<text:bookmark-end text:name="__RefHeading___Toc5330_144954329"/></text:h>
      <text:p text:style-name="P29">A layer is a workspace where you insert your drawings elements and objects. The layers bar is located on the bottom of the workplace and contains the guides for layer selection and layer command. For more information on layers see “<text:bookmark-ref text:reference-format="text" text:ref-name="__RefHeading___Toc8673_1651274080">Working with layers</text:bookmark-ref>“ on page <text:bookmark-ref text:reference-format="page" text:ref-name="__RefHeading___Toc8673_1651274080">11</text:bookmark-ref>.</text:p>
      <text:h text:style-name="P111" text:outline-level="2"><text:bookmark-start text:name="__RefHeading__8212_768437039"/>Postranní lišta<text:bookmark-end text:name="__RefHeading__8212_768437039"/></text:h>
      <text:p text:style-name="P8"><text:span text:style-name="LOEmphasis">Postranní lišta</text:span> má čtyři hlavní části. To expand a section, click on its icon or click on the small triangle at the top of the icons and select a section from the drop down list. Nemůže být otevřeno víc částí zároveň. If the Sidebar is not visible, go to <text:span text:style-name="LOMenuPath">View</text:span> on the Menu bar and select <text:span text:style-name="LOMenuPath">Sidebar</text:span> from the context menu.</text:p>
      <text:p text:style-name="P89">Vlastnosti<draw:frame draw:style-name="fr19" draw:name="Image26" text:anchor-type="as-char" svg:width="0.3in" svg:height="0.2799in" draw:z-index="13"><draw:image xlink:href="Pictures/20000009000003D40000031BBBADE58CF4D9DE57.svm" xlink:type="simple" xlink:show="embed" xlink:actuate="onLoad"/></draw:frame></text:p>
      <text:p text:style-name="P88">Otevře dílčí části s vlastnostmi objektů, které můžeme podle svých požadavků změnit. The sub-sections are <text:span text:style-name="LOEmphasis">Insert Shapes</text:span>, <text:span text:style-name="LOEmphasis">Character</text:span>, <text:span text:style-name="LOEmphasis">Paragraph</text:span>, <text:span text:style-name="LOEmphasis">Area</text:span>, <text:span text:style-name="LOEmphasis">Line</text:span> and <text:span text:style-name="LOEmphasis">Position and Size</text:span>.</text:p>
      <text:p text:style-name="P89">Styly a formátování<draw:frame draw:style-name="fr19" draw:name="Image27" text:anchor-type="as-char" svg:width="0.2953in" svg:height="0.2953in" draw:z-index="14"><draw:image xlink:href="Pictures/20000009000003D40000038577304603D474B6A5.svm" xlink:type="simple" xlink:show="embed" xlink:actuate="onLoad"/></draw:frame></text:p>
      <text:p text:style-name="P88">V této části můžeme upravit a na objekty kresby použít styly obrázku. Pokud styl upravíme, změny se automaticky projeví u všech prvků kresby formátovaných tímto stylem obrázku.</text:p>
      <text:p text:style-name="P89"><text:soft-page-break/>Galerie<draw:frame draw:style-name="fr20" draw:name="Image28" text:anchor-type="as-char" svg:width="0.2953in" svg:height="0.2701in" draw:z-index="15"><draw:image xlink:href="Pictures/2000000900000385000002E603807BF47B8C0670.svm" xlink:type="simple" xlink:show="embed" xlink:actuate="onLoad"/></draw:frame></text:p>
      <text:p text:style-name="P88">Otevře galerii, odkud můžeme do kresby vkládat objekty, a to buď jako kopii, nebo jako odkaz. Kopie je objekt nezávislý na původním objektu. Změny původního objektu kopii nijak neovlivní. Odkaz zůstává na původním objektu závislý. Změny původního objektu se projeví také na odkazu.</text:p>
      <text:p text:style-name="P89">Navigátor<draw:frame draw:style-name="fr21" draw:name="Image29" text:anchor-type="as-char" svg:width="0.2953in" svg:height="0.2799in" draw:z-index="16"><draw:image xlink:href="Pictures/200000090000036A0000031B36DCC53BD02CF0A2.svm" xlink:type="simple" xlink:show="embed" xlink:actuate="onLoad"/></draw:frame></text:p>
      <text:p text:style-name="P88">Otevře Navigátor, pomocí nějž se můžeme rychle přesouvat mezi stránkami kresby nebo v kresbě vybírat objekty. Aby bylo možné stránky a objekty kresby v Navigátoru snadno rozpoznat, je vhodné jim dávat smysluplné názvy.</text:p>
      <text:h text:style-name="P108" text:outline-level="2"><text:bookmark-start text:name="__RefHeading__8214_768437039"/>Pravítka<text:bookmark-end text:name="__RefHeading__8214_768437039"/></text:h>
      <text:p text:style-name="P22"><text:alphabetical-index-mark text:string-value="pravítka"/>Pravítka (lišty s čísly) by se měla zobrazit na horní a levé straně pracovní plochy. If they are not visible, you can enable them by selecting <text:span text:style-name="LOMenuPath">View &gt; Ruler</text:span> in the Menu bar. The rulers show the size of a selected object on the page using double lines (highlighted in Figure <text:sequence-ref text:reference-format="value" text:ref-name="refFigure1">2</text:sequence-ref>). Pokud není žádný objekt vybrán, je na nich zobrazeno umístění ukazatele myši, což pomáhá při přesném umisťování objektů.</text:p>
      <text:p text:style-name="P8">Pravítka můžeme použít také pro snadnější umisťování pomocí úchytů objektů a vodítek.</text:p>
      <text:p text:style-name="P22"><text:alphabetical-index-mark text:string-value="okraje stránky"/>Na pravítkách jsou také znázorněny okraje stránky nacházející se v oblasti kresby. Tyto okraje můžeme přímo změnit tím, že na pravítkách přetáhneme myší. The margin area is indicated by the grayed out area on the rulers as shown in Figure <text:sequence-ref text:reference-format="value" text:ref-name="refFigure1">2</text:sequence-ref>.</text:p>
      <text:p text:style-name="P98"><draw:frame draw:style-name="fr2" draw:name="Frame16" text:anchor-type="as-char" svg:width="3.6555in" draw:z-index="21"><draw:text-box fo:min-height="2.2161in"><text:p text:style-name="P81"><draw:frame draw:style-name="fr18" draw:name="Image2" text:anchor-type="as-char" svg:width="2.5in" svg:height="1.95in" draw:z-index="22"><draw:image xlink:href="Pictures/100002010000029B000002120836E126B09ED67D.png" xlink:type="simple" xlink:show="embed" xlink:actuate="onLoad"/></draw:frame></text:p><text:p text:style-name="Caption">Obrázek <text:sequence text:ref-name="refFigure1" text:name="Figure" text:formula="ooow:Figure+1" style:num-format="1">2</text:sequence>: Pravítka zobrazující velikost vybraného objektu</text:p></draw:text-box></draw:frame></text:p>
      <text:p text:style-name="P46">To change the measurement units of the rulers, which can be defined independently, right-click on a ruler and select the measurement unit from the drop down list, as illustrated for the horizontal ruler in Figure <text:sequence-ref text:reference-format="value" text:ref-name="refFigure2">3</text:sequence-ref>.</text:p>
      <text:p text:style-name="P94"><draw:frame draw:style-name="fr3" draw:name="Frame17" text:anchor-type="as-char" svg:width="2.3in" draw:z-index="23"><draw:text-box fo:min-height="2.2661in"><text:p text:style-name="Caption"><draw:frame draw:style-name="fr18" draw:name="Image3" text:anchor-type="as-char" svg:width="2.3in" svg:height="2.0902in" draw:z-index="24"><draw:image xlink:href="Pictures/100000000000012700000112E7FC60BF217E11FF.png" xlink:type="simple" xlink:show="embed" xlink:actuate="onLoad"/></draw:frame></text:p><text:p text:style-name="Caption">Obrázek <text:sequence text:ref-name="refFigure2" text:name="Figure" text:formula="ooow:Figure+1" style:num-format="1">3</text:sequence>: Jednotky pravítka</text:p></draw:text-box></draw:frame></text:p>
      <text:h text:style-name="P108" text:outline-level="2"><text:bookmark-start text:name="__RefHeading__9317_1454631700"/><text:soft-page-break/>Stavový řádek<text:bookmark-end text:name="__RefHeading__9317_1454631700"/></text:h>
      <text:p text:style-name="P8">The Status bar is located at the bottom of the workspace in all LibreOffice components. It includes several Draw-specific fields. Podrobnosti o obsahu a použití těchto polí se nachází v této příručce v <text:span text:style-name="LOEmphasis">kapitole 1 Úvod do programu LibreOffice</text:span> a v <text:span text:style-name="LOEmphasis">kapitole 1 Introducing Draw příručky Draw Guide</text:span>.</text:p>
      <text:p text:style-name="P59"><draw:frame draw:style-name="fr4" draw:name="Frame18" text:anchor-type="as-char" svg:width="6.6929in" draw:z-index="25"><draw:text-box fo:min-height="1.4083in"><text:p text:style-name="P71"><draw:frame draw:style-name="fr18" draw:name="Image4" text:anchor-type="as-char" svg:width="6.6929in" svg:height="1.1228in" draw:z-index="26"><draw:image xlink:href="Pictures/10000201000003C5000000A2031AFB8392120DB7.png" xlink:type="simple" xlink:show="embed" xlink:actuate="onLoad"/></draw:frame></text:p><text:p text:style-name="Caption">Obrázek <text:sequence text:ref-name="refFigure3" text:name="Figure" text:formula="ooow:Figure+1" style:num-format="1">4</text:sequence>: Stavový řádek v programu Draw</text:p></draw:text-box></draw:frame></text:p>
      <text:list xml:id="list1458872779388661666" text:style-name="Heading_20_Note">
        <text:list-item>
          <text:p text:style-name="P123">Poznámka</text:p>
        </text:list-item>
      </text:list>
      <text:p text:style-name="P93">The sizes are given in the current measurement unit. They might not be the same as the ruler units. Měrnou jednotku stavového řádku určíme v <text:span text:style-name="LOMenuPath">Nástroje &gt; Možnosti &gt; LibreOffice Draw &gt; Obecné</text:span>, kde můžeme také změnit měřítko stránky.</text:p>
      <text:h text:style-name="P108" text:outline-level="2"><text:bookmark-start text:name="__RefHeading__9319_1454631700"/>Nástrojové lišty<text:bookmark-end text:name="__RefHeading__9319_1454631700"/></text:h>
      <text:p text:style-name="P8">To display or hide the various <text:alphabetical-index-mark text:string-value="nástrojové lišty" text:key1="Draw"/>Draw toolbars<text:alphabetical-index-mark text:string-value="Draw" text:key1="nástrojové lišty"/>, go to <text:span text:style-name="LOMenuPath">View &gt; Toolbars</text:span> on the Menu bar. V nabídce, která se zobrazí, vybereme nástrojové lišty, které chceme zobrazit. For more about working with toolbars, see <text:span text:style-name="LOEmphasis">Chapter 1 Introducing LibreOffice</text:span> in this guide.</text:p>
      <text:p text:style-name="P8">V následující části jsou popsány nástroje dostupné v nástrojových lištách programu Draw. Vzhled ikon na nástrojových lištách může záviset na operačním systému a na velikosti a stylu ikon zvolených v <text:span text:style-name="LOMenuPath">Nástroje &gt; Možnosti &gt; LibreOffice &gt; Zobrazení</text:span>.</text:p>
      <text:h text:style-name="P150" text:outline-level="3"><text:bookmark-start text:name="__RefHeading__5616_672223153"/>Nástrojová lišta Standardní<text:bookmark-end text:name="__RefHeading__5616_672223153"/></text:h>
      <text:p text:style-name="P8">Nástrojová lišta <text:span text:style-name="LOMenuPath">Standardní</text:span> je stejná pro všechny součásti balíku LibreOffice a není v této kapitole podrobněji popsána. By default, it is located just under the Menu bar.</text:p>
      <text:h text:style-name="P151" text:outline-level="3"><text:bookmark-start text:name="__RefHeading___Toc10591_1210483707"/>Nástrojová lišta Kresba<text:bookmark-end text:name="__RefHeading___Toc10591_1210483707"/></text:h>
      <text:p text:style-name="P15">Lišta <text:span text:style-name="LOMenuPath">Kresba</text:span> je nejdůležitější nástrojovou lištou v programu <text:span text:style-name="LOStrongEmphasis">Draw</text:span>. Obsahuje všechny funkce potřebné ke kreslení různých tvarů, ať už geometrických nebo od ruky, a k jejich uspořádání na stránce. By default, it is docked vertically on the left side of the Draw window.</text:p>
      <text:h text:style-name="P151" text:outline-level="3"><text:bookmark-start text:name="__RefHeading__13174_1507506698"/>Nástrojová lišta Čára a výplň<text:bookmark-end text:name="__RefHeading__13174_1507506698"/></text:h>
      <text:p text:style-name="P15">Use <text:alphabetical-index-mark text:string-value="Nástrojová lišta Čára a výplň" text:key1="nástrojové lišty"/>the <text:span text:style-name="LOMenuPath">Line and Filling</text:span> toolbar to modify the main properties of a drawing object. The icons and pull-down lists vary according to the type of object selected. Chceme-li například změnit styl čáry, klepneme na symbol šipek nahoru a dolů v poli Styl čáry a vybereme požadovaný styl.</text:p>
      <text:p text:style-name="P20">The functions on this toolbar are also provided in the Properties pane of the sidebar when a drawing object is selected. By default, the Line and Filling toolbar is not shown, but you can display it from the <text:span text:style-name="LOMenuPath">View &gt; Toolbars</text:span> menu.</text:p>
      <text:h text:style-name="P151" text:outline-level="3"><text:bookmark-start text:name="__RefHeading__4451_1904091681"/>Nástrojová lišta Formátování textu<text:bookmark-end text:name="__RefHeading__4451_1904091681"/></text:h>
      <text:p text:style-name="P21">If<text:alphabetical-index-mark text:string-value="Nástrojová lišta Formátování textu" text:key1="nástrojové lišty"/> the selected object is text, the Sidebar shows relevant formatting choices in the Properties pane. By default, the Text Formatting toolbar is not shown, but you can display it from the <text:span text:style-name="LOMenuPath">View &gt; Toolbars</text:span> menu. If you have enabled both the Line and Filling toolbar and the Text Formatting toolbar, Draw switches between them depending on what object is selected.</text:p>
      <text:h text:style-name="P151" text:outline-level="3"><text:bookmark-start text:name="__RefHeading__4453_1904091681"/><text:soft-page-break/>Nástrojová lišta Možnosti<text:bookmark-end text:name="__RefHeading__4453_1904091681"/></text:h>
      <text:p text:style-name="P15">Nástrojová lišta <text:span text:style-name="LOMenuPath">Možnosti</text:span> slouží k zapínání a vypínání různých pomůcek pro kreslení. By default, the Options toolbar is not shown, but you can display it from the <text:span text:style-name="LOMenuPath">View &gt; Toolbars</text:span> menu.</text:p>
      <text:h text:style-name="Heading_20_1" text:outline-level="1"><text:bookmark-start text:name="__RefHeading___Toc8673_1651274080"/>Working with layers<text:bookmark-end text:name="__RefHeading___Toc8673_1651274080"/></text:h>
      <text:p text:style-name="P25">Use layers to create a complex drawing by stacking simpler drawings in each layer. The area of a layer that does not contain an object is transparent. You can add any number of layers in a drawing document. A layer can be set to visible or hidden, it can be printable or not. Layers are common to all pages of the drawing. </text:p>
      <text:p text:style-name="P9">A Draw document contains three default layers that you cannot delete or rename. Here are the common ways of using them:</text:p>
      <text:list xml:id="list83311332975073" text:continue-list="list5666113683212900390" text:style-name="List_20_1">
        <text:list-item>
          <text:p text:style-name="P132"><text:span text:style-name="LOMenuPath">Layout</text:span>: Here you place title, text, and object placeholders on your page.</text:p>
        </text:list-item>
        <text:list-item>
          <text:p text:style-name="P133"><text:span text:style-name="LOMenuPath">Controls</text:span>: This layer is always on the top of any other. Here you put buttons and other controls of your drawing.</text:p>
        </text:list-item>
        <text:list-item>
          <text:p text:style-name="P133"><text:span text:style-name="LOMenuPath">Dimension lines</text:span>: Here you place the dimension lines for your object, if relevant.</text:p>
        </text:list-item>
      </text:list>
      <text:p text:style-name="P30">For more information on layers, see the <text:span text:style-name="LOEmphasis">Draw Guide Chapter 11 Advanced Draw Techniques.</text:span></text:p>
      <text:h text:style-name="Heading_20_2" text:outline-level="2"><text:bookmark-start text:name="__RefHeading___Toc4318_144954329"/>Adding a layer<text:bookmark-end text:name="__RefHeading___Toc4318_144954329"/></text:h>
      <text:p text:style-name="P10">To add a layer to your drawing, select <text:span text:style-name="LOMenuPath">Insert &gt; Layer...</text:span> from the menu bar or right-click any layer tab in the Layers bar on the bottom of the workspace (Figure <text:sequence-ref text:reference-format="value" text:ref-name="refFigure0">1</text:sequence-ref>) and choose <text:span text:style-name="LOMenuPath">Insert Layer...</text:span> The Insert Layer dialog opens (Figure <text:sequence-ref text:reference-format="value" text:ref-name="refFigure4">5</text:sequence-ref>).</text:p>
      <text:p text:style-name="P26">Add a name, title, and description of the layer. Select if you want it printable or not, visible or hidden, or locked to prevent further changes or accidental edits.</text:p>
      <text:p text:style-name="P27">A hidden layer still shows in the Layers bar, but its name is in blue. You cannot reorder layers in the Layers bar.</text:p>
      <text:list xml:id="list83312564307996" text:continue-list="list1458872779388661666" text:style-name="Heading_20_Note">
        <text:list-item>
          <text:p text:style-name="P124">Poznámka</text:p>
        </text:list-item>
      </text:list>
      <text:p text:style-name="P36">Layers do not determine the stacking order of objects on the page, except for the Controls layer which is always in front of other layers. The stacking order of objects is determined by the sequence in which you add the objects. You can rearrange the stacking order by <text:span text:style-name="LOMenuPath">Modify &gt; Arrange</text:span>.</text:p>
      <text:p text:style-name="Figure"><draw:frame draw:style-name="fr5" draw:name="Quadro1" text:anchor-type="as-char" svg:width="2.9335in" draw:z-index="27"><draw:text-box fo:min-height="2.4819in"><text:p text:style-name="Caption"><draw:frame draw:style-name="fr22" draw:name="Figura1" text:anchor-type="as-char" svg:width="2.9335in" style:rel-width="100%" svg:height="2.4819in" style:rel-height="scale" draw:z-index="28"><draw:image xlink:href="Pictures/10000000000001EE000001A26F95E15EEE915FEA.png" xlink:type="simple" xlink:show="embed" xlink:actuate="onLoad"/></draw:frame><text:line-break/>Figure <text:sequence text:ref-name="refFigure4" text:name="Figure" text:formula="ooow:Figure+1" style:num-format="1">5</text:sequence>: The Insert Layer dialog</text:p></draw:text-box></draw:frame></text:p>
      <text:h text:style-name="P163" text:outline-level="1"><text:bookmark-start text:name="__RefHeading__4455_1904091681"/><text:soft-page-break/>Volba a definování barev<text:bookmark-end text:name="__RefHeading__4455_1904091681"/></text:h>
      <text:p text:style-name="P22">To display <text:alphabetical-index-mark text:string-value="barvy"/>the <text:span text:style-name="LOMenuPath">Colors</text:span> dialog (Figure <text:sequence-ref text:reference-format="value" text:ref-name="refFigure5">6</text:sequence-ref>), select <text:span text:style-name="LOMenuPath">View &gt; Toolbars &gt; Color Bar</text:span> to display the current color palette. By default, the Color Bar is displayed below the workspace. You can hide or show it by clicking on its Hide/Show button. Here you can rapidly choose the color of objects in your drawing (lines, areas, and 3D effects). The first box corresponds to none (no color).</text:p>
      <text:p text:style-name="P64"><draw:frame draw:style-name="fr6" draw:name="Frame24" text:anchor-type="as-char" svg:width="4in" draw:z-index="29"><draw:text-box fo:min-height="2.4862in"><text:p text:style-name="P84"><draw:frame draw:style-name="fr23" draw:name="Image5" text:anchor-type="as-char" svg:width="4in" svg:height="2.2181in" draw:z-index="30"><draw:image xlink:href="Pictures/10000000000001C10000011887BA99CAF2AE72AB.png" xlink:type="simple" xlink:show="embed" xlink:actuate="onLoad"/></draw:frame></text:p><text:p text:style-name="Caption">Figure <text:sequence text:ref-name="refFigure5" text:name="Figure" text:formula="ooow:Figure+1" style:num-format="1">6</text:sequence>: Color bar</text:p></draw:text-box></draw:frame></text:p>
      <text:p text:style-name="P23">V programu Draw je možné používat několik specializovaných <text:alphabetical-index-mark text:string-value="barevná paleta"/>barevných palet a také v nich měnit jednotlivé barvy podle vlastních potřeb. To do this, use the Area dialog by selecting <text:span text:style-name="LOMenuPath">Format &gt; Area</text:span> on the Menu bar or clicking the <text:span text:style-name="LOEmphasis">Area</text:span> icon on the Sidebar, then selecting the <text:span text:style-name="LOStrongEmphasis">Colors</text:span> tab (Figure <text:sequence-ref text:reference-format="value" text:ref-name="refFigure6">7</text:sequence-ref>).</text:p>
      <text:p text:style-name="P28">To load another palette, click on the <text:span text:style-name="LOMenuPath">Load Color List</text:span> icon. The file selector dialog asks you to choose one of the standard LibreOffice palettes (files with the file extension<text:span text:style-name="LOComputerCode"> *.soc</text:span>). For example,<text:span text:style-name="LOStrongEmphasis"> </text:span><text:span text:style-name="LOComputerCode">web.soc</text:span> is a color palette that is adapted to creating drawings for placing in web pages. Barvy této palety se zobrazí správně na všech zařízeních, jejichž obrazovka je schopna zobrazit alespoň 256 barev.</text:p>
      <text:p text:style-name="P64"><draw:frame draw:style-name="fr7" draw:name="Frame25" text:anchor-type="as-char" svg:width="5.5118in" draw:z-index="31"><draw:text-box fo:min-height="3.7957in"><text:p text:style-name="P72"><draw:frame draw:style-name="fr24" draw:name="Image6" text:anchor-type="as-char" svg:width="5.5098in" svg:height="3.5701in" draw:z-index="32"><draw:image xlink:href="Pictures/10000201000002ED000001F88E8108C00622B506.png" xlink:type="simple" xlink:show="embed" xlink:actuate="onLoad"/></draw:frame></text:p><text:p text:style-name="Caption">Figure <text:sequence text:ref-name="refFigure6" text:name="Figure" text:formula="ooow:Figure+1" style:num-format="1">7</text:sequence>: Area dialog – Colors page</text:p></draw:text-box></draw:frame></text:p>
      <text:p text:style-name="P31"><text:soft-page-break/>V poli pro výběr barvu můžeme také změnit jednotlivé barvy tím, že změníme číselné hodnoty v polích nacházejících se napravo od barevné palety. Můžeme použít barevná schémata označovaná jako <text:alphabetical-index-mark-start text:id="IMark140335843605952"/>CMYK<text:alphabetical-index-mark-end text:id="IMark140335843605952"/> (Cyan, Magenta, Yellow, Black - azurová, purpurová, žlutá, černá) nebo <text:alphabetical-index-mark-start text:id="IMark140335843605472"/>RGB<text:alphabetical-index-mark-end text:id="IMark140335843605472"/> (Red, Green, Blue - červená, zelená, modrá).</text:p>
      <text:p text:style-name="P31">Click on the <text:span text:style-name="LOMenuPath">Pick</text:span> button to open the Pick a Color dialog, where you can set individual colors. Další informace se nachází v části „Možnosti barev“ v <text:span text:style-name="LOEmphasis">kapitole 2 Nastavení balíku LibreOffice</text:span>.</text:p>
      <text:p text:style-name="P31">For a more detailed description of color palettes and their options, see the <text:span text:style-name="LOEmphasis">Draw Guide Chapter 11 Advanced Draw Techniques</text:span>.</text:p>
      <text:h text:style-name="P169" text:outline-level="1"><text:bookmark-start text:name="__RefHeading___Toc10593_1210483707"/>Kreslení základních tvarů<text:bookmark-end text:name="__RefHeading___Toc10593_1210483707"/></text:h>
      <text:p text:style-name="P15">Draw provides a wide range of shapes, located in palettes accessed from the Drawing toolbar.</text:p>
      <text:p text:style-name="P15">V této části je popsáno pouze několik základních tvarů včetně textu, se kterými program Draw pracuje jako s objekty. Úplný popis dostupných tvarů se nachází v příručce <text:span text:style-name="LOEmphasis">Draw Guide</text:span>.</text:p>
      <text:p text:style-name="P90">Some of the icons on the Drawing toolbar will change according to the shape that has been selected from the choices available. Ikony s dostupnými paletami nástrojů jsou označeny trojúhelníčkem v pravé části ikony.</text:p>
      <text:list xml:id="list83312789324212" text:continue-numbering="true" text:style-name="Heading_20_Note">
        <text:list-item>
          <text:p text:style-name="P125">Poznámka</text:p>
        </text:list-item>
      </text:list>
      <text:p text:style-name="P92">Když nakreslíme základní tvar nebo ho vybereme kvůli úpravám, na levé straně stavového řádku se změní pole <text:span text:style-name="LOEmphasis">Informace</text:span> tak, aby odpovídalo prováděné akci: například <text:span text:style-name="LOEmphasis">Čára vytvořena</text:span>, <text:span text:style-name="LOEmphasis">Textový rámec xxyy vybrán</text:span> apod.</text:p>
      <text:h text:style-name="P118" text:outline-level="2"><text:bookmark-start text:name="__RefHeading__9335_1454631700"/>Kreslení přímých čar<text:bookmark-end text:name="__RefHeading__9335_1454631700"/></text:h>
      <text:p text:style-name="P23">Click on the <text:span text:style-name="LOMenuPath">Line</text:span> icon and place the cursor at the point where you want to start the line (Figure <text:sequence-ref text:reference-format="value" text:ref-name="refFigure7">8</text:sequence-ref>). Táhneme myši, zatímco držíme tlačítko myši stisknuté. Uvolníme tlačítko myši v bodě, ve kterém má čára končit. Na obou koncích čáry se zobrazí úchyty, které značí, že je daný objekt aktuálně vybrán. Úchyt v počátečním bodě je o něco větší než ostatní úchyty označující výběr.</text:p>
      <text:p text:style-name="P68"><draw:frame draw:style-name="fr8" draw:name="Rahmen2" text:anchor-type="as-char" svg:width="2.3299in" draw:z-index="38"><draw:text-box fo:min-height="1.9189in"><text:p text:style-name="Figure"><draw:frame draw:style-name="fr25" draw:name="graphics21" text:anchor-type="as-char" svg:width="1.3799in" svg:height="1.6402in" draw:z-index="39"><draw:image xlink:href="Pictures/1000020100000086000000D153C515F481EC142A.png" xlink:type="simple" xlink:show="embed" xlink:actuate="onLoad"/></draw:frame></text:p><text:p text:style-name="Caption">Figure <text:sequence text:ref-name="refFigure7" text:name="Figure" text:formula="ooow:Figure+1" style:num-format="1">8</text:sequence>: Drawing a straight line</text:p></draw:text-box></draw:frame></text:p>
      <text:p text:style-name="P19">Pokud při kreslení podržíme stisknutou klávesu <text:span text:style-name="LOKeystroke">Ctrl</text:span>, konec čáry se bude moci přichytit na nejbližší bod mřížky.</text:p>
      <text:list xml:id="list83311157920231" text:continue-numbering="true" text:style-name="Heading_20_Note">
        <text:list-item>
          <text:p text:style-name="P126">Poznámka</text:p>
        </text:list-item>
      </text:list>
      <text:p text:style-name="P101">Jedná se o výchozí chování klávesy <text:span text:style-name="LOKeystroke">Ctrl</text:span>. Pokud je však vybrána možnosti <text:span text:style-name="LOMenuPath">Přichytit k mřížce</text:span> v nabídce <text:span text:style-name="LOMenuPath">Zobrazení &gt; Mřížka</text:span>, klávesa <text:span text:style-name="LOKeystroke">Ctrl</text:span> přichytávání k mřížce vypne.</text:p>
      <text:p text:style-name="P91">Pokud při kreslení čáry podržíme stisknutou klávesu <text:span text:style-name="LOKeystroke">Shift</text:span>, čára bude moci být nakreslena pouze pod úhlem, který je násobkem 45 stupňů (0, 45, 90, 135 atd.).</text:p>
      <text:list xml:id="list83311235778284" text:continue-numbering="true" text:style-name="Heading_20_Note">
        <text:list-item>
          <text:p text:style-name="P125"><text:soft-page-break/>Poznámka</text:p>
        </text:list-item>
      </text:list>
      <text:p text:style-name="P100">Jedná se o výchozí chování klávesy <text:span text:style-name="LOKeystroke">Shift</text:span>. Pokud však je vybrána možnost <text:span text:style-name="LOEmphasis">Při vytváření nebo přesunu objektů</text:span> v části <text:span text:style-name="LOEmphasis">Přichytit umístění</text:span> v <text:span text:style-name="LOMenuPath">Nástroje &gt; Možnosti &gt; LibreOffice Draw &gt; Mřížka</text:span>, funkce klávesy <text:span text:style-name="LOKeystroke">Shift</text:span> bude opačná. Čáry budou automaticky kresleny pod úhly v násobcích 45 stupňů, pokud <text:span text:style-name="LOEmphasis">nebude</text:span> stisknuta klávesa <text:span text:style-name="LOKeystroke">Shift</text:span>.</text:p>
      <text:p text:style-name="P15">Pokud při kreslení čáry podržíme klávesu <text:span text:style-name="LOKeystroke">Alt</text:span>, čára bude podle počátečního bodu symetricky doplněna a bude od něj směřovat na obě strany. To umožňuje nakreslit čáru tak, že začneme od jejího středu.</text:p>
      <text:p text:style-name="P49">Když je čára nakreslena, má vlastnosti nastavené na výchozí hodnoty. To change any of these attributes, select a line by clicking on it, then <text:span text:style-name="LOKeystroke">right-click</text:span> and select <text:span text:style-name="LOMenuPath">Line</text:span> from the context menu or go to <text:span text:style-name="LOMenuPath">Format &gt; Line</text:span> on the Menu bar to open the <text:span text:style-name="LOMenuPath">Line</text:span> dialog (Figure <text:sequence-ref text:reference-format="value" text:ref-name="refFigure8">9</text:sequence-ref>). Alternatively, click on the Properties icon on the Sidebar and open the Line sub-section. Styl, šířku a barvu čáry lze také změnit pomocí ovládacích prvků na nástrojové liště Čára a výplň v horní části pracovní plochy.</text:p>
      <text:p text:style-name="P60"><draw:frame draw:style-name="fr8" draw:name="Frame1" text:anchor-type="as-char" svg:width="6.3043in" draw:z-index="40"><draw:text-box fo:min-height="3.6055in"><text:p text:style-name="Caption"><draw:frame draw:style-name="fr26" draw:name="Image8" text:anchor-type="as-char" svg:width="6.3in" svg:height="3.4201in" draw:z-index="43"><draw:image xlink:href="Pictures/100002010000032A000001E5BC456E03E163EC84.png" xlink:type="simple" xlink:show="embed" xlink:actuate="onLoad"/></draw:frame></text:p><text:p text:style-name="Caption">Figure <text:sequence text:ref-name="refFigure8" text:name="Figure" text:formula="ooow:Figure+1" style:num-format="1">9</text:sequence>: Line dialog</text:p></draw:text-box></draw:frame></text:p>
      <text:h text:style-name="P112" text:outline-level="2"><text:bookmark-start text:name="__RefHeading___Toc10595_1210483707"/>Kreslení šipek<text:bookmark-end text:name="__RefHeading___Toc10595_1210483707"/></text:h>
      <text:p text:style-name="P15">Šipky se kreslí podobně jako čáry. Ve skutečnosti jsou v programu Draw <text:alphabetical-index-mark text:string-value="šipky" text:key1="kresba"/><text:span text:style-name="LOEmphasis">šipky</text:span> považovány za druh čar: čáry se šipkami. V poli ve stavovém řádku jsou ve výpisu informací označovány jen jako čáry. Click on the <text:span text:style-name="LOMenuPath">Line Ends with Arrow</text:span> icon on the Drawing toolbar or the <text:span text:style-name="LOEmphasis">Insert Shapes</text:span> sub-section in Sidebar Properties to draw an arrow. Šipka se nakreslí v koncovém bodě čáry, jakmile uvolníme tlačítko myši.</text:p>
      <text:h text:style-name="P119" text:outline-level="2"><text:bookmark-start text:name="__RefHeading__9339_1454631700"/>Volba zakončení čáry<text:bookmark-end text:name="__RefHeading__9339_1454631700"/></text:h>
      <text:p text:style-name="P23">V programu Draw je dostupných několik typů zakončení čáry (šipky, kruhy, čtverce a další). Click on the small triangle to the right of the <text:span text:style-name="LOMenuPath">Lines and Arrows</text:span> icon on the Drawing toolbar or the <text:span text:style-name="LOEmphasis">Insert Shapes</text:span> sub-section in Sidebar Properties to open a tool palette containing tools for <text:alphabetical-index-mark text:string-value="čáry a šipky" text:key1="nástrojové lišty"/>drawing lines and arrows. Alternatively, go to <text:span text:style-name="LOMenuPath">View &gt; Toolbars &gt; Arrows</text:span> to open the Arrows toolbar as a floating toolbar (Figure <text:sequence-ref text:reference-format="value" text:ref-name="refFigure9">10</text:sequence-ref>). Na nástrojové liště Kresba se zobrazuje ikona naposledy použitého nástroje, což usnadňuje opětovné použití stejného nástroje.</text:p>
      <text:p text:style-name="P15"><text:soft-page-break/>After drawing the line, you can change the arrow style by clicking on the <text:span text:style-name="LOMenuPath">Arrowheads</text:span> icon in the Line and Filling toolbar and select the arrow start and end options.</text:p>
      <text:p text:style-name="P60"><draw:frame draw:style-name="fr4" draw:name="Frame8" text:anchor-type="as-char" svg:width="3.2016in" draw:z-index="50"><draw:text-box fo:min-height="2.9917in"><text:p text:style-name="P73"><draw:frame draw:style-name="fr18" draw:name="Image9" text:anchor-type="as-char" svg:width="2.3626in" svg:height="2.7965in" draw:z-index="51"><draw:image xlink:href="Pictures/10000201000001D9000002306EF9D469CAF427F7.png" xlink:type="simple" xlink:show="embed" xlink:actuate="onLoad"/></draw:frame></text:p><text:p text:style-name="Caption">Figure <text:sequence text:ref-name="refFigure9" text:name="Figure" text:formula="ooow:Figure+1" style:num-format="1">10</text:sequence>: Arrows toolbar and available tools</text:p></draw:text-box></draw:frame></text:p>
      <text:h text:style-name="P112" text:outline-level="2"><text:bookmark-start text:name="__RefHeading__5970_1559630130"/><text:alphabetical-index-mark text:string-value="obdélníky" text:key1="kresba"/>Kreslení <text:alphabetical-index-mark text:string-value="obdélník, kreslení"/>obdélníků nebo čtverců<text:bookmark-end text:name="__RefHeading__5970_1559630130"/></text:h>
      <text:p text:style-name="P15">Kreslení obdélníků se podobá kreslení přímých čar. Click on the <text:span text:style-name="LOMenuPath">Rectangle</text:span> icon in the Drawing toolbar or the <text:span text:style-name="LOEmphasis">Insert Shapes</text:span> sub-section in Sidebar Properties. As you draw the rectangle with the mouse cursor, the rectangle appears with its bottom right corner attached to the cursor.</text:p>
      <text:p text:style-name="P15">Čtverce jsou <text:alphabetical-index-mark text:string-value="čtverce" text:key1="kresba"/>obdélníky, které mají všechny strany stejně dlouhé. To draw a square, click on the <text:span text:style-name="LOMenuPath">Rectangle</text:span> <text:span text:style-name="T13"><text:s/>icon </text:span>and hold down the <text:span text:style-name="LOKeystroke">Shift </text:span>key whilst you draw a square.</text:p>
      <text:list xml:id="list83311356403381" text:continue-numbering="true" text:style-name="Heading_20_Note">
        <text:list-item>
          <text:p text:style-name="P125">Poznámka</text:p>
        </text:list-item>
      </text:list>
      <text:p text:style-name="P34">Pokud je vybrána možnost <text:span text:style-name="LOEmphasis">Při vytváření nebo přesunu objektů</text:span> v <text:span text:style-name="LOMenuPath">Nástroje &gt; Možnosti &gt; LibreOffice Draw &gt; Obecné</text:span>, je funkce klávesy <text:span text:style-name="LOKeystroke">Shift</text:span> pačná. Je-li vybrán nástroj Obdélník, nakreslí se čtverec. Chceme-li nakreslit obdélník, je nutné stisknout při kreslení klávesu <text:span text:style-name="LOKeystroke">Shift</text:span>. Opačná funkce klávesy <text:span text:style-name="LOKeystroke">Shift</text:span> se uplatňuje také při kreslení elips a kružnic.</text:p>
      <text:p text:style-name="P15">Chceme-li nakreslit obdélník nebo čtverec z jeho středu místo z vrcholu, umístíme kurzor na kresbu, stiskneme tlačítko myši a poté podržíme při tažení ukazatelem klávesu <text:span text:style-name="LOKeystroke">Alt</text:span>. Počáteční bod (kam jsme poprvé klepli tlačítkem myši) poté bude středem obdélníku nebo čtverce.</text:p>
      <text:h text:style-name="P112" text:outline-level="2"><text:bookmark-start text:name="__RefHeading__9343_1454631700"/>Kreslení kruhů a elips<text:bookmark-end text:name="__RefHeading__9343_1454631700"/></text:h>
      <text:p text:style-name="P15">To draw an ellipse (also called an oval), click on the <text:span text:style-name="LOMenuPath">Ellipse</text:span> icon on the Drawing toolbar or the <text:span text:style-name="LOEmphasis">Insert Shapes</text:span> sub-section in Sidebar Properties. Kruh je elipsa se stejně dlouhými osami. To draw a circle, click on the <text:span text:style-name="LOMenuPath">Ellipse</text:span> icon and hold down the <text:span text:style-name="LOKeystroke">Shift</text:span> key whilst you draw a circle.</text:p>
      <text:p text:style-name="P15">Chceme-li nakreslit elipsu nebo kruh z jejich středu, umístíme kurzor na kresbu, stiskneme tlačítko myši a poté podržíme při tažení ukazatelem klávesu <text:span text:style-name="LOKeystroke">Alt</text:span>. Počáteční bod (kam jsme poprvé klepli tlačítkem myši) poté bude středem elipsy nebo kruhu.</text:p>
      <text:list xml:id="list83311809478174" text:continue-numbering="true" text:style-name="Heading_20_Note">
        <text:list-item>
          <text:p text:style-name="P125"><text:soft-page-break/>Poznámka</text:p>
        </text:list-item>
      </text:list>
      <text:p text:style-name="P34">Pokud nejprve stiskneme a podržíme klávesu <text:span text:style-name="LOKeystroke">Ctrl</text:span> a poté klepneme na některou z ikon Čára, Obdélník, Elipsa nebo Text, v pracovní oblasti se automaticky nakreslí objekt standardní velikosti; jeho velikost, tvar a barva budou také standardní. V případě potřeby můžeme tyto vlastnosti později změnit. Více informací se nachází v příručce <text:span text:style-name="LOEmphasis">Draw Guide</text:span>.</text:p>
      <text:h text:style-name="P112" text:outline-level="2"><text:bookmark-start text:name="__RefHeading__9345_1454631700"/>Kreslení křivek a mnohoúhelníků<text:bookmark-end text:name="__RefHeading__9345_1454631700"/></text:h>
      <text:p text:style-name="P23">To <text:alphabetical-index-mark text:string-value="křivka" text:key1="kresba"/>draw<text:alphabetical-index-mark text:string-value="křivka" text:key1="nástrojové lišty"/><text:alphabetical-index-mark text:string-value="mnohoúhelník" text:key1="kresba"/> a curve or polygon click the <text:span text:style-name="LOMenuPath">Curve</text:span> icon on the Drawing toolbar or the <text:span text:style-name="LOEmphasis">Insert Shapes</text:span> sub-section in Sidebar Properties. Click on the triangle to the right of the icon to open the tool palette containing tools that are available for drawing curves and polygons (Figure <text:sequence-ref text:reference-format="value" text:ref-name="refFigure10">11</text:sequence-ref>). Na nástrojové liště Kresba se zobrazuje ikona naposledy použitého nástroje, což usnadňuje opětovné použití stejného nástroje.</text:p>
      <text:p text:style-name="P15">Move the mouse cursor over one of the icons to show a tooltip with a description of the function.</text:p>
      <text:p text:style-name="P47"><draw:frame draw:style-name="fr4" draw:name="Frame2" text:anchor-type="as-char" svg:width="3.8102in" draw:z-index="52"><draw:text-box fo:min-height="2.5965in"><text:p text:style-name="P73"><draw:frame draw:style-name="fr18" draw:name="Image10" text:anchor-type="as-char" svg:width="2.122in" svg:height="2.3626in" draw:z-index="53"><draw:image xlink:href="Pictures/100002010000017C000001B0489B989A77BC5E82.png" xlink:type="simple" xlink:show="embed" xlink:actuate="onLoad"/></draw:frame></text:p><text:p text:style-name="Caption">Figure <text:sequence text:ref-name="refFigure10" text:name="Figure" text:formula="ooow:Figure+1" style:num-format="1">11</text:sequence>: Curves (Lines) toolbar and available tools</text:p></draw:text-box></draw:frame></text:p>
      <text:list xml:id="list83312857738492" text:continue-numbering="true" text:style-name="Heading_20_Note">
        <text:list-item>
          <text:p text:style-name="P127">Poznámka</text:p>
        </text:list-item>
      </text:list>
      <text:p text:style-name="P35">Přesuneme-li kurzor myši nad tuto ikonu, zobrazí se tip nápovědy <text:span text:style-name="LOEmphasis">Křivka</text:span>. If you open the floating toolbar, the title is <text:span text:style-name="LOEmphasis">Lines</text:span>, as shown in Figure <text:sequence-ref text:reference-format="value" text:ref-name="refFigure10">11</text:sequence-ref>.</text:p>
      <text:p text:style-name="P33">Hold down the <text:span text:style-name="LOKeystroke">Shift</text:span> key when drawing lines with the Curve or Polygon tools to restrict the angles between the lines to 45 or 90 degrees.</text:p>
      <text:h text:style-name="P155" text:outline-level="3"><text:bookmark-start text:name="__RefHeading__5921_1624572910"/>Křivky<text:bookmark-end text:name="__RefHeading__5921_1624572910"/></text:h>
      <text:p text:style-name="P51">Chceme-li vytvořit počáteční bod křivky, klepneme a podržíme levé tlačítko myši, a zatímco držíme levé tlačítko, táhneme myší z počátečního bodu, čímž kreslíme čáru. Čáru ohneme na křivku tím, že uvolníme levé tlačítko myši a pokračujeme v tažení ukazatelem myši. Klepnutím nastavíme koncový bod křivky, a tím i pevné umístění čáry na stránce. Chceme-li pokračovat, tažením kurzorem myši nakreslíme přímou čáru. Každým dalším klepnutí vložíme vrchol a můžeme poté z tohoto vrcholu pokračovat nakreslením další přímé čáry. Kreslení čáry ukončíme poklepáním.</text:p>
      <text:p text:style-name="P11">U vyplněné křivky se automaticky spojí poslední bod s prvním, objekt se tak uzavře a vyplní aktuální barvou výplně. Křivka bez výplně na konci kresby uzavřena nebude.</text:p>
      <text:h text:style-name="P152" text:outline-level="3"><text:bookmark-start text:name="__RefHeading__4553_469368720"/><text:soft-page-break/>Mnohoúhelníky<text:bookmark-end text:name="__RefHeading__4553_469368720"/></text:h>
      <text:p text:style-name="P52">Klepneme a nakreslíme z počátečního bodu první čáru, zatímco držíme levé tlačítko myši. Jakmile tlačítko myši uvolníme, nakreslí se čára mezi prvním a druhým bodem. Přesunem kurzoru nakreslíme další čáru. Každým klepnutím myší vložíme vrchol a můžeme pokračovat kreslením další čáry. Kreslení ukončíme poklepáním.</text:p>
      <text:p text:style-name="P11">U vyplněného mnohoúhelníku se automaticky spojí poslední bod s prvním, objekt se tak uzavře a vyplní aktuální barvou výplně. Mnohoúhelník bez výplně na konci kresby uzavřen nebude.</text:p>
      <text:h text:style-name="P152" text:outline-level="3"><text:bookmark-start text:name="__RefHeading__4555_469368720"/>Mnohoúhelníky 45°<text:bookmark-end text:name="__RefHeading__4555_469368720"/></text:h>
      <text:p text:style-name="P11">Jsou stejně jako obyčejné mnohoúhelníky vytvářeny z čar, úhly mezi čarami jsou však omezeny na 45 nebo 90 stupňů.</text:p>
      <text:h text:style-name="P152" text:outline-level="3"><text:bookmark-start text:name="__RefHeading__4557_469368720"/>Čáry od ruky<text:bookmark-end text:name="__RefHeading__4557_469368720"/></text:h>
      <text:p text:style-name="P11">Nástroj pro kreslení čar od ruky se používá podobně, jako se kreslí tužkou na papíře. Stiskneme a podržíme levé tlačítko myši a táhneme kurzorem tak, abychom vytvořili požadovaný tvar čáry. It is not necessary to end the drawing with a double-click, just release the mouse button and the drawing is completed.</text:p>
      <text:p text:style-name="P11">Pokud je vybrána Čára od ruky, vyplněná, koncový bod se automaticky spojí s počátečním a objekt se vyplní příslušnou barvou.</text:p>
      <text:h text:style-name="P113" text:outline-level="2"><text:bookmark-start text:name="__RefHeading__9347_1454631700"/>Přidávání textu<text:bookmark-end text:name="__RefHeading__9347_1454631700"/></text:h>
      <text:p text:style-name="P11">To activate the text tool, click on the <text:span text:style-name="LOMenuPath">Text</text:span> icon for horizontal text or the <text:span text:style-name="LOMenuPath">Vertical Text</text:span> icon for vertical script. If the Vertical Text icon is not visible, check that <text:span text:style-name="LOEmphasis">Asian </text:span>has been selected in <text:span text:style-name="LOMenuPath">Tools &gt; Options &gt; Language Settings &gt; Languages</text:span>. You can display the Text Formatting toolbar (<text:span text:style-name="LOMenuPath">View &gt; Toolbars</text:span>) or use the Character section in the Properties pane of the Sidebar to select font type, font size, and other text properties before you start typing.</text:p>
      <text:list xml:id="list7127755021189945512" text:style-name="L1">
        <text:list-item>
          <text:list>
            <text:list-item>
              <text:list>
                <text:list-item>
                  <text:p text:style-name="P143">Po aktivování příkazu Text klepneme tam, kam chceme text umístit. Objeví se malý textový rámec, který obsahuje pouze kurzor. Tento rámec je možné přesouvat jako každý jiný objekt. Textový rámec je také dynamický, zvětšuje se podle toho, jak zadáváme text.</text:p>
                </text:list-item>
              </text:list>
            </text:list-item>
          </text:list>
        </text:list-item>
      </text:list>
      <text:list xml:id="list6635453154886706522" text:style-name="L2">
        <text:list-item>
          <text:list>
            <text:list-item>
              <text:list>
                <text:list-item>
                  <text:p text:style-name="P144">The information field in the status bar shows that you are editing text and also provides details about the current cursor location using paragraph, row, and column numbers (Figure <text:sequence-ref text:reference-format="value" text:ref-name="refFigure11">12</text:sequence-ref>).</text:p>
                </text:list-item>
              </text:list>
            </text:list-item>
          </text:list>
        </text:list-item>
      </text:list>
      <text:list xml:id="list8109466315782436993" text:style-name="L3">
        <text:list-item>
          <text:list>
            <text:list-item>
              <text:list>
                <text:list-item>
                  <text:p text:style-name="P159"><draw:frame draw:style-name="fr8" draw:name="Rahmen24" text:anchor-type="as-char" svg:width="4.1193in" draw:z-index="55"><draw:text-box fo:min-height="2.0984in"><text:p text:style-name="P82"><draw:frame draw:style-name="fr19" draw:name="Image11" text:anchor-type="as-char" svg:width="4.1193in" svg:height="1.789in" draw:z-index="56"><draw:image xlink:href="Pictures/10000201000001C1000000C394A6C663CD2A689C.png" xlink:type="simple" xlink:show="embed" xlink:actuate="onLoad"/></draw:frame></text:p><text:p text:style-name="Caption">Figure <text:sequence text:ref-name="refFigure11" text:name="Figure" text:formula="ooow:Figure+1" style:num-format="1">12</text:sequence>: Text information on the Status Bar</text:p></draw:text-box></draw:frame></text:p>
                </text:list-item>
              </text:list>
            </text:list-item>
          </text:list>
        </text:list-item>
      </text:list>
      <text:list xml:id="list8121382183216379115" text:style-name="L4">
        <text:list-item>
          <text:list>
            <text:list-item>
              <text:list>
                <text:list-item>
                  <text:p text:style-name="P145">Zalomení řádku můžeme vložit kombinací kláves <text:span text:style-name="LOKeystroke">Shift+Enter</text:span>, nový odstavec začneme pomocí klávesy <text:span text:style-name="LOKeystroke">Enter</text:span>. Vložení zalomení řádku nebo nový odstavec neukončí úpravy textu ani nezruší výběr textového rámce. Když jsme s psaním textu hotovi, klepneme mimo textový rámec, čímž zrušíme vkládání a úpravu textu.</text:p>
                </text:list-item>
              </text:list>
            </text:list-item>
          </text:list>
        </text:list-item>
      </text:list>
      <text:list xml:id="list3096716109355533210" text:style-name="L5">
        <text:list-item>
          <text:list>
            <text:list-item>
              <text:list>
                <text:list-item>
                  <text:p text:style-name="P146"><text:soft-page-break/>Vlastnosti textu lze také změnit během jeho zadávání, změny se při tom uplatní od umístění kurzoru dále. Chceme-li změnit vlastnosti veškerého textu v textovém rámci, je nutné veškerý text v rámci zvýraznit.</text:p>
                </text:list-item>
              </text:list>
            </text:list-item>
          </text:list>
        </text:list-item>
      </text:list>
      <text:p text:style-name="P11">You can create Graphic styles that you can reuse for other text frames. Select <text:span text:style-name="LOMenuPath">Format &gt; Styles and Formatting </text:span>or press <text:span text:style-name="LOKeystroke">F11</text:span> to open the Styles and Formatting dialog, or click on the Styles and Formatting icon on the Sidebar. Graphic styles affect all of the text within a text frame. To only format parts of the text, use direct formatting with the Text Formatting toolbar or the <text:span text:style-name="LOEmphasis">Character</text:span> and <text:span text:style-name="LOEmphasis">Paragraph</text:span> sub-sections in Sidebar Properties.</text:p>
      <text:p text:style-name="P11">Textové rámce mohou být také vyplněny barvou, mít stíny a další vlastnosti, stejně jako jakýkoliv jiný objekt v programu Draw. Rámec můžeme otočit a napsat text pod jakýkoliv úhlem. Tyto možnosti jsou dostupné po klepnutí pravým tlačítkem na vlastní textový rámec.</text:p>
      <text:p text:style-name="P11">Pokud poklepeme na grafický objekt, stiskneme <text:span text:style-name="LOKeystroke">F2</text:span> nebo klepneme na ikonu <text:span text:style-name="LOMenuPath">Text</text:span> ve chvíli, kdy je objekt vybrán, můžeme do grafického objektu přidat text. Tento text se stane součástí grafického objektu.</text:p>
      <text:p text:style-name="P11">Grafický objekt není dynamický a nechová se jako textový rámec. Chceme-li text udržet v mezích objektu, musíme použít odstavce, zalomení řádku nebo menší velikost textu, zvětšit velikost objektu nebo zkombinovat všechny čtyři způsoby.</text:p>
      <text:list xml:id="list7398668300715159932" text:style-name="L6">
        <text:list-item>
          <text:list>
            <text:list-item>
              <text:list>
                <text:list-item>
                  <text:p text:style-name="P147">Více informací se nachází v <text:span text:style-name="LOEmphasis">kapitole 2 Drawing Basic Shapes and Chapter 9 Adding and Formatting Text příručky Draw Guide</text:span>.</text:p>
                </text:list-item>
              </text:list>
            </text:list-item>
          </text:list>
        </text:list-item>
      </text:list>
      <text:h text:style-name="P164" text:outline-level="1"><text:bookmark-start text:name="__RefHeading__6320_1624572910"/>Záchytné body a spojnice<text:bookmark-end text:name="__RefHeading__6320_1624572910"/></text:h>
      <text:h text:style-name="P113" text:outline-level="2"><text:bookmark-start text:name="__RefHeading__18672_491515632"/>Záchytné body<text:bookmark-end text:name="__RefHeading__18672_491515632"/></text:h>
      <text:p text:style-name="P23">Všechny objekty v programu Draw mají záchytné body, které se za běžných okolností nezobrazují. Glue points become visible when the <text:span text:style-name="LOMenuPath">Connectors</text:span> icon is selected on the Drawing toolbar or the <text:span text:style-name="LOEmphasis">Insert Shapes</text:span> sub‑section in Sidebar Properties. Most objects have four glue points (Figure <text:sequence-ref text:reference-format="value" text:ref-name="refFigure12">13</text:sequence-ref>). You can add more glue points and customize glue points, using the <text:span text:style-name="LOMenuPath">Glue Points</text:span> toolbar (Figure <text:sequence-ref text:reference-format="value" text:ref-name="refFigure13">14</text:sequence-ref>). Go to <text:span text:style-name="LOMenuPath">View &gt; Toolbars &gt; Glue Points</text:span> on to open the toolbar.</text:p>
      <text:p text:style-name="P67"><draw:frame draw:style-name="fr9" draw:name="Frame3" text:anchor-type="as-char" svg:width="1.7193in" draw:z-index="59"><draw:text-box fo:min-height="1.7016in"><text:p text:style-name="P87"><draw:frame draw:style-name="fr19" draw:name="Image12" text:anchor-type="as-char" svg:width="1.4528in" svg:height="1.4957in" draw:z-index="60"><draw:image xlink:href="Pictures/100000000000006D000000707E58BC9F90E7BDEB.png" xlink:type="simple" xlink:show="embed" xlink:actuate="onLoad"/></draw:frame></text:p><text:p text:style-name="Caption">Figure <text:sequence text:ref-name="refFigure12" text:name="Figure" text:formula="ooow:Figure+1" style:num-format="1">13</text:sequence>: Glue points</text:p></draw:text-box></draw:frame></text:p>
      <text:p text:style-name="P11">Záchytné body nejsou totéž jako úchyty pro výběr objektu. Úchyty slouží k přesunu a změně tvaru objektu<text:span text:style-name="LOEmphasis">.</text:span> Záchytné body se používají pro upevnění či zachycení spojnice k objektu, takže spojnice poté zůstane k objektu přichycena i po jeho přemístění. For a more detailed description on the use of glue points, see the <text:span text:style-name="LOEmphasis">Draw Guide Chapter 3 Working with Objects and Object Points</text:span> and <text:span text:style-name="LOEmphasis">Chapter 8 Connections, Flowcharts and Organization Charts</text:span>.</text:p>
      <text:p text:style-name="P61"><text:soft-page-break/><text:span text:style-name="Character_5f_20_5f_style"><draw:frame draw:style-name="fr8" draw:name="Rahmen17" text:anchor-type="as-char" svg:width="3.5547in" draw:z-index="45"><draw:text-box fo:min-height="3.2634in"><text:p text:style-name="P74"><draw:frame draw:style-name="fr18" draw:name="Image13" text:anchor-type="as-char" svg:width="2.7563in" svg:height="3.0402in" draw:z-index="48"><draw:image xlink:href="Pictures/100002010000026C000002AC779A007289B9F5E3.png" xlink:type="simple" xlink:show="embed" xlink:actuate="onLoad"/></draw:frame></text:p><text:p text:style-name="Caption">Figure <text:sequence text:ref-name="refFigure13" text:name="Figure" text:formula="ooow:Figure+1" style:num-format="1">14</text:sequence>: Glue Points toolbar and available tools</text:p></draw:text-box></draw:frame></text:span></text:p>
      <text:h text:style-name="P113" text:outline-level="2"><text:bookmark-start text:name="__RefHeading___Toc10597_1210483707"/>Spojnice<text:bookmark-end text:name="__RefHeading___Toc10597_1210483707"/></text:h>
      <text:p text:style-name="P23">Spojnice jsou čáry nebo šipky, jejichž konce se automaticky přichytávají k záchytným bodům objektu. Jsou užitečné zvláště při kreslení organizačních diagramů, vývojových diagramů a myšlenkových map. Pokud jsou objekty přesunuty nebo jinak uspořádány, <text:alphabetical-index-mark text:string-value="spojnice" text:key1="nástrojové lišty"/><text:alphabetical-index-mark text:string-value="spojnice" text:key1="kresba"/>spojnice zůstávají připojeny k záchytným bodům. Figure <text:sequence-ref text:reference-format="value" text:ref-name="refFigure14">15</text:sequence-ref> shows an example of two objects and a connector.</text:p>
      <text:p text:style-name="P23">Program Draw nabízí mnoho různých spojnic. On the Drawing toolbar or the <text:span text:style-name="LOEmphasis">Insert Shapes</text:span> sub-section in Sidebar Properties, click on the triangle next to the <text:span text:style-name="LOMenuPath">Connector</text:span> icon <text:span text:style-name="T15"><draw:frame draw:style-name="fr19" draw:name="graphics116" text:anchor-type="as-char" svg:width="0.4992in" svg:height="0.2083in" draw:z-index="63"><draw:image xlink:href="Pictures/10000000000000240000000F199F64EBFD18D7E0.png" xlink:type="simple" xlink:show="embed" xlink:actuate="onLoad"/></draw:frame></text:span> to open the <text:span text:style-name="LOMenuPath">Connectors</text:span> toolbar (Figure <text:sequence-ref text:reference-format="value" text:ref-name="refFigure15">16</text:sequence-ref>). Podrobnější popis použití spojnic se nachází v <text:span text:style-name="LOEmphasis">kapitole 8 Connections, Flowcharts and Organization Charts příručky Draw Guide</text:span>.</text:p>
      <text:p text:style-name="P61"><draw:frame draw:style-name="fr10" draw:name="Frame9" text:anchor-type="as-char" svg:width="2.9945in" draw:z-index="64"><draw:text-box fo:min-height="2.0374in"><text:p text:style-name="P74"><draw:frame draw:style-name="fr18" draw:name="Image14" text:anchor-type="as-char" svg:width="2.7563in" svg:height="1.6638in" draw:z-index="65"><draw:image xlink:href="Pictures/10000000000000D4000000808AEB1ED22D415A1A.png" xlink:type="simple" xlink:show="embed" xlink:actuate="onLoad"/></draw:frame></text:p><text:p text:style-name="Caption">Figure <text:sequence text:ref-name="refFigure14" text:name="Figure" text:formula="ooow:Figure+1" style:num-format="1">15</text:sequence>: A connector between two objects</text:p></draw:text-box></draw:frame></text:p>
      <text:p text:style-name="P61"><draw:frame draw:style-name="fr8" draw:name="Frame10" text:anchor-type="as-char" svg:width="3.2071in" draw:z-index="66"><draw:text-box fo:min-height="1.0602in"><text:p text:style-name="P87"><draw:frame draw:style-name="fr27" draw:name="Image15" text:anchor-type="as-char" svg:width="3.2071in" svg:height="0.778in" draw:z-index="67"><draw:image xlink:href="Pictures/100002010000033E0000025B39DCD75B9AFB5E9D.png" xlink:type="simple" xlink:show="embed" xlink:actuate="onLoad"/></draw:frame></text:p><text:p text:style-name="Caption">Figure <text:sequence text:ref-name="refFigure15" text:name="Figure" text:formula="ooow:Figure+1" style:num-format="1">16</text:sequence>: Connectors toolbar</text:p></draw:text-box></draw:frame></text:p>
      <text:h text:style-name="P164" text:outline-level="1"><text:bookmark-start text:name="__RefHeading__5972_1559630130"/><text:soft-page-break/>Kreslení geometrických tvarů<text:bookmark-end text:name="__RefHeading__5972_1559630130"/></text:h>
      <text:p text:style-name="P11">The icons for drawing geometric shapes are located on the Drawing toolbar. The geometric shapes are explained in the following sections. Clicking on the triangle to the right of the icon on the Drawing toolbar opens a floating toolbar giving access to the tools for that shape.</text:p>
      <text:list xml:id="list5196856845471987946" text:style-name="Heading_20_Tip">
        <text:list-item>
          <text:p text:style-name="P138">Tip</text:p>
        </text:list-item>
      </text:list>
      <text:p text:style-name="P33">The use of these tools for geometric shapes is similar to the tool used for drawing rectangles or squares. For more information, see page <text:bookmark-ref text:reference-format="page" text:ref-name="__RefHeading__5970_1559630130">15</text:bookmark-ref> and the <text:span text:style-name="LOEmphasis">Draw Guide Chapter 2 Drawing Basic Shapes</text:span>.</text:p>
      <text:list xml:id="list83311534127553" text:continue-list="list83312857738492" text:style-name="Heading_20_Note">
        <text:list-item>
          <text:p text:style-name="P127">Poznámka</text:p>
        </text:list-item>
      </text:list>
      <text:p text:style-name="P33">Ikony geometrických tvarů zobrazené na nástrojové liště Kresba se mění podle toho, jaký nástroj byl naposledy vybrán a použit pro nakreslení objektu.</text:p>
      <text:h text:style-name="P113" text:outline-level="2"><text:bookmark-start text:name="__RefHeading__18690_491515632"/>Základní tvary<text:bookmark-end text:name="__RefHeading__18690_491515632"/></text:h>
      <text:p text:style-name="P11">Click on the triangle to the right of the <text:span text:style-name="LOMenuPath">Basic Shapes</text:span> icon <text:span text:style-name="T13"><draw:frame draw:style-name="fr19" draw:name="graphics52" text:anchor-type="as-char" svg:width="0.222in" svg:height="0.2492in" draw:z-index="68"><draw:image xlink:href="Pictures/100000000000001000000012C782A65FE4BCB788.png" xlink:type="simple" xlink:show="embed" xlink:actuate="onLoad"/></draw:frame></text:span> to open the <text:span text:style-name="LOMenuPath">Basic Shapes</text:span> toolbar. This toolbar also includes a rectangle tool identical to the one on the Drawing toolbar.</text:p>
      <text:p text:style-name="P61"><draw:frame draw:style-name="fr8" draw:name="Frame26" text:anchor-type="as-char" svg:width="3.1492in" draw:z-index="74"><draw:text-box fo:min-height="0.1965in"><text:p text:style-name="Frame_20_contents"><draw:frame draw:style-name="fr18" draw:name="graphics65" text:anchor-type="as-char" svg:width="3.1492in" svg:height="0.8366in" draw:z-index="80"><draw:image xlink:href="Pictures/100000000000013800000053BD29652288771087.png" xlink:type="simple" xlink:show="embed" xlink:actuate="onLoad"/></draw:frame></text:p><text:p text:style-name="Caption">Figure <text:sequence text:ref-name="refFigure16" text:name="Figure" text:formula="ooow:Figure+1" style:num-format="1">17</text:sequence>: Basic Shapes toolbar</text:p></draw:text-box></draw:frame></text:p>
      <text:h text:style-name="P113" text:outline-level="2"><text:bookmark-start text:name="__RefHeading__5974_1559630130"/>Tvary symbolů<text:bookmark-end text:name="__RefHeading__5974_1559630130"/></text:h>
      <text:p text:style-name="P11">Click on the triangle to the right of the <text:span text:style-name="LOMenuPath">Symbol Shapes</text:span> icon <draw:frame draw:style-name="fr19" draw:name="graphics130" text:anchor-type="as-char" svg:width="0.2362in" svg:height="0.2492in" draw:z-index="81"><draw:image xlink:href="Pictures/10000000000000110000001220FD20C4A45F25EE.png" xlink:type="simple" xlink:show="embed" xlink:actuate="onLoad"/></draw:frame> to open the <text:span text:style-name="LOMenuPath">Symbol Shapes</text:span> toolbar.</text:p>
      <text:p text:style-name="P61"><draw:frame draw:style-name="fr8" draw:name="Frame27" text:anchor-type="as-char" svg:width="3.1492in" draw:z-index="85"><draw:text-box fo:min-height="0.1965in"><text:p text:style-name="Frame_20_contents"><draw:frame draw:style-name="fr18" draw:name="graphics71" text:anchor-type="as-char" svg:width="3.1492in" svg:height="0.8366in" draw:z-index="86"><draw:image xlink:href="Pictures/100000000000013800000053EF3F79291F17B0C3.png" xlink:type="simple" xlink:show="embed" xlink:actuate="onLoad"/></draw:frame></text:p><text:p text:style-name="Caption">Figure <text:sequence text:ref-name="refFigure17" text:name="Figure" text:formula="ooow:Figure+1" style:num-format="1">18</text:sequence>: Symbol Shapes toolbar</text:p></draw:text-box></draw:frame></text:p>
      <text:h text:style-name="P113" text:outline-level="2"><text:bookmark-start text:name="__RefHeading__5976_1559630130"/>Blokové šipky<text:bookmark-end text:name="__RefHeading__5976_1559630130"/></text:h>
      <text:p text:style-name="P11">Click on the triangle to the right of the <text:alphabetical-index-mark text:string-value="blokové šipky" text:key1="nástrojové lišty"/><text:alphabetical-index-mark text:string-value="blokové šipky" text:key1="kresba"/><text:span text:style-name="LOMenuPath">Block Arrows</text:span> icon <text:span text:style-name="T13"><draw:frame draw:style-name="fr19" draw:name="graphics132" text:anchor-type="as-char" svg:width="0.2362in" svg:height="0.1528in" draw:z-index="88"><draw:image xlink:href="Pictures/10000000000000110000000B82590CA0EB58DC8D.png" xlink:type="simple" xlink:show="embed" xlink:actuate="onLoad"/></draw:frame></text:span> to open the <text:span text:style-name="LOMenuPath">Block Arrows</text:span> toolbar.</text:p>
      <text:p text:style-name="P61"><draw:frame draw:style-name="fr8" draw:name="Frame28" text:anchor-type="as-char" svg:width="3.7807in" draw:z-index="89"><draw:text-box fo:min-height="1.0563in"><text:p text:style-name="Frame_20_contents"><draw:frame draw:style-name="fr18" draw:name="graphics72" text:anchor-type="as-char" svg:width="3.7409in" svg:height="0.8571in" draw:z-index="90"><draw:image xlink:href="Pictures/100000000000016A000000539150D229DD93E380.png" xlink:type="simple" xlink:show="embed" xlink:actuate="onLoad"/></draw:frame></text:p><text:p text:style-name="Caption">Figure <text:sequence text:ref-name="refFigure18" text:name="Figure" text:formula="ooow:Figure+1" style:num-format="1">19</text:sequence>: Block Arrows toolbar</text:p></draw:text-box></draw:frame></text:p>
      <text:h text:style-name="P113" text:outline-level="2"><text:bookmark-start text:name="__RefHeading__5978_1559630130"/><text:soft-page-break/>Vývojové diagramy<text:bookmark-end text:name="__RefHeading__5978_1559630130"/></text:h>
      <text:p text:style-name="P11">Click on the triangle to the right of the <text:span text:style-name="LOMenuPath">Flowcharts</text:span> icon <text:span text:style-name="T13"><draw:frame draw:style-name="fr19" draw:name="graphics134" text:anchor-type="as-char" svg:width="0.222in" svg:height="0.222in" draw:z-index="69"><draw:image xlink:href="Pictures/10000000000000100000001056E2710F8A3F75D0.png" xlink:type="simple" xlink:show="embed" xlink:actuate="onLoad"/></draw:frame></text:span> to open the <text:span text:style-name="LOMenuPath">Flowchart</text:span> toolbar for symbols used in drawing flowcharts. The creation of flowcharts, organization charts, and similar planning tools is further described in the <text:span text:style-name="LOEmphasis">Draw Guide Chapter 8 Connections, Flowcharts and Organization Charts</text:span>.</text:p>
      <text:p text:style-name="P61"><text:span text:style-name="Character_5f_20_5f_style"><text:span text:style-name="T16"><draw:frame draw:style-name="fr8" draw:name="Frame29" text:anchor-type="as-char" svg:width="4.1417in" draw:z-index="70"><draw:text-box fo:min-height="1.0673in"><text:p text:style-name="Frame_20_contents"><draw:frame draw:style-name="fr18" draw:name="graphics75" text:anchor-type="as-char" svg:width="4.1417in" svg:height="0.8335in" draw:z-index="72"><draw:image xlink:href="Pictures/100000000000019C0000005338928741279E214C.png" xlink:type="simple" xlink:show="embed" xlink:actuate="onLoad"/></draw:frame></text:p><text:p text:style-name="Caption">Figure <text:sequence text:ref-name="refFigure19" text:name="Figure" text:formula="ooow:Figure+1" style:num-format="1">20</text:sequence>: Flowcharts toolbar</text:p></draw:text-box></draw:frame></text:span></text:span></text:p>
      <text:h text:style-name="P113" text:outline-level="2"><text:bookmark-start text:name="__RefHeading__5980_1559630130"/>Bubliny<text:bookmark-end text:name="__RefHeading__5980_1559630130"/></text:h>
      <text:list xml:id="list7930735356435344613" text:style-name="L7">
        <text:list-item>
          <text:list>
            <text:list-item>
              <text:p text:style-name="P148">Click on the triangle to the right of the <text:span text:style-name="LOMenuPath">Callouts</text:span> icon <text:span text:style-name="Character_5f_20_5f_style"><text:span text:style-name="T25"><draw:frame draw:style-name="fr19" draw:name="graphics136" text:anchor-type="as-char" svg:width="0.2492in" svg:height="0.2362in" draw:z-index="73"><draw:image xlink:href="Pictures/100000000000001200000011A0492A85821A4B6C.png" xlink:type="simple" xlink:show="embed" xlink:actuate="onLoad"/></draw:frame></text:span></text:span> to open the <text:span text:style-name="LOMenuPath">Callouts</text:span> toolbar.</text:p>
            </text:list-item>
            <text:list-item>
              <text:p text:style-name="P160"><text:span text:style-name="Character_5f_20_5f_style"><text:span text:style-name="T25"><draw:frame draw:style-name="fr8" draw:name="Frame30" text:anchor-type="as-char" svg:width="2.111in" draw:z-index="75"><draw:text-box fo:min-height="0.8693in"><text:p text:style-name="Frame_20_contents"><draw:frame draw:style-name="fr18" draw:name="graphics76" text:anchor-type="as-char" svg:width="2.0811in" svg:height="0.5898in" draw:z-index="76"><draw:image xlink:href="Pictures/10000000000000BB0000003507988A3E6C319EE9.png" xlink:type="simple" xlink:show="embed" xlink:actuate="onLoad"/></draw:frame></text:p><text:p text:style-name="Caption">Figure <text:sequence text:ref-name="refFigure20" text:name="Figure" text:formula="ooow:Figure+1" style:num-format="1">21</text:sequence>: Callouts toolbar</text:p></draw:text-box></draw:frame></text:span></text:span></text:p>
            </text:list-item>
          </text:list>
        </text:list-item>
      </text:list>
      <text:h text:style-name="P113" text:outline-level="2"><text:bookmark-start text:name="__RefHeading__5982_1559630130"/>Hvězdy a <text:alphabetical-index-mark text:string-value="cedule" text:key1="kresba"/>cedule<text:bookmark-end text:name="__RefHeading__5982_1559630130"/></text:h>
      <text:list xml:id="list5604629542190050156" text:style-name="L8">
        <text:list-item>
          <text:list>
            <text:list-item>
              <text:p text:style-name="P149">Click on the triangle to the right of the <text:span text:style-name="LOMenuPath">Stars</text:span> icon <text:span text:style-name="T25"><draw:frame draw:style-name="fr19" draw:name="graphics138" text:anchor-type="as-char" svg:width="0.2362in" svg:height="0.222in" draw:z-index="77"><draw:image xlink:href="Pictures/100000000000001100000010E34E408D50B1DC68.png" xlink:type="simple" xlink:show="embed" xlink:actuate="onLoad"/></draw:frame></text:span> to open the <text:span text:style-name="LOMenuPath">Stars and Banners</text:span> toolbar.</text:p>
            </text:list-item>
            <text:list-item>
              <text:p text:style-name="P161"><text:span text:style-name="Character_5f_20_5f_style"><text:span text:style-name="T25"><draw:frame draw:style-name="fr8" draw:name="Frame31" text:anchor-type="as-char" svg:width="3.5819in" draw:z-index="79"><draw:text-box fo:min-height="0.8402in"><text:p text:style-name="Frame_20_contents"><draw:frame draw:style-name="fr18" draw:name="graphics78" text:anchor-type="as-char" svg:width="3.5819in" svg:height="0.6083in" draw:z-index="84"><draw:image xlink:href="Pictures/10000000000001380000003533662D539EB73B5D.png" xlink:type="simple" xlink:show="embed" xlink:actuate="onLoad"/></draw:frame></text:p><text:p text:style-name="Caption">Figure <text:sequence text:ref-name="refFigure21" text:name="Figure" text:formula="ooow:Figure+1" style:num-format="1">22</text:sequence>: Stars and Banners toolbar</text:p></draw:text-box></draw:frame></text:span></text:span></text:p>
            </text:list-item>
          </text:list>
        </text:list-item>
      </text:list>
      <text:list xml:id="list83311257624081" text:continue-list="list83311534127553" text:style-name="Heading_20_Note">
        <text:list-item>
          <text:p text:style-name="P128">Poznámka</text:p>
        </text:list-item>
      </text:list>
      <text:list xml:id="list4255717044092505294" text:style-name="L9">
        <text:list-item>
          <text:list>
            <text:list-item>
              <text:p text:style-name="P137"><text:span text:style-name="Character_5f_20_5f_style">You can add text to all of these geometric shapes. For more information, see the </text:span><text:span text:style-name="LOEmphasis">Draw Guide Chapter 2 Drawing Basic Shapes and Chapter 11 Advanced Draw Techniques</text:span><text:span text:style-name="Character_5f_20_5f_style">.</text:span></text:p>
            </text:list-item>
          </text:list>
        </text:list-item>
      </text:list>
      <text:h text:style-name="P164" text:outline-level="1"><text:bookmark-start text:name="__RefHeading__5220_1547060756"/>Výběr objektů<text:bookmark-end text:name="__RefHeading__5220_1547060756"/></text:h>
      <text:h text:style-name="P113" text:outline-level="2"><text:bookmark-start text:name="__RefHeading__5222_1547060756"/>Přímý výběr<text:bookmark-end text:name="__RefHeading__5222_1547060756"/></text:h>
      <text:p text:style-name="P11">Nejjednodušší způsob, jak vybrat objekt, je přímo na něj klepnout. Objekty, které nejsou vyplněné, vybereme tím, že klepneme na jejich obrys. Prvním klepnutím objekt vybereme, druhým klepnutím výběr zrušíme. Chceme-li vybrat nebo zrušit výběr u více objektů, podržíme při klepnutí klávesu Shift.</text:p>
      <text:h text:style-name="P113" text:outline-level="2"><text:bookmark-start text:name="__RefHeading__5224_1547060756"/>Výběr <text:alphabetical-index-mark text:string-value="výběr pomocí rámu" text:key1="objekty"/>pomocí rámu<text:bookmark-end text:name="__RefHeading__5224_1547060756"/></text:h>
      <text:p text:style-name="P11">Několik objektů najednou můžeme také vybrat tak, že přes objekty přetáhneme kurzor myši. Při tažení kurzorem se kolem objektů kreslí obdélník, vybrány jsou pouze ty objekty, které leží celé uvnitř tohoto obdélníku.</text:p>
      <text:p text:style-name="P11"><text:soft-page-break/>To select multiple objects by framing, the <text:span text:style-name="LOMenuPath">Select</text:span> icon <draw:frame draw:style-name="fr19" draw:name="graphics5" text:anchor-type="as-char" svg:width="0.2201in" svg:height="0.25in" draw:z-index="7"><draw:image xlink:href="Pictures/10000000000000180000001BFBA4B335E830DDB4.png" xlink:type="simple" xlink:show="embed" xlink:actuate="onLoad"/></draw:frame> on the Drawing toolbar must be active.</text:p>
      <text:list xml:id="list83311211778417" text:continue-list="list83311257624081" text:style-name="Heading_20_Note">
        <text:list-item>
          <text:p text:style-name="P127">Poznámka</text:p>
        </text:list-item>
      </text:list>
      <text:p text:style-name="P33">Obdélník pro výběr, který se kreslí při tažení kurzorem myši, se v angličtině označuje také jako „marquee“.</text:p>
      <text:h text:style-name="P113" text:outline-level="2"><text:bookmark-start text:name="__RefHeading__3248_155488990"/><text:alphabetical-index-mark text:string-value="skryté objekty"/><text:alphabetical-index-mark text:string-value="skryté" text:key1="objekty"/>Výběr skrytých objektů<text:bookmark-end text:name="__RefHeading__3248_155488990"/></text:h>
      <text:p text:style-name="P11">Objekty je možné vybrat, i když jsou umístěny za jinými, a nejsou proto viditelné. Podržíme klávesu <text:span text:style-name="LOKeystroke">Alt</text:span> a klepneme na objekt v popředí, který zakrývá skrytý objekt, poté klepneme znovu, čímž skrytý objekt vybereme. Pokud je skrytých objektů několik, pokračujeme se stisknutou <text:span text:style-name="LOKeystroke">klávesou Alt</text:span> v klepání, dokud nenajdeme objekt, který chceme. Chceme-li procházet objekty v obráceném pořadí, podržíme při klepání <text:span text:style-name="LOKeystroke">klávesy Alt+Shift</text:span>.</text:p>
      <text:p text:style-name="P11">Pokud na vybraný objekt klepneme, zobrazí se jeho obrys skrz objekty, které jej zakrývají.</text:p>
      <text:list xml:id="list83312984093916" text:continue-numbering="true" text:style-name="Heading_20_Note">
        <text:list-item>
          <text:p text:style-name="P127">Poznámka</text:p>
        </text:list-item>
      </text:list>
      <text:p text:style-name="P33">Použití klávesy <text:span text:style-name="LOKeystroke">Alt</text:span> funguje na počítačích s operačními systémy Windows nebo Mac. Na počítačích s operačním systémem LInux je nutné použít dále popsaný způsob využívající klávesu <text:span text:style-name="LOKeystroke">Tab</text:span>.</text:p>
      <text:p text:style-name="P11">Chceme-li vybrat objekt, který je zakrytý jiným objektem, pomocí klávesnice, použijeme klávesu <text:span text:style-name="LOKeystroke">Tab</text:span>. Pomocí ní objekty opakovaně procházíme a můžeme zastavit na objektu, který chceme vybrat. Chceme-li objekty procházet v &lt;t1/&gt;opačném pořadí, stiskneme <text:span text:style-name="LOKeystroke">Shift+Tab</text:span>. Tento způsob nalezení objektu je velmi rychlý, stává se ale nepraktickým v případě, kdy kresba sestává z velkého počtu objektů.</text:p>
      <text:h text:style-name="P113" text:outline-level="2"><text:bookmark-start text:name="__RefHeading___Toc10599_1210483707"/>Uspořádání objektů<text:bookmark-end text:name="__RefHeading___Toc10599_1210483707"/></text:h>
      <text:p text:style-name="P11">Ve složitějších kresbách může být více objektů umístěno na sobě. To rearrange the stacking order by moving an object forward or backward, select an object, click <text:span text:style-name="LOMenuPath">Modify &gt; Arrange</text:span> on the Menu bar and select <text:span text:style-name="LOMenuPath">Bring Forward</text:span> or <text:span text:style-name="LOMenuPath">Send Backward</text:span>. Alternativně klepneme pravým tlačítkem na objekt, vybereme z místní nabídky <text:span text:style-name="LOMenuPath">Uspořádat</text:span> a poté <text:span text:style-name="LOMenuPath">Přenést blíž</text:span> nebo <text:span text:style-name="LOMenuPath">Odsunout dál</text:span>.</text:p>
      <text:p text:style-name="P12">The arrange options are also available by clicking on the small triangle to the right of the <text:span text:style-name="LOMenuPath">Arrange</text:span> icon <draw:frame draw:style-name="fr19" draw:name="graphics15" text:anchor-type="as-char" svg:width="0.2492in" svg:height="0.2362in" draw:z-index="8"><draw:image xlink:href="Pictures/1000000000000012000000113BFC42F4F54F6A0D.png" xlink:type="simple" xlink:show="embed" xlink:actuate="onLoad"/></draw:frame> on the Line and Filling toolbar. This opens the <text:span text:style-name="LOMenuPath">Position</text:span> toolbar giving access to the various arrangement options (Figure <text:sequence-ref text:reference-format="value" text:ref-name="refFigure22">23</text:sequence-ref>).</text:p>
      <text:p text:style-name="P61"><draw:frame draw:style-name="fr8" draw:name="Frame46" text:anchor-type="as-char" svg:width="3.1154in" draw:z-index="17"><draw:text-box fo:min-height="2.5362in"><text:p text:style-name="P75"><draw:frame draw:style-name="fr18" draw:name="Image16" text:anchor-type="as-char" svg:width="1.9689in" svg:height="2.2902in" draw:z-index="18"><draw:image xlink:href="Pictures/100002010000016F000001ABA790A439606F3AC9.png" xlink:type="simple" xlink:show="embed" xlink:actuate="onLoad"/></draw:frame></text:p><text:p text:style-name="Caption">Figure <text:sequence text:ref-name="refFigure22" text:name="Figure" text:formula="ooow:Figure+1" style:num-format="1">23</text:sequence>: Position toolbar and available tools</text:p></draw:text-box></draw:frame></text:p>
      <text:h text:style-name="P164" text:outline-level="1"><text:bookmark-start text:name="__RefHeading__5479_144512367"/><text:soft-page-break/>Přesun a nastavení velikosti objektů<text:bookmark-end text:name="__RefHeading__5479_144512367"/></text:h>
      <text:p text:style-name="P12">When moving an object or changing its size, check the left-hand area of the status bar at the bottom of the Draw window (Figure <text:sequence-ref text:reference-format="value" text:ref-name="refFigure23">24</text:sequence-ref>). V této oblasti se zleva doprava zobrazuje, jaký objekt je vybrán, jeho umístění na kresbě v souřadnicích X a Y a jeho rozměry. Měrné jednotky odpovídají jednotkám vybraným v <text:span text:style-name="LOMenuPath">Nástroje &gt; Možnosti &gt; LibreOffice Draw &gt; Obecné</text:span>.</text:p>
      <text:p text:style-name="P11">Více informací o přesunu a nastavení velikosti objektů se nachází v <text:span text:style-name="LOEmphasis">kapitole 3 Working with Objects and Object Points příručky Draw Guide</text:span>.</text:p>
      <text:p text:style-name="P61"><draw:frame draw:style-name="fr11" draw:name="Rahmen7" text:anchor-type="as-char" svg:width="5.3764in" draw:z-index="19"><draw:text-box fo:min-height="1.8161in"><text:p text:style-name="P85"><draw:frame draw:style-name="fr18" draw:name="Image17" text:anchor-type="as-char" svg:width="5.3799in" svg:height="1.5598in" draw:z-index="20"><draw:image xlink:href="Pictures/1000000000000295000000C0E8F2439552ECD347.png" xlink:type="simple" xlink:show="embed" xlink:actuate="onLoad"/></draw:frame></text:p><text:p text:style-name="P55">Figure <text:sequence text:ref-name="refFigure23" text:name="Figure" text:formula="ooow:Figure+1" style:num-format="1">24</text:sequence>: Left end of status bar when moving or adjusting an object</text:p></draw:text-box></draw:frame></text:p>
      <text:h text:style-name="P113" text:outline-level="2"><text:bookmark-start text:name="__RefHeading__5233_1547060756"/>Přesun objektů<text:bookmark-end text:name="__RefHeading__5233_1547060756"/></text:h>
      <text:p text:style-name="P12">Chceme-li přesunout objekt (nebo skupinu objektů), vybereme jej, poté klepneme dovnitř objektu a držíme levé tlačítko myši, zatímco myší táhneme. During movement, a ghost image of the object appears to help with repositioning (Figure <text:sequence-ref text:reference-format="value" text:ref-name="refFigure24">25</text:sequence-ref>). Chceme-li objekt umístit na nové místo, uvolníme tlačítko myši.</text:p>
      <text:p text:style-name="P69"><draw:frame draw:style-name="fr11" draw:name="Frame32" text:anchor-type="as-char" svg:width="2.5591in" draw:z-index="41"><draw:text-box fo:min-height="1.0811in"><text:p text:style-name="Caption"><draw:frame draw:style-name="fr18" draw:name="graphics24" text:anchor-type="as-char" svg:width="2.5591in" svg:height="0.9055in" draw:z-index="46"><draw:image xlink:href="Pictures/10000201000001030000005C4B57B7EBE6586CAC.png" xlink:type="simple" xlink:show="embed" xlink:actuate="onLoad"/></draw:frame></text:p><text:p text:style-name="Caption">Figure <text:sequence text:ref-name="refFigure24" text:name="Figure" text:formula="ooow:Figure+1" style:num-format="1">25</text:sequence>: Moving an object</text:p></draw:text-box></draw:frame></text:p>
      <text:h text:style-name="P113" text:outline-level="2"><text:bookmark-start text:name="__RefHeading__5481_144512367"/>Nastavení velikosti objektu<text:bookmark-end text:name="__RefHeading__5481_144512367"/></text:h>
      <text:p text:style-name="P12">Chceme-li změnit velikost vybraného objektu (nebo skupiny vybraných objektů), přesuneme kurzor myši na některý z úchytů výběru. Kurzor myši se změní na tvar, který značí směr pohybu příslušný pro daný úchyt výběru. As you change the size of the object, a ghosted outline of the object appears (Figure <text:sequence-ref text:reference-format="value" text:ref-name="refFigure25">26</text:sequence-ref>). Až nastavíme požadovanou velikost objektu, uvolníme tlačítko myši.</text:p>
      <text:p text:style-name="P11">Výsledek závisí na tom, jaký úchyt výběru použijeme. Chceme-li změnit velikost objektu pouze v jedné ose, použijeme postranní úchyt. Chceme-li změnit velikost v obou osách, použijeme úchyt na vrcholu.</text:p>
      <text:p text:style-name="P61"><draw:frame draw:style-name="fr11" draw:name="Frame33" text:anchor-type="as-char" svg:width="2.5591in" draw:z-index="49"><draw:text-box fo:min-height="1.5299in"><text:p text:style-name="Caption"><draw:frame draw:style-name="fr18" draw:name="graphics25" text:anchor-type="as-char" svg:width="2.5591in" svg:height="1.3543in" draw:z-index="54"><draw:image xlink:href="Pictures/10000201000000F3000000814CC62F396AC7D254.png" xlink:type="simple" xlink:show="embed" xlink:actuate="onLoad"/></draw:frame></text:p><text:p text:style-name="Caption">Figure <text:sequence text:ref-name="refFigure25" text:name="Figure" text:formula="ooow:Figure+1" style:num-format="1">26</text:sequence>: Adjusting object size</text:p></draw:text-box></draw:frame></text:p>
      <text:list xml:id="list83313028524500" text:continue-numbering="true" text:style-name="Heading_20_Note">
        <text:list-item>
          <text:p text:style-name="P127"><text:soft-page-break/>Poznámka</text:p>
        </text:list-item>
      </text:list>
      <text:p text:style-name="P33">Pokud při změně velikosti objektu stiskneme klávesu <text:span text:style-name="LOKeystroke">Shift</text:span>, změna velikosti bude stejná v obou osách, tj. zachová se poměr stran objektu. Toto chování klávesy <text:span text:style-name="LOKeystroke">Shift</text:span> funguje se všemi úchyty výběru.</text:p>
      <text:p text:style-name="P33">Jedná se o výchozí chování klávesy <text:span text:style-name="LOKeystroke">Shift</text:span>. However, if <text:span text:style-name="LOEmphasis">When creating or moving objects</text:span> has been selected in<text:span text:style-name="LOMenuPath"> Tools &gt; Options &gt; LibreOffice Draw &gt; Grid</text:span>, the action of the <text:span text:style-name="LOKeystroke">Shift</text:span> key is reversed and the aspect ratio will be preserved <text:span text:style-name="LOEmphasis">unless</text:span> the <text:span text:style-name="LOKeystroke">Shift</text:span> key is pressed.</text:p>
      <text:h text:style-name="P164" text:outline-level="1"><text:bookmark-start text:name="__RefHeading__5244_1547060756"/>Otočení a zkosení objektu<text:bookmark-end text:name="__RefHeading__5244_1547060756"/></text:h>
      <text:p text:style-name="P11">Více informací o otočení a zkosení objektu se nachází <text:span text:style-name="LOEmphasis">kapitole 3 Working with Objects and Object Points příručky Draw Guide</text:span>.</text:p>
      <text:h text:style-name="P114" text:outline-level="2"><text:bookmark-start text:name="__RefHeading___Toc10601_1210483707"/>Otočení objektu<text:bookmark-end text:name="__RefHeading___Toc10601_1210483707"/></text:h>
      <text:p text:style-name="P16">Chceme-li otočit objekt (nebo skupinu objektů), vybereme jej a poté přejdeme pomocí některého z následujících způsobů do režimu otáčení:</text:p>
      <text:list xml:id="list83312002071289" text:continue-list="list83311332975073" text:style-name="List_20_1">
        <text:list-item>
          <text:p text:style-name="P134">Click on the Rotate icon <draw:frame draw:style-name="fr19" draw:name="graphics10" text:anchor-type="as-char" svg:width="0.2638in" svg:height="0.222in" draw:z-index="78"><draw:image xlink:href="Pictures/100000000000001300000010883C850BF142D1E7.png" xlink:type="simple" xlink:show="embed" xlink:actuate="onLoad"/></draw:frame> on the Line and Filling toolbar.</text:p>
        </text:list-item>
        <text:list-item>
          <text:p text:style-name="P134">Go to <text:span text:style-name="LOMenuPath">View &gt; Toolbars &gt; Mode</text:span> and select the Rotate icon <draw:frame draw:style-name="fr19" draw:name="graphics26" text:anchor-type="as-char" svg:width="0.2638in" svg:height="0.222in" draw:z-index="82"><draw:image xlink:href="Pictures/1000000000000013000000101CC863E421D2676E.png" xlink:type="simple" xlink:show="embed" xlink:actuate="onLoad"/></draw:frame>.</text:p>
        </text:list-item>
      </text:list>
      <text:p text:style-name="P12">The selection handles will change shape and color (Figure <text:sequence-ref text:reference-format="value" text:ref-name="refFigure26">27</text:sequence-ref>). Also a rotation point will appear in the center of the object. As you move the mouse cursor over the handles, the cursor changes shape. Úchyty na vrcholech slouží k otočení objektu a horní, dolní a postranní úchyty ke zkosení objektu.</text:p>
      <text:p text:style-name="P62"><draw:frame draw:style-name="fr10" draw:name="Frame4" text:anchor-type="as-char" svg:width="2.1661in" draw:z-index="83"><draw:text-box fo:min-height="2.272in"><text:p text:style-name="P76"><draw:frame draw:style-name="fr19" draw:name="graphics27" text:anchor-type="as-char" svg:width="1.9689in" svg:height="1.9689in" draw:z-index="87"><draw:image xlink:href="Pictures/10000201000000A1000000A1AC87DEA349C2E7E1.png" xlink:type="simple" xlink:show="embed" xlink:actuate="onLoad"/></draw:frame></text:p><text:p text:style-name="P54">Figure <text:sequence text:ref-name="refFigure26" text:name="Figure" text:formula="ooow:Figure+1" style:num-format="1">27</text:sequence>: Rotating an object</text:p></draw:text-box></draw:frame></text:p>
      <text:p text:style-name="P16">Přesuneme kurzor myši na některý úchyt na vrcholu, kurzor se změní na úhel se šipkou na obou koncích. Klepneme a podržíme tlačítko myši, poté začneme přesouvat kurzor, čímž objekt otáčíme. Zobrazí se méně výrazný obrázek otáčeného objektu a ve stavovém řádku se zobrazí aktuální úhel otočení.</text:p>
      <text:list xml:id="list83311944093059" text:continue-list="list83313028524500" text:style-name="Heading_20_Note">
        <text:list-item>
          <text:p text:style-name="P129">Poznámka</text:p>
        </text:list-item>
      </text:list>
      <text:p text:style-name="P32">Rotation works differently for 3D objects because rotation occurs around global axes and not around a single axis. Více informací se nachází v <text:span text:style-name="LOEmphasis">kapitole 7 Working with 3D Objects příručky Draw Guide</text:span>.</text:p>
      <text:p text:style-name="P16"><draw:line text:anchor-type="paragraph" draw:z-index="4" draw:style-name="gr1" draw:text-style-name="P171" svg:x1="1.5728in" svg:y1="-450687.2756in" svg:x2="1.5819in" svg:y2="-450687.3327in"><text:p/></draw:line><text:soft-page-break/>Bod otočení se běžně nachází ve středu objektu. Chceme-li změnit umístění bodu otočení, klepneme na objekt kurzorem myši a přetáhneme jej tak, aby se bod otočení nacházel na požadovaném místě. Bod otočení může být umístěn dokonce mimo objekt.</text:p>
      <text:list xml:id="list83311603953249" text:continue-numbering="true" text:style-name="Heading_20_Note">
        <text:list-item>
          <text:p text:style-name="P129">Poznámka</text:p>
        </text:list-item>
      </text:list>
      <text:p text:style-name="P32">Stiskneme-li při otáčení objektu klávesu <text:span text:style-name="LOKeystroke">Shift</text:span>, otáčení bude omezeno na násobky úhlu 15°.</text:p>
      <text:p text:style-name="P32">Jedná se o výchozí chování klávesy <text:span text:style-name="LOKeystroke">Shift</text:span>. However, if <text:span text:style-name="LOEmphasis">When creating or moving objects</text:span> has been selected in<text:span text:style-name="LOMenuPath"> Tools &gt; Options &gt; LibreOffice Draw &gt; Grid</text:span>, the action of the <text:span text:style-name="LOKeystroke">Shift</text:span> key is reversed and rotation will be restricted to 15° of movement <text:span text:style-name="LOEmphasis">unless</text:span> the <text:span text:style-name="LOKeystroke">Shift</text:span> key is pressed.</text:p>
      <text:h text:style-name="P114" text:outline-level="2"><text:bookmark-start text:name="__RefHeading__3268_155488990"/>Zkosení objektu<text:bookmark-end text:name="__RefHeading__3268_155488990"/></text:h>
      <text:p text:style-name="P16">Chceme-li zkosit objekt, použijeme úchyt ve středu horní, dolní nebo boční strany vybraného objektu. Kurzor myši změní tvar, pokud ho přesuneme nad některý z těchto úchytů. Osa, podle níž se objekt zkosí, je strana objektu, která se nachází přímo naproti použitému středovému úchytu. Tato osa nemění svoji polohu, zatímco ostatní strany objektu se přesouvají podle toho, jak táhneme kurzorem myši.</text:p>
      <text:p text:style-name="P12">Click and hold the mouse button, then move the cursor to shear the object. A ghost image of the object being slanted appears (Figure <text:sequence-ref text:reference-format="value" text:ref-name="refFigure27">28</text:sequence-ref>) and the current angle of slant is shown in the status bar.</text:p>
      <text:list xml:id="list83311072511403" text:continue-numbering="true" text:style-name="Heading_20_Note">
        <text:list-item>
          <text:p text:style-name="P129">Poznámka</text:p>
        </text:list-item>
      </text:list>
      <text:p text:style-name="P32">Stiskneme-li při kosení objektu klávesu <text:span text:style-name="LOKeystroke">Shift</text:span>, kosení bude omezeno na násobky úhlu 15°. Jedná se o výchozí chování klávesy <text:span text:style-name="LOKeystroke">Shift</text:span>. However, if <text:span text:style-name="LOEmphasis">When creating or moving objects</text:span> has been selected in<text:span text:style-name="LOMenuPath"> Tools &gt; Options &gt; LibreOffice Draw &gt; Grid</text:span>, the action of the <text:span text:style-name="LOKeystroke">Shift</text:span> key is reversed and slanting will be restricted to 15° of movement <text:span text:style-name="LOEmphasis">unless</text:span> the <text:span text:style-name="LOKeystroke">Shift</text:span> key is pressed.</text:p>
      <text:p text:style-name="P62"><draw:frame draw:style-name="fr10" draw:name="Frame34" text:anchor-type="as-char" svg:width="2.1563in" draw:z-index="91"><draw:text-box fo:min-height="2.461in"><text:p text:style-name="P77"><draw:frame draw:style-name="fr18" draw:name="Image18" text:anchor-type="as-char" svg:width="1.378in" svg:height="2.2008in" draw:z-index="92"><draw:image xlink:href="Pictures/100002010000008B000000DED4C5AA873EE95CC0.png" xlink:type="simple" xlink:show="embed" xlink:actuate="onLoad"/></draw:frame></text:p><text:p text:style-name="P54">Figure <text:sequence text:ref-name="refFigure27" text:name="Figure" text:formula="ooow:Figure+1" style:num-format="1">28</text:sequence>: Slanting an object</text:p></draw:text-box></draw:frame></text:p>
      <text:h text:style-name="P165" text:outline-level="1"><text:bookmark-start text:name="__RefHeading__5483_144512367"/>Úprava objektů<text:bookmark-end text:name="__RefHeading__5483_144512367"/></text:h>
      <text:p text:style-name="P16">To edit an object or change attributes such as color or border width, the Line and Filling toolbar, the Text Formatting toolbar, the Sidebar Properties section, or a context menu can be used. Více informací o úpravě objektů a změně jejich vlastností se nachází v <text:span text:style-name="LOEmphasis">kapitole 4 Changing Object Attributes příručky Draw Guide</text:span>.</text:p>
      <text:h text:style-name="P115" text:outline-level="2"><text:bookmark-start text:name="__RefHeading___Toc14726_761827630"/><text:soft-page-break/>Nástrojová lišta Čára a výplň<text:bookmark-end text:name="__RefHeading___Toc14726_761827630"/></text:h>
      <text:p text:style-name="P13">By default, the <text:span text:style-name="LOMenuPath">Line and Filling</text:span> toolbar is not shown in Draw. To display it, go to <text:span text:style-name="LOMenuPath">View &gt; Toolbars &gt; Line and Filling</text:span> on the Menu bar to open the toolbar (Figure <text:sequence-ref text:reference-format="value" text:ref-name="refFigure28">29</text:sequence-ref>) at the top of the workspace. Pomocí této lišty můžeme upravit nejčastěji používané vlastnosti objektu. You can also open the Line dialog by clicking on the <text:span text:style-name="LOMenuPath">Line</text:span> icon <text:span text:style-name="T21"><draw:frame draw:style-name="fr19" draw:name="graphics31" text:anchor-type="as-char" svg:width="0.1528in" svg:height="0.2492in" draw:z-index="93"><draw:image xlink:href="Pictures/100000000000000B000000126D0C87E0927BE9E7.png" xlink:type="simple" xlink:show="embed" xlink:actuate="onLoad"/></draw:frame></text:span> and the Area dialog by clicking on the <text:span text:style-name="LOMenuPath">Area</text:span> icon <text:span text:style-name="T21"><draw:frame draw:style-name="fr19" draw:name="graphics32" text:anchor-type="as-char" svg:width="0.2492in" svg:height="0.2492in" draw:z-index="94"><draw:image xlink:href="Pictures/100000000000001200000012DBBA98CC08DC0C74.png" xlink:type="simple" xlink:show="embed" xlink:actuate="onLoad"/></draw:frame></text:span> for access to more formatting options.</text:p>
      <text:p text:style-name="P66"><draw:frame draw:style-name="fr8" draw:name="Frame36" text:anchor-type="as-char" svg:width="6.6929in" draw:z-index="96"><draw:text-box fo:min-height="2.2071in"><text:p text:style-name="P78"><draw:frame draw:style-name="fr18" draw:name="Image19" text:anchor-type="as-char" svg:width="6.6929in" svg:height="1.9811in" draw:z-index="97"><draw:image xlink:href="Pictures/10000201000005070000017D030C7EC16809C09A.png" xlink:type="simple" xlink:show="embed" xlink:actuate="onLoad"/></draw:frame></text:p><text:p text:style-name="Caption">Figure <text:sequence text:ref-name="refFigure28" text:name="Figure" text:formula="ooow:Figure+1" style:num-format="1">29</text:sequence>: Line and Filling toolbar and its available tools</text:p></draw:text-box></draw:frame></text:p>
      <text:h text:style-name="P114" text:outline-level="2"><text:bookmark-start text:name="__RefHeading__5485_144512367"/>Nástrojová lišta Formátování textu<text:bookmark-end text:name="__RefHeading__5485_144512367"/></text:h>
      <text:p text:style-name="P16">You can open the Text Formatting toolbar by selecting <text:span text:style-name="LOMenuPath">View &gt; Toolbars &gt; Text Formatting</text:span> on the Menu bar. Nástroje v této liště nebudou aktivní, dokud nebude vybrán text.</text:p>
      <text:p text:style-name="P62"><draw:frame draw:style-name="fr8" draw:name="Frame37" text:anchor-type="as-char" svg:width="6.6929in" draw:z-index="98"><draw:text-box fo:min-height="3.3083in"><text:p text:style-name="P78"><draw:frame draw:style-name="fr18" draw:name="Image20" text:anchor-type="as-char" svg:width="6.6929in" svg:height="3.0063in" draw:z-index="100"><draw:image xlink:href="Pictures/100002010000041F000001DA59DF7039C41692DB.png" xlink:type="simple" xlink:show="embed" xlink:actuate="onLoad"/></draw:frame></text:p><text:p text:style-name="Caption">Figure <text:sequence text:ref-name="refFigure29" text:name="Figure" text:formula="ooow:Figure+1" style:num-format="1">30</text:sequence>: Text Formatting toolbar and its available tools</text:p></draw:text-box></draw:frame></text:p>
      <text:h text:style-name="P116" text:outline-level="2"><text:bookmark-start text:name="__RefHeading___Toc24347_584484948"/>Vlastnosti na postranní liště<text:bookmark-end text:name="__RefHeading___Toc24347_584484948"/></text:h>
      <text:p text:style-name="P12">When you select an object in your drawing, the sub-sections in Sidebar Properties become active (Figure <text:sequence-ref text:reference-format="value" text:ref-name="refFigure30">31</text:sequence-ref>). You can change the properties or options of an object without having to open a dialog or use any of the available tools on the various toolbars provided by Draw. To expand a sub-section, click on the plus (+) sign or arrow next to the sub-section title.</text:p>
      <text:p text:style-name="P65"><text:soft-page-break/><draw:frame draw:style-name="fr7" draw:name="Frame6" text:anchor-type="as-char" svg:width="3.3134in" draw:z-index="99"><draw:text-box fo:min-height="2.6909in"><text:p text:style-name="P86"><draw:frame draw:style-name="fr18" draw:name="Image33" text:anchor-type="as-char" svg:width="3.102in" svg:height="2.4409in" draw:z-index="101"><draw:image xlink:href="Pictures/10000000000001540000010D623C162F009210BF.png" xlink:type="simple" xlink:show="embed" xlink:actuate="onLoad"/></draw:frame></text:p><text:p text:style-name="Caption">Figure <text:sequence text:ref-name="refFigure30" text:name="Figure" text:formula="ooow:Figure+1" style:num-format="1">31</text:sequence>: Sub-sections in Sidebar Properties</text:p></draw:text-box></draw:frame></text:p>
      <text:h text:style-name="P114" text:outline-level="2"><text:bookmark-start text:name="__RefHeading__5487_144512367"/>Místní nabídka<text:bookmark-end text:name="__RefHeading__5487_144512367"/></text:h>
      <text:p text:style-name="P12"><text:alphabetical-index-mark text:string-value="Místní nabídka"/>When an object is selected and you right-click on the object, a context menu (Figure <text:sequence-ref text:reference-format="value" text:ref-name="refFigure31">32</text:sequence-ref>) opens that applies to the selected object. You can change object attributes without having to open a dialog. Položky nabídky s malou šipkou na pravé straně obsahují podnabídku.</text:p>
      <text:p text:style-name="P62"><draw:frame draw:style-name="fr7" draw:name="Frame35" text:anchor-type="as-char" svg:width="2.7563in" draw:z-index="102"><draw:text-box fo:min-height="3.4811in"><text:p text:style-name="P78"><draw:frame draw:style-name="fr18" draw:name="Image21" text:anchor-type="as-char" svg:width="2.7563in" svg:height="3.2075in" draw:z-index="103"><draw:image xlink:href="Pictures/10000201000001560000018E3D47A611930FEE30.png" xlink:type="simple" xlink:show="embed" xlink:actuate="onLoad"/></draw:frame></text:p><text:p text:style-name="Caption">Figure <text:sequence text:ref-name="refFigure31" text:name="Figure" text:formula="ooow:Figure+1" style:num-format="1">32</text:sequence>: Example of a context menu</text:p></draw:text-box></draw:frame></text:p>
      <text:h text:style-name="P114" text:outline-level="2"><text:bookmark-start text:name="__RefHeading__5489_144512367"/>Formátování čar a ohraničení<text:bookmark-end text:name="__RefHeading__5489_144512367"/></text:h>
      <text:p text:style-name="P16">V programu LibreOffice může pojem <text:span text:style-name="LOEmphasis">čára</text:span> znamenat samostatnou část kresby (čára), vnější stranu tvaru (ohraničení) nebo šipku. In most cases the properties of the line you can modify are its style (solid, dashed, invisible, and so on), its width, and its color.</text:p>
      <text:p text:style-name="P12">Select the line you need to format and then use the controls on the Line and Filling toolbar to change the most common options (highlighted in Figure <text:sequence-ref text:reference-format="value" text:ref-name="refFigure32">33</text:sequence-ref>).</text:p>
      <text:p text:style-name="P62"><text:soft-page-break/><text:span text:style-name="Character_5f_20_5f_style"><draw:frame draw:style-name="fr8" draw:name="Frame41" text:anchor-type="as-char" svg:width="6.6929in" draw:z-index="35"><draw:text-box fo:min-height="0.6807in"><text:p text:style-name="P79"><draw:frame draw:style-name="fr18" draw:name="Image22" text:anchor-type="as-char" svg:width="6.6929in" svg:height="0.4228in" draw:z-index="36"><draw:image xlink:href="Pictures/10000201000003C50000003D4FD8769A95F20DFD.png" xlink:type="simple" xlink:show="embed" xlink:actuate="onLoad"/></draw:frame></text:p><text:p text:style-name="Caption">Figure <text:sequence text:ref-name="refFigure32" text:name="Figure" text:formula="ooow:Figure+1" style:num-format="1">33</text:sequence>: Common line properties (style, color, width)</text:p></draw:text-box></draw:frame></text:span></text:p>
      <text:p text:style-name="P12">If you need to fine tune the appearance of a line, choose <text:span text:style-name="LOMenuPath">Format &gt; Line</text:span> from the Menu bar, or right-click on the line and select <text:span text:style-name="LOMenuPath">Line</text:span> from the context menu, or select the <text:span text:style-name="LOMenuPath">Line</text:span> icon <text:span text:style-name="Character_5f_20_5f_style"><draw:frame draw:style-name="fr19" draw:name="graphics38" text:anchor-type="as-char" svg:width="0.1528in" svg:height="0.2492in" draw:z-index="37"><draw:image xlink:href="Pictures/100000000000000B000000129D07F6320C57348A.png" xlink:type="simple" xlink:show="embed" xlink:actuate="onLoad"/></draw:frame></text:span> from the Line and Filling toolbar. All of these methods open the <text:span text:style-name="LOMenuPath">Line</text:span> dialog (Figure <text:sequence-ref text:reference-format="value" text:ref-name="refFigure9">10</text:sequence-ref> on page <text:sequence-ref text:reference-format="page" text:ref-name="refFigure9">15</text:sequence-ref>), where you can set line properties. This dialog consists of three pages: <text:span text:style-name="LOEmphasis">Line</text:span>, <text:span text:style-name="LOEmphasis">Line Styles</text:span>, and <text:span text:style-name="LOEmphasis">Arrow Styles</text:span>. Alternatively, use the <text:span text:style-name="LOEmphasis">Line</text:span> sub-section in Sidebar Properties to change the appearance of a line.</text:p>
      <text:h text:style-name="P114" text:outline-level="2"><text:bookmark-start text:name="__RefHeading__3967_785521723"/>Arrows, <text:alphabetical-index-mark text:string-value="šipky"/>arrowheads, and line endings<text:bookmark-end text:name="__RefHeading__3967_785521723"/></text:h>
      <text:p text:style-name="P12">Arrows, arrowheads, and other line endings are usually referred to as arrows and can be treated the same as lines when editing and changing attributes. Select a line and click on the <text:span text:style-name="LOMenuPath">Arrow Style</text:span> icon <draw:frame draw:style-name="fr19" draw:name="graphics37" text:anchor-type="as-char" svg:width="0.2638in" svg:height="0.222in" draw:z-index="42"><draw:image xlink:href="Pictures/1000000000000013000000105A3C17C12E008FDB.png" xlink:type="simple" xlink:show="embed" xlink:actuate="onLoad"/></draw:frame> from the Line and Filling toolbar to open the <text:span text:style-name="LOMenuPath">Arrowheads</text:span> menu (Figure <text:sequence-ref text:reference-format="value" text:ref-name="refFigure33">34</text:sequence-ref>).</text:p>
      <text:p text:style-name="P62"><draw:frame draw:style-name="fr12" draw:name="Frame19" text:anchor-type="as-char" svg:width="2.1957in" draw:z-index="44"><draw:text-box fo:min-height="3.2193in"><text:p text:style-name="P54"><draw:frame draw:style-name="fr19" draw:name="graphics35" text:anchor-type="as-char" svg:width="1.1134in" svg:height="2.9701in" draw:z-index="47"><draw:image xlink:href="Pictures/100002010000006C00000120568EF213FF69AD98.png" xlink:type="simple" xlink:show="embed" xlink:actuate="onLoad"/></draw:frame></text:p><text:p text:style-name="P54">Figure <text:sequence text:ref-name="refFigure33" text:name="Figure" text:formula="ooow:Figure+1" style:num-format="1">34</text:sequence>: Arrowheads menu</text:p></draw:text-box></draw:frame></text:p>
      <text:p text:style-name="P16">K dispozici je několik druhů šipek. Každá čára může končit jinou šipkou nebo může zůstat bez šipky. Šipky lze použít pouze u čar, u ohraničení objektu se neprojeví.</text:p>
      <text:h text:style-name="P165" text:outline-level="1"><text:bookmark-start text:name="__RefHeading__6817_144512367"/>Formátování výplně oblasti<text:bookmark-end text:name="__RefHeading__6817_144512367"/></text:h>
      <text:p text:style-name="P50">The term <text:span text:style-name="LOStrongEmphasis">area fill</text:span> refers to the inside of an object, which can be a uniform color, gradient, hatching pattern, or bitmap (Figure <text:sequence-ref text:reference-format="value" text:ref-name="refFigure34">35</text:sequence-ref>). Výplň je možné nastavit jako částečně nebo zcela průhlednou. In most cases, you will choose one of the standard fill options, which are all available from the Line and Filling toolbar, or the <text:span text:style-name="LOEmphasis">Area</text:span> sub-section in Sidebar Properties. Můžeme také definovat vlastní výplně oblasti. Více informací o formátování výplně oblasti se nachází v <text:span text:style-name="LOEmphasis">kapitole 4 Changing Object Attributes příručky Draw Guide</text:span>.</text:p>
      <text:p text:style-name="P62"><text:soft-page-break/><draw:frame draw:style-name="fr13" draw:name="Frame42" text:anchor-type="as-char" svg:width="3.8in" draw:z-index="9"><draw:text-box fo:min-height="2.2173in"><text:p text:style-name="Caption"><draw:frame draw:style-name="fr18" draw:name="graphics33" text:anchor-type="as-char" svg:width="3.8in" svg:height="2.0402in" draw:z-index="10"><draw:image xlink:href="Pictures/1000000000000174000000CF96A5B9F7FAAFDF35.png" xlink:type="simple" xlink:show="embed" xlink:actuate="onLoad"/></draw:frame></text:p><text:p text:style-name="Caption">Figure <text:sequence text:ref-name="refFigure34" text:name="Figure" text:formula="ooow:Figure+1" style:num-format="1">35</text:sequence>: Different types of area fill</text:p></draw:text-box></draw:frame></text:p>
      <text:h text:style-name="P165" text:outline-level="1"><text:bookmark-start text:name="__RefHeading__6819_144512367"/><text:alphabetical-index-mark text:string-value="styly"/>Používání stylů<text:bookmark-end text:name="__RefHeading__6819_144512367"/></text:h>
      <text:p text:style-name="P16">Může se stát, že chceme použít stejnou výplň oblasti, tloušťku čáry nebo ohraničení na sadu objektů. Opakované nastavování vlastností lze výrazně zjednodušit tím, že použijeme styly. Styles allow you to define a format (a style) and then apply that format to multiple objects. For more information on styles, see <text:span text:style-name="LOEmphasis">Chapter 3 Using Styles and Templates</text:span> in this guide, the <text:span text:style-name="LOEmphasis">Writer Guide Chapter 6 Introduction to Styles</text:span>, and the <text:span text:style-name="LOEmphasis">Draw Guide Chapter 4 Changing Object Attributes</text:span>.</text:p>
      <text:h text:style-name="P165" text:outline-level="1"><text:bookmark-start text:name="__RefHeading__3973_785521723"/>Umísťování objektů<text:bookmark-end text:name="__RefHeading__3973_785521723"/></text:h>
      <text:h text:style-name="P120" text:outline-level="2"><text:bookmark-start text:name="__RefHeading__8156_785521723"/>Funkce přichycení<text:bookmark-end text:name="__RefHeading__8156_785521723"/></text:h>
      <text:p text:style-name="P16"><text:alphabetical-index-mark text:string-value="funkce přichycení"/>V programu Draw mohou být objekty přesně a konzistentně umísťovány pomocí funkce přichycení. K přichytávání mohou být použity body mřížky, <text:alphabetical-index-mark text:string-value="body mřížky"/>body a čáry pro přichycení, rámce objektů, jednotlivé body na objektech nebo okraje stránky.</text:p>
      <text:p text:style-name="P16">Snap function is easier to work with at the highest zoom values that are practical for your display. Najednou je možné použít dvě různé funkce přichycení: například přichycení k vodítkům a k okrajům stránky. Je však vhodné aktivovat pouze funkce, které jsou opravdu potřeba.</text:p>
      <text:p text:style-name="P16">For more detailed information about the snap function, see the <text:span text:style-name="LOEmphasis">Draw Guide Chapter 3 Working with Objects and Object Points</text:span> and <text:span text:style-name="LOEmphasis">Chapter 11 Advanced Draw Techniques</text:span>.</text:p>
      <text:h text:style-name="P121" text:outline-level="2"><text:bookmark-start text:name="__RefHeading__9323_1454631700"/>Přichycení k mřížce<text:bookmark-end text:name="__RefHeading__9323_1454631700"/></text:h>
      <text:p text:style-name="P97">Use Snap <text:alphabetical-index-mark text:string-value="přichycení k mřížce"/>to grid to position an object to a grid point. Go to <text:span text:style-name="LOMenuPath">View &gt; Grid &gt; Snap to Grid</text:span> on the Menu bar or click on the <text:span text:style-name="LOMenuPath">Snap to Grid</text:span> icon on the <text:span text:style-name="LOMenuPath">Options</text:span> toolbar to turn on or off the snap to grid function. If the Options toolbar is not visible, go to <text:span text:style-name="LOMenuPath">View &gt; Toolbars &gt; Options</text:span> on the Menu bar.</text:p>
      <text:p text:style-name="P95"><draw:frame draw:style-name="fr14" draw:name="Frame5" text:anchor-type="as-char" svg:y="-1.989in" svg:width="2.8in" draw:z-index="11"><draw:text-box fo:min-height="1.9811in"><text:p text:style-name="Caption"><draw:frame draw:style-name="fr18" draw:name="graphics7" text:anchor-type="as-char" svg:width="2.7in" svg:height="1.8201in" draw:z-index="12"><draw:image xlink:href="Pictures/1000000000000132000000DD16C18C7DA9924FE5.png" xlink:type="simple" xlink:show="embed" xlink:actuate="onLoad"/></draw:frame></text:p><text:p text:style-name="Caption">Figure <text:sequence text:ref-name="refFigure35" text:name="Figure" text:formula="ooow:Figure+1" style:num-format="1">36</text:sequence>: Positioning with snap to grid</text:p></draw:text-box></draw:frame></text:p>
      <text:h text:style-name="P153" text:outline-level="3"><text:bookmark-start text:name="__RefHeading__8158_785521723"/><text:soft-page-break/>Zobrazení mřížky<text:bookmark-end text:name="__RefHeading__8158_785521723"/></text:h>
      <text:p text:style-name="P16">To display the grid in Draw or to switch off the grid, go to <text:span text:style-name="LOMenuPath">View &gt; Grid &gt; Display Grid</text:span> on the Menu bar or click on the <text:span text:style-name="LOMenuPath">Display Grid</text:span> icon on the Options toolbar.</text:p>
      <text:h text:style-name="P154" text:outline-level="3"><text:bookmark-start text:name="__RefHeading___Toc10603_1210483707"/>Nastavení mřížky<text:bookmark-end text:name="__RefHeading___Toc10603_1210483707"/></text:h>
      <text:p text:style-name="P14">Rozlišení a vlastnosti přichycení k jejím bodům lze nastavit. Go to <text:span text:style-name="LOMenuPath">Tools &gt; Options &gt; LibreOffice Draw &gt; Grid</text:span> on the Menu bar to open the options dialog for the grid.</text:p>
      <text:p text:style-name="P63"><draw:frame draw:style-name="fr14" draw:name="Frame11" text:anchor-type="as-char" svg:y="-3.4201in" svg:width="4.5575in" draw:z-index="57"><draw:text-box fo:min-height="3.3925in"><text:p text:style-name="P83"><draw:frame draw:style-name="fr28" draw:name="Image23" text:anchor-type="as-char" svg:width="4.5in" svg:height="3.0799in" draw:z-index="58"><draw:image xlink:href="Pictures/10000000000003D3000002158358837E44CC07A7.png" xlink:type="simple" xlink:show="embed" xlink:actuate="onLoad"/></draw:frame></text:p><text:p text:style-name="Caption">Figure <text:sequence text:ref-name="refFigure36" text:name="Figure" text:formula="ooow:Figure+1" style:num-format="1">37</text:sequence>: Configuring the grid</text:p></draw:text-box></draw:frame></text:p>
      <text:list xml:id="list83311354876701" text:continue-list="list83312002071289" text:style-name="List_20_1">
        <text:list-item>
          <text:p text:style-name="P135">Svislé a vodorovné rozestupy bodů mřížky. Můžeme také změnit měrnou jednotku nastavenou v obecných možnostech programu Draw tím, že zvolíme <text:span text:style-name="LOMenuPath">Nástroje &gt; Možnosti &gt; LibreOffice Draw &gt; Obecné</text:span>.</text:p>
        </text:list-item>
        <text:list-item>
          <text:p text:style-name="P135">Rozlišení je velikost čtverců nebo obdélníků mřížky. Pokud je rozlišení vodorovně 1 cm a svisle 2 cm, mřížka se skládá z obdélníků 2 cm vysokých a 1 cm širokých.</text:p>
        </text:list-item>
        <text:list-item>
          <text:p text:style-name="P135">Podružné rozdělení je představováno doplňkovými body, které se zobrazují na stranách každého obdélníku nebo čtverce mřížky. Objects can snap to subdivisions as well as to the corners of the grid.</text:p>
        </text:list-item>
        <text:list-item>
          <text:p text:style-name="P135">Velikost oblasti přichycení v bodech udává, do jaké vzdálenosti od bodu nebo čáry je nutné objekt přiblížit, aby se přichytil.</text:p>
        </text:list-item>
        <text:list-item>
          <text:p text:style-name="P135">Výchozí barvou mřížky je světle šedá. To change the color of the grid points, go to <text:span text:style-name="LOMenuPath">Tools &gt; Options &gt; LibreOffice &gt; Appearance</text:span> on the Menu bar.</text:p>
        </text:list-item>
      </text:list>
      <text:h text:style-name="P117" text:outline-level="2"><text:bookmark-start text:name="__RefHeading__6823_144512367"/>Vodítka<text:bookmark-end text:name="__RefHeading__6823_144512367"/></text:h>
      <text:p text:style-name="P14">Vodítka programu Draw umožňují snadno umístit objekt s využitím pravítek na horní a levé straně pracovní plochy. To turn on or off the help lines, go to <text:span text:style-name="LOMenuPath">Tools &gt; Options &gt; LibreOffice Draw &gt; View</text:span> on the Menu bar and select <text:span text:style-name="LOMenuPath">Snap Lines when moving</text:span> option or go to the Options toolbar and click on the <text:span text:style-name="LOMenuPath">Helplines While Moving</text:span> icon <text:span text:style-name="T12"><draw:frame draw:style-name="fr19" draw:name="graphics9" text:anchor-type="as-char" svg:width="0.2756in" svg:height="0.2953in" draw:z-index="71"><draw:image xlink:href="Pictures/10000000000000190000001B9C6B6F09417962F0.png" xlink:type="simple" xlink:show="embed" xlink:actuate="onLoad"/></draw:frame></text:span>.</text:p>
      <text:h text:style-name="P166" text:outline-level="1"><text:bookmark-start text:name="__RefHeading__9397_1454631700"/><text:soft-page-break/>Používání speciálních efektů<text:bookmark-end text:name="__RefHeading__9397_1454631700"/></text:h>
      <text:p text:style-name="P14">V programu Draw můžeme použít na objekty nebo jejich skupiny mnoho speciálních efektů. Tato část představuje některé z nich. Více informací o speciálních efektech se nachází v <text:span text:style-name="LOEmphasis">kapitole 4 Changing Object Attributes příručky Draw Guide.</text:span>.</text:p>
      <text:p text:style-name="P24">To access the tools used for special effects, go to <text:span text:style-name="LOMenuPath">View &gt; Toolbars &gt; Mode</text:span> (Figure <text:sequence-ref text:reference-format="value" text:ref-name="refFigure37">38</text:sequence-ref>). <text:span text:style-name="LOMenuPath">Rotate</text:span> and <text:span text:style-name="LOMenuPath">Flip</text:span> can also be accessed by going to <text:span text:style-name="LOMenuPath">Modify</text:span> on the Menu bar or by right-clicking on the object and using the context menu.</text:p>
      <text:p text:style-name="P63"><draw:frame draw:style-name="fr8" draw:name="Frame12" text:anchor-type="as-char" svg:width="3.2681in" draw:z-index="104"><draw:text-box fo:min-height="2.5937in"><text:p text:style-name="P80"><draw:frame draw:style-name="fr18" draw:name="Image24" text:anchor-type="as-char" svg:width="1.9689in" svg:height="2.3638in" draw:z-index="105"><draw:image xlink:href="Pictures/100002010000017F000001CC2303C5D54267FEB9.png" xlink:type="simple" xlink:show="embed" xlink:actuate="onLoad"/></draw:frame></text:p><text:p text:style-name="Caption">Figure <text:sequence text:ref-name="refFigure37" text:name="Figure" text:formula="ooow:Figure+1" style:num-format="1">38</text:sequence>: Mode toolbar and its available tools</text:p></draw:text-box></draw:frame></text:p>
      <text:h text:style-name="P117" text:outline-level="2"><text:bookmark-start text:name="__RefHeading__6825_144512367"/>Překlápění objektů<text:bookmark-end text:name="__RefHeading__6825_144512367"/></text:h>
      <text:p text:style-name="P14">Nejrychlejší a nejsnazší způsob, jak objekt vodorovně nebo svisle překlopit, je následující postup:</text:p>
      <text:list xml:id="list7954917895823841428" text:style-name="OOoNum_20_123">
        <text:list-item text:start-value="1">
          <text:p text:style-name="P139">Klepneme na grafický objekt, zobrazí se úchyty výběru.</text:p>
        </text:list-item>
        <text:list-item>
          <text:p text:style-name="P139">Right-click and select <text:span text:style-name="LOMenuPath">Flip &gt; Vertically</text:span> or <text:span text:style-name="LOMenuPath">Horizontally</text:span>, or go to <text:span text:style-name="LOMenuPath">Modify &gt; Flip &gt; Vertically</text:span> or <text:span text:style-name="LOMenuPath">Horizontally</text:span> on the Menu bar and the selected object will be flipped to face the other direction.</text:p>
        </text:list-item>
      </text:list>
      <text:p text:style-name="P14">Můžeme však použít nástroj <text:span text:style-name="LOMenuPath">Překlopit</text:span> na nástrojové liště Režim nebo Kresba, který poskytuje více možností jak překlápění ovlivnit. Použijeme-li nástroj Překlopit, můžeme změnit umístění a úhel osy překlopení, jak je popsáno v <text:span text:style-name="LOEmphasis">kapitole 4 Changing Object Attributes příručky Draw Guide</text:span>.</text:p>
      <text:h text:style-name="P117" text:outline-level="2"><text:bookmark-start text:name="__RefHeading__6905_1366977074"/>Zrcadlové kopie<text:bookmark-end text:name="__RefHeading__6905_1366977074"/></text:h>
      <text:p text:style-name="P14">V současnosti není v programu Draw k dispozici příkaz pro zrcadlení. Zrcadlení objektu ale může být dosaženo pomocí nástroje <text:span text:style-name="LOMenuPath">Překlopit</text:span>, jak je popsáno v <text:span text:style-name="LOEmphasis">kapitole 4 Changing Object Attributes příručky Draw Guide</text:span>.</text:p>
      <text:h text:style-name="P117" text:outline-level="2"><text:bookmark-start text:name="__RefHeading__7989_617642355"/>Deformování objektů<text:bookmark-end text:name="__RefHeading__7989_617642355"/></text:h>
      <text:p text:style-name="P14">Na nástrojové liště Režim jsou k dispozici tři nástroje, které umožňují přetáhnout vrcholy či hrany objektu a tím obrázek zdeformovat.</text:p>
      <table:table table:name="Table1" table:style-name="Table1">
        <table:table-column table:style-name="Table1.A"/>
        <table:table-column table:style-name="Table1.B"/>
        <table:table-row>
          <table:table-cell office:value-type="string">
            <text:p text:style-name="P58"><draw:frame draw:style-name="fr19" draw:name="graphics48" text:anchor-type="as-char" svg:width="0.2917in" svg:height="0.2917in" draw:z-index="106"><draw:image xlink:href="Pictures/1000000000000015000000155BA8F52A6C177C59.png" xlink:type="simple" xlink:show="embed" xlink:actuate="onLoad"/></draw:frame></text:p>
          </table:table-cell>
          <table:table-cell table:style-name="Table1.B1" office:value-type="string">
            <text:p text:style-name="P14"><text:span text:style-name="LOMenuPath">Distort tool </text:span>distorts an object in perspective.</text:p>
          </table:table-cell>
        </table:table-row>
        <table:table-row>
          <table:table-cell office:value-type="string">
            <text:p text:style-name="P58"><draw:frame draw:style-name="fr19" draw:name="graphics50" text:anchor-type="as-char" svg:width="0.3193in" svg:height="0.2917in" draw:z-index="107"><draw:image xlink:href="Pictures/1000000000000017000000157ED37F9C08FBD57A.png" xlink:type="simple" xlink:show="embed" xlink:actuate="onLoad"/></draw:frame></text:p>
          </table:table-cell>
          <table:table-cell table:style-name="Table1.B1" office:value-type="string">
            <text:p text:style-name="P48"><text:span text:style-name="LOMenuPath">Set to Circle (slant) </text:span>creates a pseudo three-dimensional effect.</text:p>
          </table:table-cell>
        </table:table-row>
        <table:table-row>
          <table:table-cell office:value-type="string">
            <text:p text:style-name="P38"><draw:frame draw:style-name="fr19" draw:name="graphics51" text:anchor-type="as-char" svg:width="0.3193in" svg:height="0.3055in" draw:z-index="108"><draw:image xlink:href="Pictures/100000000000001700000016D20B46ED85A232C3.png" xlink:type="simple" xlink:show="embed" xlink:actuate="onLoad"/></draw:frame></text:p>
          </table:table-cell>
          <table:table-cell table:style-name="Table1.B1" office:value-type="string">
            <text:p text:style-name="P14"><text:span text:style-name="LOMenuPath">Set in Circle (perspective) </text:span>creates a pseudo three-dimensional effect.</text:p>
          </table:table-cell>
        </table:table-row>
      </table:table>
      <text:p text:style-name="P14"><text:soft-page-break/>Ve všech třech případech se nejprve zobrazí dotaz, zda chceme objekt převést na křivku. To je nezbytné, proto klepneme na <text:span text:style-name="LOMenuPath">Ano</text:span>. Poté můžeme přesouvat úchyty objektu tak, abychom dosáhli požadovaného efektu. Více informací o deformování objektů se nachází v <text:span text:style-name="LOEmphasis">kapitole 4 Changing Object Attributes příručky Draw Guide</text:span>.</text:p>
      <text:h text:style-name="P117" text:outline-level="2"><text:bookmark-start text:name="__RefHeading__9405_1454631700"/><text:bookmark text:name="Transparence dynamique"/><text:reference-mark-start text:name="Dynamic gradients"/><text:alphabetical-index-mark text:string-value="dynamické přechody"/>Dynamické <text:alphabetical-index-mark text:string-value="přechody"/>průhledné přechody<text:bookmark-end text:name="__RefHeading__9405_1454631700"/><text:reference-mark-end text:name="Dynamic gradients"/></text:h>
      <text:p text:style-name="P14"><text:alphabetical-index-mark text:string-value="průhlednost"/>Průhledné přechody mohou být nastaveny stejným způsobem jako přechody barev. Oba typy přechodů lze použít dohromady. V průhledném přechodu se v jeho směru mění míra průhlednosti barvy výplně objektu, a to od neprůhledné po průhlednou. V obyčejném přechodu se mění výplň z jedné barvy na jinou, ale míra průhlednosti zůstává stejná.</text:p>
      <text:p text:style-name="P14">K nastavení dynamické průhlednosti a barevných přechodů slouží nástroje <text:span text:style-name="LOMenuPath">Průhlednost</text:span> a <text:span text:style-name="LOMenuPath">Přechod</text:span> na nástrojové liště Režim. Více informací o vytváření průhledností a přechodů u objektu se nachází v <text:span text:style-name="LOEmphasis">kapitole 4 Changing Object Attributes příručky Draw Guide</text:span>.</text:p>
      <text:h text:style-name="P117" text:outline-level="2"><text:bookmark-start text:name="__RefHeading__9407_1454631700"/>Duplikování<text:bookmark-end text:name="__RefHeading__9407_1454631700"/></text:h>
      <text:p text:style-name="P14"><text:alphabetical-index-mark text:string-value="duplikování"/>Pomocí duplikování vytvoříme kopie objektu, duplikáty se zároveň změní, například se změní jejich barva nebo se otočí.</text:p>
      <text:list xml:id="list83311602224819" text:continue-list="list7954917895823841428" text:style-name="Numbering_20_1">
        <text:list-item text:start-value="1">
          <text:p text:style-name="P140">Click on an object or group of objects and go to <text:span text:style-name="LOMenuPath">Edit &gt; Duplicate</text:span> on the Menu bar or use the keyboard shortcut <text:span text:style-name="LOKeystroke">Shift+F3</text:span> to open the <text:span text:style-name="LOMenuPath">Duplicate</text:span> dialog (Figure <text:sequence-ref text:reference-format="value" text:ref-name="refFigure38">39</text:sequence-ref>).</text:p>
        </text:list-item>
      </text:list>
      <text:p text:style-name="Figure"><draw:frame draw:style-name="fr7" draw:name="Frame7" text:anchor-type="as-char" svg:width="3.9366in" draw:z-index="109"><draw:text-box fo:min-height="3.2283in"><text:p text:style-name="Caption"><draw:frame draw:style-name="fr18" draw:name="graphics14" text:anchor-type="as-char" svg:width="3.9366in" svg:height="2.9634in" draw:z-index="110"><draw:image xlink:href="Pictures/100002010000021A00000195BC07F7ECEDB8760D.png" xlink:type="simple" xlink:show="embed" xlink:actuate="onLoad"/></draw:frame></text:p><text:p text:style-name="Caption">Figure <text:sequence text:ref-name="refFigure38" text:name="Figure" text:formula="ooow:Figure+1" style:num-format="1">39</text:sequence>: Duplicate dialog</text:p></draw:text-box></draw:frame></text:p>
      <text:list xml:id="list83312554792696" text:continue-numbering="true" text:style-name="Numbering_20_1">
        <text:list-item>
          <text:p text:style-name="P140"><draw:frame draw:style-name="fr15" draw:name="Frame13" text:anchor-type="paragraph" svg:x="4.5902in" svg:y="0.05in" svg:width="2.0917in" draw:z-index="2"><draw:text-box fo:min-height="2.1862in"><text:p text:style-name="Caption"><draw:frame draw:style-name="fr18" draw:name="graphics39" text:anchor-type="as-char" svg:width="1.95in" svg:height="2in" draw:z-index="95"><draw:image xlink:href="Pictures/10000201000000C0000000CCA7FC907893AFC631.png" xlink:type="simple" xlink:show="embed" xlink:actuate="onLoad"/></draw:frame></text:p><text:p text:style-name="Caption">Figure <text:sequence text:ref-name="refFigure39" text:name="Figure" text:formula="ooow:Figure+1" style:num-format="1">40</text:sequence>: Duplication result</text:p></draw:text-box></draw:frame>Z dostupných možností vybereme požadované. For example, when the options in the dialog are applied to a rectangle, they produce the result shown in Figure <text:sequence-ref text:reference-format="value" text:ref-name="refFigure39">40</text:sequence-ref>.</text:p>
        </text:list-item>
      </text:list>
      <text:p text:style-name="P96"/>
      <text:h text:style-name="P117" text:outline-level="2"><text:bookmark-start text:name="__RefHeading__5339_1081412569"/><text:soft-page-break/>Přechod tvarů<text:bookmark-end text:name="__RefHeading__5339_1081412569"/></text:h>
      <text:p text:style-name="P53">Přechod tvarů převede jeden tvar objektu na jiný, funguje pouze tehdy, jsou-li vybrány dva objekty.</text:p>
      <text:list xml:id="list83312100998077" text:continue-list="list83312554792696" text:style-name="Numbering_20_1">
        <text:list-item text:start-value="1">
          <text:p text:style-name="P142">Vybereme dva objekty s odlišným tvarem.</text:p>
        </text:list-item>
        <text:list-item>
          <text:p text:style-name="Numbering_20_1">Go to <text:span text:style-name="LOMenuPath">Edit &gt; Cross-fading</text:span> on the Menu bar to open the <text:span text:style-name="LOMenuPath">Cross-fading</text:span> dialog (Figure <text:sequence-ref text:reference-format="value" text:ref-name="refFigure40">41</text:sequence-ref>).</text:p>
        </text:list-item>
        <text:list-item>
          <text:p text:style-name="P141">Vybereme <text:span text:style-name="LOMenuPath">Přírůstky</text:span>, které určují počet tvarů mezi dvěma vybranými objekty.</text:p>
        </text:list-item>
        <text:list-item>
          <text:p text:style-name="P141">Vybereme <text:span text:style-name="LOMenuPath">Atributy přechodu tvarů</text:span>, pokud chceme, aby se mezi oběma objekty postupně měnily vlastnosti čáry a výplně.</text:p>
        </text:list-item>
        <text:list-item>
          <text:p text:style-name="P141">Vybereme <text:span text:style-name="LOMenuPath">Stejný směr</text:span>, pokud chceme dosáhnout hladkého přechodu mezi oběma objekty.</text:p>
        </text:list-item>
        <text:list-item>
          <text:p text:style-name="Numbering_20_1">Klepneme na <text:span text:style-name="LOMenuPath">OK</text:span>, výsledkem je nová skupina objektů, v níž je první vybraný objekt na začátku a druhý vybraný objekt na konci. For example, when the options in the dialog are applied to a rectangle and a triangle, the cross fade produces the result shown in Figure <text:sequence-ref text:reference-format="value" text:ref-name="refFigure41">42</text:sequence-ref>.</text:p>
        </text:list-item>
      </text:list>
      <text:p text:style-name="P63"><draw:frame draw:style-name="fr4" draw:name="Frame15" text:anchor-type="as-char" draw:z-index="61"><draw:text-box fo:min-height="1.5634in" fo:min-width="2.3626in"><text:p text:style-name="P80"><draw:frame draw:style-name="fr18" draw:name="Image25" text:anchor-type="as-char" svg:width="2.3626in" svg:height="1.7374in" draw:z-index="62"><draw:image xlink:href="Pictures/1000000000000127000000D9BAD4D8AEDB941142.png" xlink:type="simple" xlink:show="embed" xlink:actuate="onLoad"/></draw:frame></text:p><text:p text:style-name="Caption">Figure <text:sequence text:ref-name="refFigure40" text:name="Figure" text:formula="ooow:Figure+1" style:num-format="1">41</text:sequence>: Cross-fading dialog</text:p></draw:text-box></draw:frame></text:p>
      <text:p text:style-name="P63"><text:span text:style-name="Character_5f_20_5f_style"><draw:frame draw:style-name="fr16" draw:name="Frame96" text:anchor-type="as-char" svg:width="3.9366in" draw:z-index="33"><draw:text-box fo:min-height="1.4799in"><text:p text:style-name="Caption"><draw:frame draw:style-name="fr18" draw:name="graphics47" text:anchor-type="as-char" svg:width="3.9366in" svg:height="1.289in" draw:z-index="34"><draw:image xlink:href="Pictures/100002010000011C0000005D6C22AEA0957E7211.png" xlink:type="simple" xlink:show="embed" xlink:actuate="onLoad"/></draw:frame></text:p><text:p text:style-name="Caption">Figure <text:sequence text:ref-name="refFigure41" text:name="Figure" text:formula="ooow:Figure+1" style:num-format="1">42</text:sequence>: Cross-fading result</text:p></draw:text-box></draw:frame></text:span></text:p>
      <text:h text:style-name="P166" text:outline-level="1"><text:bookmark-start text:name="__RefHeading___Toc10605_1210483707"/>Skládání více objektů<text:bookmark-end text:name="__RefHeading___Toc10605_1210483707"/></text:h>
      <text:p text:style-name="P14">Pomocí programu Draw můžeme seskupit nebo složit objekty dohromady, takže s více objekty pak zacházíme jako s jediným, nebo můžeme objekty spojit, tím vytvoříme nový tvar. Více informací se nachází v <text:span text:style-name="LOEmphasis">kapitole 5 Combining Multiple Objects příručky Draw Guide</text:span>.</text:p>
      <text:p text:style-name="P14">Seskupení objektů si lze představit jako vložení objektů do krabice. Objekty můžeme jako skupinu přesouvat a globálně můžeme měnit všechny objekty ve skupině. Vždy lze skupinu zrušit a s objekty, které ji tvořily, je možné opět zacházet odděleně. Objekty ve skupině si také zachovávají své vlastnosti.</text:p>
      <text:p text:style-name="P14">Složení objektů znamená jejich trvalé sloučení, při němž se vytvoří nový objekt. Původní objekty nejsou dále dostupné jako jednotlivé prvky a nemohou být jako jednotlivé objekty upravovány. Jakákoliv úprava složeného objektu ovlivní všechny objekty, které byly při složení použity.</text:p>
      <text:h text:style-name="P117" text:outline-level="2"><text:bookmark-start text:name="__RefHeading__9413_1454631700"/><text:soft-page-break/>Seskupení<text:bookmark-end text:name="__RefHeading__9413_1454631700"/></text:h>
      <text:h text:style-name="P156" text:outline-level="3"><text:bookmark-start text:name="__RefHeading__7995_617642355"/>Dočasné seskupení<text:bookmark-end text:name="__RefHeading__7995_617642355"/></text:h>
      <text:p text:style-name="P14">A <text:alphabetical-index-mark text:string-value="seskupování"/>temporary grouping is when several objects are selected using the Select icon on the Drawing toolbar or using the mouse to drag a rectangle around the objects (also known as a marquee). Jakékoliv změny vlastností objektů, které provedeme, se použijí na všechny objekty nacházející se v dočasné skupině. Můžeme například dočasnou skupinu jako celek otočit.</text:p>
      <text:p text:style-name="P14">Chceme-li dočasné seskupení objektů zrušit, jednoduše klepneme mimo úchyty výběru zobrazené kolem objektu.</text:p>
      <text:h text:style-name="P157" text:outline-level="3"><text:bookmark-start text:name="__RefHeading__7997_617642355"/>Trvalé seskupení<text:bookmark-end text:name="__RefHeading__7997_617642355"/></text:h>
      <text:p text:style-name="P14">A permanent grouping of objects can be created after you have selected your objects. Go to <text:span text:style-name="LOMenuPath">Modify &gt; Group</text:span> on the Menu bar, or right-click on the selection and select <text:span text:style-name="LOMenuPath">Group</text:span> from the context menu, or use the keyboard shortcut <text:span text:style-name="LOKeystroke">Ctrl+Shift+G</text:span>. I když zrušíme výběr, objekty zůstávají seskupeny dohromady.</text:p>
      <text:p text:style-name="P14">Pokud jsou objekty trvale seskupeny, jakákoliv operace použitá na jejich skupinu se provede u všech členů skupiny. Jestliže klepneme na některého člena skupiny, vybere se celá skupina.</text:p>
      <text:p text:style-name="P14">Jednotlivé členy skupiny můžeme upravovat, aniž bychom rušili skupinu. Select the group and go to <text:span text:style-name="LOMenuPath">Modify &gt; Enter Group</text:span>, or right-click and select <text:span text:style-name="LOMenuPath">Enter Group</text:span> from the context menu, or use the keyboard shortcut <text:span text:style-name="LOKeystroke">F3</text:span>, or double-click on the group.</text:p>
      <text:p text:style-name="P14">When you have finished editing an individual member of a group, go to <text:span text:style-name="LOMenuPath">Modify &gt; Exit Group</text:span>, or right-click and select <text:span text:style-name="LOMenuPath">Exit Group</text:span> from the context menu, or use the keyboard shortcut <text:span text:style-name="LOKeystroke">Shift+F3</text:span>.</text:p>
      <text:h text:style-name="P157" text:outline-level="3"><text:bookmark-start text:name="__RefHeading__9415_1454631700"/>Zrušení seskupení<text:bookmark-end text:name="__RefHeading__9415_1454631700"/></text:h>
      <text:p text:style-name="P14"><text:alphabetical-index-mark text:string-value="zrušení seskupení"/>To ungroup or break apart a group of objects, select the group then go to <text:span text:style-name="LOMenuPath">Modify &gt; Ungroup</text:span> on the Menu bar, or right-click and select <text:span text:style-name="LOMenuPath">Ungroup</text:span> from the context menu or use the keyboard shortcut C<text:span text:style-name="LOKeystroke">trl+Alt+Shift+G</text:span>.</text:p>
      <text:h text:style-name="P122" text:outline-level="2"><text:bookmark-start text:name="__RefHeading__9417_1454631700"/>Skládání objektů<text:bookmark-end text:name="__RefHeading__9417_1454631700"/></text:h>
      <text:p text:style-name="P14">Složení objektů znamená jejich trvalé sloučení, při němž se vytvoří nový objekt. Původní objekty nejsou dále dostupné jako jednotlivé prvky a nemohou být jako jednotlivé objekty upravovány. Jakákoliv úprava složeného objektu ovlivní všechny objekty, které byly při složení použity.</text:p>
      <text:p text:style-name="P14">Select several objects, then go to <text:span text:style-name="LOMenuPath">Modify &gt; Combine</text:span> on the Menu bar, or right-click on the objects and select <text:span text:style-name="LOMenuPath">Combine</text:span> from the context menu, or use the keyboard shortcut <text:span text:style-name="LOEmphasis">Ctrl+Shift+K</text:span>.</text:p>
      <text:p text:style-name="P14">Poté, co vybereme objekty, se zpřístupní funkce <text:span text:style-name="LOMenuPath">Sloučit</text:span>, <text:span text:style-name="LOMenuPath">Odečíst</text:span> a <text:span text:style-name="LOMenuPath">Průnik</text:span>, pomocí nichž můžeme vytvořit z vybraných objektů nový objekt. Více informací o těchto funkcích se nachází v <text:span text:style-name="LOEmphasis">kapitole 5 Combining Multiple Objects příručky Draw Guide</text:span>.</text:p>
      <text:h text:style-name="P170" text:outline-level="1"><text:bookmark-start text:name="__RefHeading__9419_1454631700"/><text:reference-mark-start text:name="Aids for positioning objects"/>Arranging, aligning, <text:alphabetical-index-mark text:string-value="uspořádání" text:key1="objekty"/><text:alphabetical-index-mark text:string-value="zarovnání" text:key1="objekty"/><text:alphabetical-index-mark text:string-value="rozmístění" text:key1="objekty"/>and distributing objects<text:bookmark-end text:name="__RefHeading__9419_1454631700"/><text:reference-mark-end text:name="Aids for positioning objects"/></text:h>
      <text:p text:style-name="P14">In Draw you can arrange, align, and distribute selected objects in relation to each other:</text:p>
      <text:list xml:id="list1754916955" text:style-name="List_20_1">
        <text:list-item>
          <text:p text:style-name="P135">Objekt uspořádáme tím, že jej v pořadí objektů buď přeneseme blíž, nebo odsuneme dál.</text:p>
        </text:list-item>
        <text:list-item>
          <text:p text:style-name="P135">Align objects with respect to each other using <text:span text:style-name="LOStrongEmphasis">Left</text:span>, <text:span text:style-name="LOStrongEmphasis">Centered</text:span>, or <text:span text:style-name="LOStrongEmphasis">Right</text:span> for horizontal alignment and <text:span text:style-name="LOStrongEmphasis">Top</text:span>, <text:span text:style-name="LOStrongEmphasis">Center</text:span>, or <text:span text:style-name="LOStrongEmphasis">Bottom</text:span> for vertical alignment.</text:p>
        </text:list-item>
        <text:list-item>
          <text:p text:style-name="P135">Objekty můžeme rozmístit tak, že rozestup mezi nimi bude stejný.</text:p>
        </text:list-item>
      </text:list>
      <text:p text:style-name="P14"><text:soft-page-break/>Více informací o uspořádání a zarovnání objektů vůči sobě se nachází v <text:span text:style-name="LOEmphasis">kapitole 5 Combining Multiple Objects příručky Draw Guide</text:span>.</text:p>
      <text:h text:style-name="P166" text:outline-level="1"><text:bookmark-start text:name="__RefHeading__19740_1454631700"/>Vkládání a úprava obrázků<text:bookmark-end text:name="__RefHeading__19740_1454631700"/></text:h>
      <text:p text:style-name="P14">Program Draw obsahuje mnoho funkcí na úpravu <text:alphabetical-index-mark text:string-value="rastrová grafika"/><text:alphabetical-index-mark text:string-value="rastry"/>rastrové grafiky (bitmap), jako například fotografií nebo naskenovaných obrázků. This includes the import and export of graphics, <text:alphabetical-index-mark text:string-value="převod"/>and <text:alphabetical-index-mark text:string-value="převod"/>conversion from one graphic format to another.</text:p>
      <text:p text:style-name="P14">Program Draw obsahuje širokou škálu filtrů obrázku, a umožňuje tak načíst a zobrazit několik formátů souboru s obrázkem. Zahrnuje také některé nástroje na práci s rastrovou grafikou, ovšem nedosahuje takové funkcionality, jakou mají specializované grafické programy jako Gimp nebo Adobe Photoshop. Více informací se nachází v <text:span text:style-name="LOEmphasis">kapitole 6 Editing Pictures příručky Draw Guide</text:span>.</text:p>
      <text:p text:style-name="P14">Obrázky můžeme přidávat z několika zdrojů:</text:p>
      <text:list xml:id="list1166782093" text:style-name="List_20_1">
        <text:list-item>
          <text:p text:style-name="P135">Přímo ze skeneru (<text:span text:style-name="LOMenuPath">Vložit &gt; Obrázek &gt; Skenovat</text:span>)</text:p>
        </text:list-item>
        <text:list-item>
          <text:p text:style-name="P135">Obrázky vytvořené jiným programem, a to včetně fotografií z digitálního fotoaparátu (<text:span text:style-name="LOMenuPath">Vložit &gt; Obrázek &gt; Ze souboru</text:span>)</text:p>
        </text:list-item>
        <text:list-item text:style-override="OOoBullets_20_1">
          <text:p text:style-name="P136">Galerie programu Draw; více informací se nachází v této příručce v <text:span text:style-name="LOEmphasis">kapitole 11 Obrázky, galerie a písmomalba</text:span>.</text:p>
        </text:list-item>
      </text:list>
      <text:h text:style-name="P166" text:outline-level="1"><text:bookmark-start text:name="__RefHeading__9423_1454631700"/>Práce <text:alphabetical-index-mark text:string-value="3D objekty"/><text:alphabetical-index-mark text:string-value="3D objekty" text:key1="kresby"/>s 3D objekty<text:bookmark-end text:name="__RefHeading__9423_1454631700"/></text:h>
      <text:p text:style-name="P14">Přestože program Draw neobsahuje tolik funkcí jako špičkové programy na úpravu obrázků, je v něm možné vytvářet a upravovat velmi dobré 3D kresby.</text:p>
      <text:p text:style-name="P14">Program Draw nabízí dva druhy 3D objektů: <text:span text:style-name="LOEmphasis">3D tělesa</text:span> a <text:span text:style-name="LOEmphasis">3D tvary</text:span>. Podle toho, jaký druh zvolíme, můžeme využít různé způsoby úprav 3D objektu (otočení, osvětlení, perspektiva atd.), přičemž 3D tvary lze vytvořit a upravit jednodušeji než 3D tělesa. Na druhou stranu 3D tělesa je možné v současnosti lépe přizpůsobit.</text:p>
      <text:p text:style-name="P14">Více informací se nachází v <text:span text:style-name="LOEmphasis">kapitole 7 Working with 3D Objects příručky Draw Guide</text:span>.</text:p>
      <text:h text:style-name="P166" text:outline-level="1"><text:bookmark-start text:name="__RefHeading__9427_1454631700"/>Exportování obrázků<text:bookmark-end text:name="__RefHeading__9427_1454631700"/></text:h>
      <text:p text:style-name="P14">Program Draw ukládá obrázky v otevřeném formátu *.odg. Chceme-li uložit obrázek nebo celý soubor v jiném formátu, použijeme <text:span text:style-name="LOMenuPath">Soubor &gt; Exportovat</text:span> a vybereme formát ze zobrazeného seznamu. Seznam formátů obrázků, které mohou být z programu Draw exportovány, je uveden v této příručce v<text:span text:style-name="LOEmphasis">dodatku B Open Source, Open Standards, OpenDocument</text:span>.</text:p>
      <text:p text:style-name="P14">Soubory programu Draw můžeme exportovat také do formátu HTML, XHTML, PDF nebo Flash. Export do PDF ze součástí balíku LibreOffice je popsán v této příručce v <text:span text:style-name="LOEmphasis">kapitole 10 Tisk, exportování a odesílání e-mailů</text:span>.</text:p>
      <text:p text:style-name="P14">Export do HTML využívá <text:alphabetical-index-mark text:string-value="export do HTML" text:key1="kresba"/>průvodce pro převod, který vytvoří tolik webových stránek, kolik stránek se nachází v dokumentu programu <text:alphabetical-index-mark-start text:id="IMark140335843604320"/>Draw<text:alphabetical-index-mark-end text:id="IMark140335843604320"/>. Volitelně můžeme zvolit, aby se stránky zobrazovaly v rámcích s navigací, a nastavit úvodní stránku. Více informací se nachází v této příručce v <text:span text:style-name="LOEmphasis">kapitole 12 Vytváříme webové stránky</text:span>.</text:p>
      <text:h text:style-name="P166" text:outline-level="1"><text:bookmark-start text:name="__RefHeading__9429_1454631700"/>Vkládání komentářů ke kresbám<text:bookmark-end text:name="__RefHeading__9429_1454631700"/></text:h>
      <text:p text:style-name="P14">You can insert comments into your drawing in a similar process to the one used in Writer and Calc.</text:p>
      <text:list xml:id="list3379395537392084996" text:style-name="Numbering_20_1">
        <text:list-item>
          <text:p text:style-name="Numbering_20_1">Zvolíme <text:span text:style-name="LOMenuPath">Vložit &gt; Komentář</text:span> v hlavní nabídce. A small box containing your initials appears in the upper left-hand corner of your drawing with a larger text box beside it (Figure <text:sequence-ref text:reference-format="value" text:ref-name="refFigure42">43</text:sequence-ref>). Do dolní části textového pole program Draw automaticky vloží jméno autora a datum.</text:p>
        </text:list-item>
        <text:list-item>
          <text:p text:style-name="Numbering_20_1"><text:soft-page-break/>Do textového pole napíšeme nebo vložíme komentář. Na části textu můžeme použít základní formátování tak, že část vybereme, klepneme na ni pravým tlačítkem a zvolíme možnost v místní nabídce. Z této nabídky také můžeme smazat aktuální komentář, všechny komentáře od téhož autora nebo všechny komentáře v dokumentu.</text:p>
        </text:list-item>
        <text:list-item>
          <text:p text:style-name="Numbering_20_1">Obdélníček označující komentář můžeme přesunout na jakékoliv místo kresby. Obvykle se bude jednat o místo poblíž objektu, kterého se komentář týká.</text:p>
        </text:list-item>
        <text:list-item>
          <text:p text:style-name="Numbering_20_1">To show or hide the comment markers, go to <text:span text:style-name="LOMenuPath">View &gt; Comments</text:span> on the Menu bar.</text:p>
        </text:list-item>
      </text:list>
      <text:p text:style-name="P63"><draw:frame draw:style-name="fr8" draw:name="Frame44" text:anchor-type="as-char" svg:width="3.1492in" draw:z-index="0"><draw:text-box fo:min-height="0.1965in"><text:p text:style-name="Caption"><draw:frame draw:style-name="fr18" draw:name="graphics20" text:anchor-type="as-char" svg:width="3.1492in" svg:height="2.0992in" draw:z-index="1"><draw:image xlink:href="Pictures/10000201000001B900000126BA397E329C5915F5.png" xlink:type="simple" xlink:show="embed" xlink:actuate="onLoad"/></draw:frame></text:p><text:p text:style-name="Caption">Figure <text:sequence text:ref-name="refFigure42" text:name="Figure" text:formula="ooow:Figure+1" style:num-format="1">43</text:sequence>: Inserting comments</text:p></draw:text-box></draw:frame></text:p>
      <text:p text:style-name="Text_20_body">You can go to <text:span text:style-name="LOMenuPath">Tools &gt; Options &gt; User Data</text:span> to enter the name you want to appear in the Author field of the comment.</text:p>
      <text:p text:style-name="Text_20_body"><text:bookmark-start text:name="__RefHeading__5648_15665686441"/>Pokud dokument upravuje více osob, autoři budou automaticky odlišeni barvou pozadí.<text:bookmark-end text:name="__RefHeading__5648_1566568644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Liberation Mono" svg:font-family="'Liberation Mono'" style:font-family-generic="modern" style:font-pitch="fixed"/>
    <style:font-face style:name="Monaco" svg:font-family="Monaco" style:font-adornments="Regular" style:font-family-generic="modern" style:font-pitch="fixed"/>
    <style:font-face style:name="Liberation Mono1"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99in" fo:margin-right="0.0799in" fo:margin-top="0.0299in" fo:margin-bottom="0.0299in" loext:contextual-spacing="false" fo:orphans="2" fo:widows="2" fo:text-indent="0in"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Standard" style:next-style-name="Text_20_Note" style:list-style-name="Heading_20_Note" style:master-page-name="">
      <loext:graphic-properties draw:fill="none" draw:fill-color="#729fcf"/>
      <style:paragraph-properties fo:margin-top="0.05in" fo:margin-bottom="0.05in" loext:contextual-spacing="false" style:page-number="auto" fo:background-color="transparent" fo:keep-with-next="always"/>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none" draw:fill-color="#729fcf"/>
      <style:paragraph-properties fo:margin-top="0.05in" fo:margin-bottom="0.05in" loext:contextual-spacing="false" style:page-number="auto" fo:background-color="transparent" fo:keep-with-next="always"/>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none" draw:fill-color="#729fcf"/>
      <style:paragraph-properties fo:margin-top="0.05in" fo:margin-bottom="0.05in" loext:contextual-spacing="false" style:page-number="auto" fo:background-color="transparent" fo:keep-with-next="always"/>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master-page-name="">
      <style:paragraph-properties fo:margin-top="0.0799in" fo:margin-bottom="0.0799in" loext:contextual-spacing="false" fo:text-align="center" style:justify-single-word="false" style:page-number="auto"/>
      <style:text-properties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in" fo:margin-bottom="0in"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text-indent="-0.252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text-properties fo:background-color="transparent"/>
    </style:style>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LOComputerCode" style:family="text">
      <style:text-properties style:font-name="Liberation Mono1" fo:font-family="'Liberation Mono'" style:font-style-name="Regular" style:font-family-generic="modern" style:font-pitch="variable" fo:font-size="11pt" fo:language="zxx" fo:country="none" fo:font-weight="normal" fo:background-color="transparent"/>
    </style:style>
    <style:style style:name="Character_5f_20_5f_style" style:display-name="Character_20_style" style:family="text"/>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729fc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draw:fill="none" draw:fill-color="#729fcf">
        <style:columns fo:column-count="1" fo:column-gap="0in"/>
      </style:graphic-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Heading_20_Note" style:display-name="Heading Note">
      <text:list-level-style-image text:level="1"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2"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2"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3"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4"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5"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6"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7"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8"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9"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10"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000000000AA0000009D74DA91DF838D86BC.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2" xlink:href="Pictures/10000000000000AA0000009D74DA91DF838D86BC.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3" xlink:href="Pictures/10000000000000AA0000009D74DA91DF838D86BC.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4" xlink:href="Pictures/10000000000000AA0000009D74DA91DF838D86BC.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5" xlink:href="Pictures/10000000000000AA0000009D74DA91DF838D86BC.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6" xlink:href="Pictures/10000000000000AA0000009D74DA91DF838D86BC.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7" xlink:href="Pictures/10000000000000AA0000009D74DA91DF838D86BC.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8" xlink:href="Pictures/10000000000000AA0000009D74DA91DF838D86BC.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9" xlink:href="Pictures/10000000000000AA0000009D74DA91DF838D86BC.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10" xlink:href="Pictures/10000000000000AA0000009D74DA91DF838D86BC.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07aace0"/>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fo:border-top="0.06pt solid #000000" fo:border-bottom="none" fo:border-left="none" fo:border-right="none" fo:padding="0.0193in" style:shadow="none" style:dynamic-spacing="false"/>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style:writing-mode="lr-tb"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style:dynamic-spacing="false"/>
      </style:footer-style>
    </style:page-layout>
  </office:automatic-styles>
  <office:master-styles>
    <style:master-page style:name="Standard" style:page-layout-name="Mpm1">
      <style:footer>
        <text:p text:style-name="Footer"><text:tab/><text:chapter text:display="name" text:outline-level="1">Drawing basic shapes</text:chapter> <text:span text:style-name="MT1">| </text:span><text:page-number text:select-page="current">15</text:page-number></text:p>
      </style:footer>
      <style:footer-left>
        <text:p text:style-name="Footer"><text:page-number text:select-page="current">16</text:page-number> <text:span text:style-name="MT2">| </text:span><text:span text:style-name="MT2"><text:title>Chapter 7  Getting Started with Draw</text:title></text:span></text:p>
      </style:footer-left>
    </style:master-page>
    <style:master-page style:name="First_20_Page" style:display-name="First Page" style:page-layout-name="Mpm2" style:next-style-name="Standard"/>
    <style:master-page style:name="LOFrontMatter" style:page-layout-name="Mpm3">
      <style:footer>
        <text:p text:style-name="MP1"><text:title>Chapter 7  Getting Started with Draw</text:title> <text:span text:style-name="MT3">| </text:span><text:page-number text:select-page="current">5</text:page-number></text:p>
      </style:footer>
      <style:footer-first>
        <text:p text:style-name="MP2"><text:span text:style-name="MT4">Dokumentace pro balík LibreOffice je dostupná na </text:span><text:a xlink:type="simple" xlink:href="http://www.libreoffice.org/get-help/documentation" text:style-name="Internet_20_link" text:visited-style-name="Visited_20_Internet_20_Link"><text:span text:style-name="Internet_20_link"><text:span text:style-name="MT5">http://cs.libreoffice.org/get-help/documentation</text:span></text:span></text:a></text:p>
      </style:footer-first>
      <style:footer-left>
        <text:p text:style-name="MP3"><text:span text:style-name="MT3"><text:page-number text:select-page="current">6</text:page-number></text:span><text:span text:style-name="MT3">| </text:span><text:title>Chapter 7  Getting Started with Draw</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14T06:23:29.907224000</meta:creation-date>
    <meta:editing-duration>PT15H16M59S</meta:editing-duration>
    <meta:editing-cycles>92</meta:editing-cycles>
    <meta:generator>LibreOffice/5.1.1.3$Linux_X86_64 LibreOffice_project/89f508ef3ecebd2cfb8e1def0f0ba9a803b88a6d</meta:generator>
    <dc:title>Kapitola 7 Začínáme s programem Draw</dc:title>
    <meta:initial-creator>Jean Weber</meta:initial-creator>
    <dc:date>2016-07-27T08:33:10.760075514</dc:date>
    <dc:creator>Milos Sramek</dc:creator>
    <meta:document-statistic meta:table-count="4" meta:image-count="67" meta:object-count="0" meta:page-count="36" meta:paragraph-count="606" meta:word-count="9911" meta:character-count="56445" meta:non-whitespace-character-count="47065"/>
    <meta:template xlink:type="simple" xlink:actuate="onRequest" xlink:title="LO 5.0 Chapter Template" xlink:href="../../../../../../../../Library/Application%20Support/LibreOffice/4/user/template/LO%205.0%20Chapter%20Template.ott" meta:date="2016-01-14T06:23:27.871151000"/>
  </office:meta>
</office:document-meta>
</file>